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JetBrains Mono1" svg:font-family="'JetBrains Mono'" style:font-family-generic="swiss" style:font-pitch="variable"/>
    <style:font-face style:name="JetBrains Mono2" svg:font-family="'JetBrains Mono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 style:master-page-name="">
      <loext:graphic-properties draw:fill="none"/>
      <style:paragraph-properties fo:margin-left="0cm" fo:margin-right="-1.3cm" fo:text-align="end" style:justify-single-word="false" fo:text-indent="0cm" style:auto-text-indent="false" style:page-number="auto" fo:background-color="transparent" text:number-lines="false" text:line-number="0" style:vertical-align="top">
        <style:tab-stops>
          <style:tab-stop style:position="8.5cm" style:type="center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Heading_20_3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Heading_20_3">
      <style:text-properties fo:language="zxx" fo:country="none" officeooo:paragraph-rsid="0099747c" style:language-asian="zxx" style:country-asian="none" style:language-complex="zxx" style:country-complex="none"/>
    </style:style>
    <style:style style:name="P4" style:family="paragraph" style:parent-style-name="Heading_20_3">
      <style:text-properties fo:language="zxx" fo:country="none" officeooo:paragraph-rsid="00980a16" style:language-asian="zxx" style:country-asian="none" style:language-complex="zxx" style:country-complex="none"/>
    </style:style>
    <style:style style:name="P5" style:family="paragraph" style:parent-style-name="Heading_20_3">
      <style:paragraph-properties fo:break-before="pag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Heading_20_3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Heading_20_3" style:master-page-name="">
      <style:paragraph-properties style:page-number="auto" fo:keep-with-next="always"/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 style:list-style-name="L2">
      <style:text-properties style:use-window-font-color="true" loext:opacity="0%" style:text-line-through-style="none" style:text-line-through-type="none" style:font-name="Arial1" fo:font-size="10.5pt" fo:language="zxx" fo:country="none" fo:font-style="normal" fo:font-weight="normal" officeooo:rsid="00966be0" officeooo:paragraph-rsid="00980a16" style:font-size-asian="10.5pt" style:language-asian="zxx" style:country-asian="none" style:font-style-asian="normal" style:font-weight-asian="normal" style:font-size-complex="10.5pt" style:language-complex="zxx" style:country-complex="none" style:font-weight-complex="normal"/>
    </style:style>
    <style:style style:name="P9" style:family="paragraph" style:parent-style-name="Standard" style:list-style-name="L2">
      <style:text-properties fo:color="#729fcf" loext:opacity="100%" style:text-line-through-style="none" style:text-line-through-type="none" style:font-name="Arial" fo:font-size="12pt" fo:language="zxx" fo:country="none" fo:font-style="normal" fo:font-weight="normal" officeooo:rsid="00909e04" officeooo:paragraph-rsid="00980a16" style:font-size-asian="12pt" style:language-asian="zxx" style:country-asian="none" style:font-style-asian="normal" style:font-weight-asian="normal" style:font-name-complex="Lucida Sans" style:font-size-complex="12pt" style:language-complex="zxx" style:country-complex="none" style:font-weight-complex="normal"/>
    </style:style>
    <style:style style:name="P10" style:family="paragraph" style:parent-style-name="Standard" style:list-style-name="L7"/>
    <style:style style:name="P1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Standard" style:list-style-name="L2">
      <style:text-properties fo:language="zxx" fo:country="none" officeooo:paragraph-rsid="00980a16" style:language-asian="zxx" style:country-asian="none" style:language-complex="zxx" style:country-complex="none"/>
    </style:style>
    <style:style style:name="P13" style:family="paragraph" style:parent-style-name="Standard" style:list-style-name="L5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text-align="start" style:justify-single-word="false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style="normal" fo:font-weight="normal" officeooo:paragraph-rsid="001c1706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15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style="normal" fo:font-weight="normal" officeooo:paragraph-rsid="0020c785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16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style="normal" fo:font-weight="normal" officeooo:paragraph-rsid="001d6559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17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style="normal" fo:font-weight="normal" officeooo:paragraph-rsid="001f18a9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18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style="normal" fo:font-weight="normal" officeooo:paragraph-rsid="0034cc5e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19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style="normal" fo:font-weight="normal" officeooo:rsid="00497a72" officeooo:paragraph-rsid="00497a72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0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style="normal" fo:font-weight="normal" officeooo:rsid="0088314f" officeooo:paragraph-rsid="0088314f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1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style="normal" fo:font-weight="normal" officeooo:rsid="00229168" officeooo:paragraph-rsid="00229168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2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style="normal" fo:font-weight="normal" officeooo:rsid="00230d13" officeooo:paragraph-rsid="00230d13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3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style="normal" fo:font-weight="normal" officeooo:rsid="0028b753" officeooo:paragraph-rsid="0028b753" style:font-size-asian="12pt" style:language-asian="zxx" style:country-asian="none" style:font-style-asian="normal" style:font-weight-asian="normal" style:font-size-complex="12pt" style:language-complex="zxx" style:country-complex="none" style:font-weight-complex="normal"/>
    </style:style>
    <style:style style:name="P24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style="normal" fo:font-weight="normal" officeooo:rsid="0058fa24" officeooo:paragraph-rsid="009d5122" style:font-size-asian="12pt" style:language-asian="zxx" style:country-asian="none" style:font-style-asian="normal" style:font-weight-asian="normal" style:font-size-complex="12pt" style:language-complex="zxx" style:country-complex="none" style:font-weight-complex="normal"/>
    </style:style>
    <style:style style:name="P25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style="normal" fo:font-weight="normal" officeooo:rsid="0058fa24" officeooo:paragraph-rsid="0058fa24" style:font-size-asian="12pt" style:language-asian="zxx" style:country-asian="none" style:font-style-asian="normal" style:font-weight-asian="normal" style:font-size-complex="12pt" style:language-complex="zxx" style:country-complex="none" style:font-weight-complex="normal"/>
    </style:style>
    <style:style style:name="P26" style:family="paragraph" style:parent-style-name="Standard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style="normal" fo:font-weight="normal" officeooo:rsid="008eca40" officeooo:paragraph-rsid="00909e04" style:font-size-asian="12pt" style:language-asian="zxx" style:country-asian="none" style:font-style-asian="normal" style:font-weight-asian="normal" style:font-size-complex="12pt" style:language-complex="zxx" style:country-complex="none" style:font-weight-complex="normal"/>
    </style:style>
    <style:style style:name="P27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style="normal" fo:font-weight="normal" officeooo:rsid="00274a5d" officeooo:paragraph-rsid="003054f2" style:font-size-asian="12pt" style:language-asian="zxx" style:country-asian="none" style:font-style-asian="normal" style:font-weight-asian="normal" style:font-size-complex="12pt" style:language-complex="zxx" style:country-complex="none" style:font-style-complex="italic" style:font-weight-complex="normal"/>
    </style:style>
    <style:style style:name="P28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officeooo:paragraph-rsid="001c1706" style:font-size-asian="12pt" style:language-asian="zxx" style:country-asian="none" style:font-size-complex="12pt" style:language-complex="zxx" style:country-complex="none"/>
    </style:style>
    <style:style style:name="P29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officeooo:paragraph-rsid="0020c785" style:font-size-asian="12pt" style:language-asian="zxx" style:country-asian="none" style:font-size-complex="12pt" style:language-complex="zxx" style:country-complex="none"/>
    </style:style>
    <style:style style:name="P30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officeooo:paragraph-rsid="00229168" style:font-size-asian="12pt" style:language-asian="zxx" style:country-asian="none" style:font-size-complex="12pt" style:language-complex="zxx" style:country-complex="none"/>
    </style:style>
    <style:style style:name="P31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officeooo:paragraph-rsid="001d6559" style:font-size-asian="12pt" style:language-asian="zxx" style:country-asian="none" style:font-size-complex="12pt" style:language-complex="zxx" style:country-complex="none"/>
    </style:style>
    <style:style style:name="P32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officeooo:paragraph-rsid="004cbc1a" style:font-size-asian="12pt" style:language-asian="zxx" style:country-asian="none" style:font-size-complex="12pt" style:language-complex="zxx" style:country-complex="none"/>
    </style:style>
    <style:style style:name="P33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officeooo:paragraph-rsid="001f18a9" style:font-size-asian="12pt" style:language-asian="zxx" style:country-asian="none" style:font-size-complex="12pt" style:language-complex="zxx" style:country-complex="none"/>
    </style:style>
    <style:style style:name="P34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officeooo:paragraph-rsid="0025fd58" style:font-size-asian="12pt" style:language-asian="zxx" style:country-asian="none" style:font-size-complex="12pt" style:language-complex="zxx" style:country-complex="none"/>
    </style:style>
    <style:style style:name="P35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officeooo:paragraph-rsid="002f7969" style:font-size-asian="12pt" style:language-asian="zxx" style:country-asian="none" style:font-size-complex="12pt" style:language-complex="zxx" style:country-complex="none"/>
    </style:style>
    <style:style style:name="P36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officeooo:paragraph-rsid="002ab122" style:font-size-asian="12pt" style:language-asian="zxx" style:country-asian="none" style:font-size-complex="12pt" style:language-complex="zxx" style:country-complex="none"/>
    </style:style>
    <style:style style:name="P37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officeooo:paragraph-rsid="003054f2" style:font-size-asian="12pt" style:language-asian="zxx" style:country-asian="none" style:font-size-complex="12pt" style:language-complex="zxx" style:country-complex="none"/>
    </style:style>
    <style:style style:name="P38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officeooo:paragraph-rsid="0033521f" style:font-size-asian="12pt" style:language-asian="zxx" style:country-asian="none" style:font-size-complex="12pt" style:language-complex="zxx" style:country-complex="none"/>
    </style:style>
    <style:style style:name="P39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officeooo:paragraph-rsid="0039a715" style:font-size-asian="12pt" style:language-asian="zxx" style:country-asian="none" style:font-size-complex="12pt" style:language-complex="zxx" style:country-complex="none"/>
    </style:style>
    <style:style style:name="P40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officeooo:paragraph-rsid="0033e881" style:font-size-asian="12pt" style:language-asian="zxx" style:country-asian="none" style:font-size-complex="12pt" style:language-complex="zxx" style:country-complex="none"/>
    </style:style>
    <style:style style:name="P41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officeooo:paragraph-rsid="0036b240" style:font-size-asian="12pt" style:language-asian="zxx" style:country-asian="none" style:font-size-complex="12pt" style:language-complex="zxx" style:country-complex="none"/>
    </style:style>
    <style:style style:name="P42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officeooo:paragraph-rsid="00371794" style:font-size-asian="12pt" style:language-asian="zxx" style:country-asian="none" style:font-size-complex="12pt" style:language-complex="zxx" style:country-complex="none"/>
    </style:style>
    <style:style style:name="P43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officeooo:paragraph-rsid="003d2e47" style:font-size-asian="12pt" style:language-asian="zxx" style:country-asian="none" style:font-size-complex="12pt" style:language-complex="zxx" style:country-complex="none"/>
    </style:style>
    <style:style style:name="P44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officeooo:paragraph-rsid="003efe7b" style:font-size-asian="12pt" style:language-asian="zxx" style:country-asian="none" style:font-size-complex="12pt" style:language-complex="zxx" style:country-complex="none"/>
    </style:style>
    <style:style style:name="P45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officeooo:rsid="0033521f" officeooo:paragraph-rsid="0033521f" style:font-size-asian="12pt" style:language-asian="zxx" style:country-asian="none" style:font-size-complex="12pt" style:language-complex="zxx" style:country-complex="none"/>
    </style:style>
    <style:style style:name="P46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officeooo:rsid="0033521f" officeooo:paragraph-rsid="0033e881" style:font-size-asian="12pt" style:language-asian="zxx" style:country-asian="none" style:font-size-complex="12pt" style:language-complex="zxx" style:country-complex="none"/>
    </style:style>
    <style:style style:name="P47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officeooo:rsid="0034cc5e" officeooo:paragraph-rsid="0034cc5e" style:font-size-asian="12pt" style:language-asian="zxx" style:country-asian="none" style:font-size-complex="12pt" style:language-complex="zxx" style:country-complex="none"/>
    </style:style>
    <style:style style:name="P48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officeooo:rsid="003b7e2e" officeooo:paragraph-rsid="003b7e2e" style:font-size-asian="12pt" style:language-asian="zxx" style:country-asian="none" style:font-size-complex="12pt" style:language-complex="zxx" style:country-complex="none"/>
    </style:style>
    <style:style style:name="P49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officeooo:rsid="003efe7b" officeooo:paragraph-rsid="003efe7b" style:font-size-asian="12pt" style:language-asian="zxx" style:country-asian="none" style:font-size-complex="12pt" style:language-complex="zxx" style:country-complex="none"/>
    </style:style>
    <style:style style:name="P50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officeooo:rsid="00419c6e" officeooo:paragraph-rsid="004220cf" style:font-size-asian="12pt" style:language-asian="zxx" style:country-asian="none" style:font-size-complex="12pt" style:language-complex="zxx" style:country-complex="none"/>
    </style:style>
    <style:style style:name="P51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officeooo:rsid="00419c6e" officeooo:paragraph-rsid="004b0627" style:font-size-asian="12pt" style:language-asian="zxx" style:country-asian="none" style:font-size-complex="12pt" style:language-complex="zxx" style:country-complex="none"/>
    </style:style>
    <style:style style:name="P52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officeooo:rsid="004220cf" officeooo:paragraph-rsid="0046c073" style:font-size-asian="12pt" style:language-asian="zxx" style:country-asian="none" style:font-size-complex="12pt" style:language-complex="zxx" style:country-complex="none"/>
    </style:style>
    <style:style style:name="P53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officeooo:rsid="005faeb0" officeooo:paragraph-rsid="00602326" style:font-size-asian="12pt" style:language-asian="zxx" style:country-asian="none" style:font-size-complex="12pt" style:language-complex="zxx" style:country-complex="none"/>
    </style:style>
    <style:style style:name="P54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officeooo:rsid="00449897" officeooo:paragraph-rsid="00449897" style:font-size-asian="12pt" style:language-asian="zxx" style:country-asian="none" style:font-size-complex="12pt" style:language-complex="zxx" style:country-complex="none"/>
    </style:style>
    <style:style style:name="P55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officeooo:rsid="0045169e" officeooo:paragraph-rsid="0045169e" style:font-size-asian="12pt" style:language-asian="zxx" style:country-asian="none" style:font-size-complex="12pt" style:language-complex="zxx" style:country-complex="none"/>
    </style:style>
    <style:style style:name="P56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officeooo:rsid="0046c073" officeooo:paragraph-rsid="0046c073" style:font-size-asian="12pt" style:language-asian="zxx" style:country-asian="none" style:font-size-complex="12pt" style:language-complex="zxx" style:country-complex="none"/>
    </style:style>
    <style:style style:name="P57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officeooo:rsid="00497a72" officeooo:paragraph-rsid="00497a72" style:font-size-asian="12pt" style:language-asian="zxx" style:country-asian="none" style:font-size-complex="12pt" style:language-complex="zxx" style:country-complex="none"/>
    </style:style>
    <style:style style:name="P58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officeooo:rsid="004b0627" officeooo:paragraph-rsid="004b0627" style:font-size-asian="12pt" style:language-asian="zxx" style:country-asian="none" style:font-size-complex="12pt" style:language-complex="zxx" style:country-complex="none"/>
    </style:style>
    <style:style style:name="P59" style:family="paragraph" style:parent-style-name="Standard" style:list-style-name="L7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officeooo:rsid="00aa3351" officeooo:paragraph-rsid="00d16a68" style:font-size-asian="12pt" style:language-asian="zxx" style:country-asian="none" style:font-name-complex="Lucida Sans" style:font-size-complex="12pt" style:language-complex="zxx" style:country-complex="none"/>
    </style:style>
    <style:style style:name="P60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style="italic" fo:font-weight="normal" officeooo:paragraph-rsid="0020c785" style:font-size-asian="12pt" style:language-asian="zxx" style:country-asian="none" style:font-style-asian="italic" style:font-weight-asian="normal" style:font-size-complex="12pt" style:language-complex="zxx" style:country-complex="none" style:font-style-complex="italic"/>
    </style:style>
    <style:style style:name="P61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25fd58" officeooo:paragraph-rsid="0025fd5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2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371794" officeooo:paragraph-rsid="003d2e4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3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3fe626" officeooo:paragraph-rsid="003efe7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4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46c073" officeooo:paragraph-rsid="0048b7a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5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48b7a9" officeooo:paragraph-rsid="0048b7a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6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4b0627" officeooo:paragraph-rsid="004b062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7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4b6d1f" officeooo:paragraph-rsid="004b6d1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8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4dcea3" officeooo:paragraph-rsid="004dcea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9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4dcea3" officeooo:paragraph-rsid="005528d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0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4e3d3f" officeooo:paragraph-rsid="004e3d3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1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520ae0" officeooo:paragraph-rsid="00520ae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2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52f169" officeooo:paragraph-rsid="0052f16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3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5055e2" officeooo:paragraph-rsid="005367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4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5367a5" officeooo:paragraph-rsid="005367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5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7a94eb" officeooo:paragraph-rsid="007a94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6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5b3b86" officeooo:paragraph-rsid="005c557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7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5b3b86" officeooo:paragraph-rsid="005b3b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8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54f905" officeooo:paragraph-rsid="0054f90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9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5528db" officeooo:paragraph-rsid="005528d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0" style:family="paragraph" style:parent-style-name="Standard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5528db" officeooo:paragraph-rsid="005a636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1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58fa24" officeooo:paragraph-rsid="005abe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2" style:family="paragraph" style:parent-style-name="Standard" style:list-style-name="L3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61d518" officeooo:paragraph-rsid="0061d51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3" style:family="paragraph" style:parent-style-name="Standard" style:list-style-name="L4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61d518" officeooo:paragraph-rsid="006c099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4" style:family="paragraph" style:parent-style-name="Standard" style:list-style-name="L3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64ef0a" officeooo:paragraph-rsid="00751f0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5" style:family="paragraph" style:parent-style-name="Standard" style:list-style-name="L3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64ef0a" officeooo:paragraph-rsid="0064ef0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6" style:family="paragraph" style:parent-style-name="Standard" style:list-style-name="L3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64abaa" officeooo:paragraph-rsid="00751f0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7" style:family="paragraph" style:parent-style-name="Standard" style:list-style-name="L3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64abaa" officeooo:paragraph-rsid="0064ab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8" style:family="paragraph" style:parent-style-name="Standard" style:list-style-name="L3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652fd2" officeooo:paragraph-rsid="006731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9" style:family="paragraph" style:parent-style-name="Standard" style:list-style-name="L3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652fd2" officeooo:paragraph-rsid="0069d2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0" style:family="paragraph" style:parent-style-name="Standard" style:list-style-name="L4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6c099e" officeooo:paragraph-rsid="006c099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1" style:family="paragraph" style:parent-style-name="Standard" style:list-style-name="L5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8cd74c" officeooo:paragraph-rsid="008cd74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2" style:family="paragraph" style:parent-style-name="Standard" style:list-style-name="L5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909e04" officeooo:paragraph-rsid="00909e0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3" style:family="paragraph" style:parent-style-name="Standard" style:list-style-name="L5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909e04" officeooo:paragraph-rsid="0092ab0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4" style:family="paragraph" style:parent-style-name="Standard" style:list-style-name="L5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909e04" officeooo:paragraph-rsid="0092eeb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5" style:family="paragraph" style:parent-style-name="Standard" style:list-style-name="L7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909e04" officeooo:paragraph-rsid="00a084e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6" style:family="paragraph" style:parent-style-name="Standard" style:list-style-name="L13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d3ba98" officeooo:paragraph-rsid="00d4c09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7" style:family="paragraph" style:parent-style-name="Standard" style:list-style-name="L2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d58f74" officeooo:paragraph-rsid="00d58f7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8" style:family="paragraph" style:parent-style-name="Standard" style:list-style-name="L23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d58f74" officeooo:paragraph-rsid="00e1d18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9" style:family="paragraph" style:parent-style-name="Standard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d58f74" officeooo:paragraph-rsid="00e1d18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0" style:family="paragraph" style:parent-style-name="Standard" style:list-style-name="L2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d9734c" officeooo:paragraph-rsid="00d9734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1" style:family="paragraph" style:parent-style-name="Standard" style:list-style-name="L2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d98fda" officeooo:paragraph-rsid="00d98fd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2" style:family="paragraph" style:parent-style-name="Standard" style:list-style-name="L2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d98fda" officeooo:paragraph-rsid="00e10fb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3" style:family="paragraph" style:parent-style-name="Standard" style:list-style-name="L23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d98fda" officeooo:paragraph-rsid="00e3eb1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4" style:family="paragraph" style:parent-style-name="Standard" style:list-style-name="L2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db42d4" officeooo:paragraph-rsid="00db4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5" style:family="paragraph" style:parent-style-name="Standard" style:list-style-name="L2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deebe8" officeooo:paragraph-rsid="00deebe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6" style:family="paragraph" style:parent-style-name="Standard" style:list-style-name="L2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e073a4" officeooo:paragraph-rsid="00e073a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7" style:family="paragraph" style:parent-style-name="Standard" style:list-style-name="L23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e2426c" officeooo:paragraph-rsid="00e2426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8" style:family="paragraph" style:parent-style-name="Standard" style:list-style-name="L2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e5b9d3" officeooo:paragraph-rsid="00e5b9d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9" style:family="paragraph" style:parent-style-name="Standard" style:list-style-name="L7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a41689" officeooo:paragraph-rsid="00a41689" style:font-size-asian="12pt" style:language-asian="zxx" style:country-asian="none" style:font-weight-asian="normal" style:font-name-complex="Lucida Sans" style:font-size-complex="12pt" style:language-complex="zxx" style:country-complex="none" style:font-weight-complex="normal"/>
    </style:style>
    <style:style style:name="P110" style:family="paragraph" style:parent-style-name="Standard" style:list-style-name="L7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a5d2d6" officeooo:paragraph-rsid="00a5d2d6" style:font-size-asian="12pt" style:language-asian="zxx" style:country-asian="none" style:font-weight-asian="normal" style:font-name-complex="Lucida Sans" style:font-size-complex="12pt" style:language-complex="zxx" style:country-complex="none" style:font-weight-complex="normal"/>
    </style:style>
    <style:style style:name="P111" style:family="paragraph" style:parent-style-name="Standard" style:list-style-name="L7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a2a9cb" officeooo:paragraph-rsid="00a2a9cb" style:font-size-asian="12pt" style:language-asian="zxx" style:country-asian="none" style:font-weight-asian="normal" style:font-name-complex="Lucida Sans" style:font-size-complex="12pt" style:language-complex="zxx" style:country-complex="none" style:font-weight-complex="normal"/>
    </style:style>
    <style:style style:name="P112" style:family="paragraph" style:parent-style-name="Standard" style:list-style-name="L7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a2a9cb" officeooo:paragraph-rsid="00a634ec" style:font-size-asian="12pt" style:language-asian="zxx" style:country-asian="none" style:font-weight-asian="normal" style:font-name-complex="Lucida Sans" style:font-size-complex="12pt" style:language-complex="zxx" style:country-complex="none" style:font-weight-complex="normal"/>
    </style:style>
    <style:style style:name="P113" style:family="paragraph" style:parent-style-name="Standard" style:list-style-name="L8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a2a9cb" officeooo:paragraph-rsid="00a2a9cb" style:font-size-asian="12pt" style:language-asian="zxx" style:country-asian="none" style:font-weight-asian="normal" style:font-name-complex="Lucida Sans" style:font-size-complex="12pt" style:language-complex="zxx" style:country-complex="none" style:font-weight-complex="normal"/>
    </style:style>
    <style:style style:name="P114" style:family="paragraph" style:parent-style-name="Standard" style:list-style-name="L7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a664d6" officeooo:paragraph-rsid="00a664d6" style:font-size-asian="12pt" style:language-asian="zxx" style:country-asian="none" style:font-weight-asian="normal" style:font-name-complex="Lucida Sans" style:font-size-complex="12pt" style:language-complex="zxx" style:country-complex="none" style:font-weight-complex="normal"/>
    </style:style>
    <style:style style:name="P115" style:family="paragraph" style:parent-style-name="Standard" style:list-style-name="L7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a99156" officeooo:paragraph-rsid="00a99156" style:font-size-asian="12pt" style:language-asian="zxx" style:country-asian="none" style:font-weight-asian="normal" style:font-name-complex="Lucida Sans" style:font-size-complex="12pt" style:language-complex="zxx" style:country-complex="none" style:font-weight-complex="normal"/>
    </style:style>
    <style:style style:name="P116" style:family="paragraph" style:parent-style-name="Standard" style:list-style-name="L7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aa3351" officeooo:paragraph-rsid="00aa3351" style:font-size-asian="12pt" style:language-asian="zxx" style:country-asian="none" style:font-weight-asian="normal" style:font-name-complex="Lucida Sans" style:font-size-complex="12pt" style:language-complex="zxx" style:country-complex="none" style:font-weight-complex="normal"/>
    </style:style>
    <style:style style:name="P117" style:family="paragraph" style:parent-style-name="Standard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c013da" officeooo:paragraph-rsid="00d03f98" style:font-size-asian="12pt" style:language-asian="zxx" style:country-asian="none" style:font-weight-asian="normal" style:font-name-complex="Lucida Sans" style:font-size-complex="12pt" style:language-complex="zxx" style:country-complex="none" style:font-weight-complex="normal"/>
    </style:style>
    <style:style style:name="P118" style:family="paragraph" style:parent-style-name="Standard" style:list-style-name="L2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0pt" fo:language="zxx" fo:country="none" fo:font-weight="normal" officeooo:rsid="00d58f74" officeooo:paragraph-rsid="00d58f7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19" style:family="paragraph" style:parent-style-name="Standard" style:list-style-name="L2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0pt" fo:language="zxx" fo:country="none" fo:font-weight="normal" officeooo:rsid="00d58f74" officeooo:paragraph-rsid="00d96d7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0" style:family="paragraph" style:parent-style-name="Standard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0pt" fo:language="zxx" fo:country="none" fo:font-weight="normal" officeooo:rsid="00d58f74" officeooo:paragraph-rsid="00e1d18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1" style:family="paragraph" style:parent-style-name="Standard" style:list-style-name="L2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10pt" fo:language="zxx" fo:country="none" fo:font-weight="normal" officeooo:rsid="00deebe8" officeooo:paragraph-rsid="00deebe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2" style:family="paragraph" style:parent-style-name="Standard" style:list-style-name="L2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1" fo:font-size="8pt" fo:language="zxx" fo:country="none" fo:font-weight="normal" officeooo:rsid="00d9734c" officeooo:paragraph-rsid="00d9734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3" style:family="paragraph" style:parent-style-name="Standard" style:list-style-name="L2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text-line-through-style="none" style:text-line-through-type="none" style:font-name="Arial1" fo:font-size="12pt" fo:language="zxx" fo:country="none" fo:font-style="normal" fo:font-weight="normal" officeooo:rsid="0095508b" officeooo:paragraph-rsid="00980a16" style:font-size-asian="12pt" style:language-asian="zxx" style:country-asian="none" style:font-style-asian="normal" style:font-weight-asian="normal" style:font-size-complex="12pt" style:language-complex="zxx" style:country-complex="none" style:font-weight-complex="normal"/>
    </style:style>
    <style:style style:name="P124" style:family="paragraph" style:parent-style-name="Standard" style:list-style-name="L6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text-line-through-style="none" style:text-line-through-type="none" style:font-name="Arial1" fo:font-size="12pt" fo:language="zxx" fo:country="none" fo:font-style="normal" fo:font-weight="normal" officeooo:rsid="00909e04" officeooo:paragraph-rsid="0095508b" style:font-size-asian="12pt" style:language-asian="zxx" style:country-asian="none" style:font-style-asian="normal" style:font-weight-asian="normal" style:font-size-complex="12pt" style:language-complex="zxx" style:country-complex="none" style:font-weight-complex="normal"/>
    </style:style>
    <style:style style:name="P125" style:family="paragraph" style:parent-style-name="Standard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" fo:font-size="12pt" fo:language="zxx" fo:country="none" officeooo:paragraph-rsid="0064ef0a" style:font-size-asian="12pt" style:language-asian="zxx" style:country-asian="none" style:font-size-complex="12pt" style:language-complex="zxx" style:country-complex="none"/>
    </style:style>
    <style:style style:name="P126" style:family="paragraph" style:parent-style-name="Standard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style:use-window-font-color="true" loext:opacity="0%" style:font-name="Arial" fo:font-size="12pt" fo:language="zxx" fo:country="none" fo:font-weight="normal" officeooo:rsid="00652fd2" officeooo:paragraph-rsid="0076249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7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fo:color="#729fcf" loext:opacity="100%" style:font-name="Arial1" fo:font-size="12pt" fo:language="zxx" fo:country="none" officeooo:rsid="002ba0f0" officeooo:paragraph-rsid="002c1bd9" style:font-size-asian="12pt" style:language-asian="zxx" style:country-asian="none" style:font-size-complex="12pt" style:language-complex="zxx" style:country-complex="none"/>
    </style:style>
    <style:style style:name="P128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fo:color="#729fcf" loext:opacity="100%" style:font-name="Arial1" fo:font-size="12pt" fo:language="zxx" fo:country="none" officeooo:paragraph-rsid="002c1bd9" style:font-size-asian="12pt" style:language-asian="zxx" style:country-asian="none" style:font-size-complex="12pt" style:language-complex="zxx" style:country-complex="none"/>
    </style:style>
    <style:style style:name="P129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fo:color="#729fcf" loext:opacity="100%" style:font-name="Arial1" fo:font-size="12pt" fo:language="zxx" fo:country="none" fo:font-style="normal" fo:font-weight="normal" officeooo:rsid="002c1bd9" officeooo:paragraph-rsid="002c1bd9" style:font-size-asian="12pt" style:language-asian="zxx" style:country-asian="none" style:font-style-asian="normal" style:font-weight-asian="normal" style:font-size-complex="12pt" style:language-complex="zxx" style:country-complex="none" style:font-style-complex="normal"/>
    </style:style>
    <style:style style:name="P130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fo:color="#729fcf" loext:opacity="100%" style:font-name="Arial1" fo:font-size="12pt" fo:language="zxx" fo:country="none" fo:font-weight="normal" officeooo:rsid="004dcea3" officeooo:paragraph-rsid="00572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31" style:family="paragraph" style:parent-style-name="Standard" style:list-style-name="L7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officeooo:paragraph-rsid="00d16a68"/>
    </style:style>
    <style:style style:name="P132" style:family="paragraph" style:parent-style-name="Standard" style:list-style-name="L7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officeooo:paragraph-rsid="00c0ec6b"/>
    </style:style>
    <style:style style:name="P133" style:family="paragraph" style:parent-style-name="Standard" style:list-style-name="L7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officeooo:paragraph-rsid="00d03f98"/>
    </style:style>
    <style:style style:name="P134" style:family="paragraph" style:parent-style-name="Standard" style:list-style-name="L4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fo:language="zxx" fo:country="none" officeooo:paragraph-rsid="009c176d" style:language-asian="zxx" style:country-asian="none" style:language-complex="zxx" style:country-complex="none"/>
    </style:style>
    <style:style style:name="P135" style:family="paragraph" style:parent-style-name="Standard" style:list-style-name="L5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fo:language="zxx" fo:country="none" officeooo:paragraph-rsid="008cd74c" style:language-asian="zxx" style:country-asian="none" style:language-complex="zxx" style:country-complex="none"/>
    </style:style>
    <style:style style:name="P136" style:family="paragraph" style:parent-style-name="Standard" style:list-style-name="L5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fo:language="zxx" fo:country="none" officeooo:paragraph-rsid="008eca40" style:language-asian="zxx" style:country-asian="none" style:language-complex="zxx" style:country-complex="none"/>
    </style:style>
    <style:style style:name="P137" style:family="paragraph" style:parent-style-name="Standard" style:list-style-name="L7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fo:language="zxx" fo:country="none" officeooo:paragraph-rsid="00a664d6" style:language-asian="zxx" style:country-asian="none" style:language-complex="zxx" style:country-complex="none"/>
    </style:style>
    <style:style style:name="P138" style:family="paragraph" style:parent-style-name="Standard" style:list-style-name="L7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fo:language="zxx" fo:country="none" officeooo:paragraph-rsid="00c5b11e" style:language-asian="zxx" style:country-asian="none" style:language-complex="zxx" style:country-complex="none"/>
    </style:style>
    <style:style style:name="P139" style:family="paragraph" style:parent-style-name="Standard" style:list-style-name="L5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fo:language="zxx" fo:country="none" officeooo:rsid="008cd74c" officeooo:paragraph-rsid="008cd74c" style:language-asian="zxx" style:country-asian="none" style:language-complex="zxx" style:country-complex="none"/>
    </style:style>
    <style:style style:name="P140" style:family="paragraph" style:parent-style-name="Standard" style:list-style-name="L5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fo:language="zxx" fo:country="none" officeooo:rsid="008eca40" officeooo:paragraph-rsid="008eca40" style:language-asian="zxx" style:country-asian="none" style:language-complex="zxx" style:country-complex="none"/>
    </style:style>
    <style:style style:name="P141" style:family="paragraph" style:parent-style-name="Standard" style:list-style-name="L7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fo:language="zxx" fo:country="none" officeooo:rsid="00e6c02c" officeooo:paragraph-rsid="00e6c02c" style:language-asian="zxx" style:country-asian="none" style:language-complex="zxx" style:country-complex="none"/>
    </style:style>
    <style:style style:name="P142" style:family="paragraph" style:parent-style-name="Standard" style:list-style-name="L7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/>
      <style:text-properties fo:color="#808080" loext:opacity="100%" fo:language="zxx" fo:country="none" officeooo:rsid="00b130cc" officeooo:paragraph-rsid="00d16a68" style:language-asian="zxx" style:country-asian="none" style:language-complex="zxx" style:country-complex="none"/>
    </style:style>
    <style:style style:name="P143" style:family="paragraph" style:parent-style-name="Standard" style:list-style-name="L13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 fo:keep-with-next="always"/>
      <style:text-properties style:use-window-font-color="true" loext:opacity="0%" style:font-name="Arial1" fo:font-size="12pt" fo:language="zxx" fo:country="none" fo:font-weight="normal" officeooo:rsid="00909e04" officeooo:paragraph-rsid="00d3ba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44" style:family="paragraph" style:parent-style-name="Standard" style:list-style-name="L2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 fo:keep-with-next="always"/>
      <style:text-properties style:use-window-font-color="true" loext:opacity="0%" style:font-name="Arial1" fo:font-size="12pt" fo:language="zxx" fo:country="none" fo:font-weight="normal" officeooo:rsid="00909e04" officeooo:paragraph-rsid="00d4c38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45" style:family="paragraph" style:parent-style-name="Standard" style:list-style-name="L23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 fo:keep-with-next="always"/>
      <style:text-properties style:use-window-font-color="true" loext:opacity="0%" style:font-name="Arial1" fo:font-size="12pt" fo:language="zxx" fo:country="none" fo:font-weight="normal" officeooo:rsid="00909e04" officeooo:paragraph-rsid="00e1d18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46" style:family="paragraph" style:parent-style-name="Standard" style:list-style-name="L21">
      <loext:graphic-properties draw:fill="solid" draw:fill-color="#ffffff"/>
      <style:paragraph-properties fo:margin-top="0cm" fo:margin-bottom="0cm" style:contextual-spacing="false" fo:line-height="115%" fo:orphans="2" fo:widows="2" fo:background-color="#ffffff" fo:padding="0cm" fo:border="none" style:shadow="none" fo:keep-with-next="always"/>
      <style:text-properties fo:font-size="10pt" fo:language="zxx" fo:country="none" officeooo:paragraph-rsid="00deebe8" style:language-asian="zxx" style:country-asian="none" style:language-complex="zxx" style:country-complex="none"/>
    </style:style>
    <style:style style:name="P147" style:family="paragraph" style:parent-style-name="Standard" style:list-style-name="L7" style:master-page-name="">
      <loext:graphic-properties draw:fill="solid" draw:fill-color="#ffffff"/>
      <style:paragraph-properties fo:margin-top="0cm" fo:margin-bottom="0cm" style:contextual-spacing="false" fo:line-height="115%" fo:orphans="2" fo:widows="2" style:page-number="auto" fo:background-color="#ffffff" fo:padding="0cm" fo:border="none" style:shadow="none" fo:keep-with-next="always"/>
      <style:text-properties officeooo:paragraph-rsid="00d16a68"/>
    </style:style>
    <style:style style:name="P148" style:family="paragraph" style:parent-style-name="Standard" style:list-style-name="L7" style:master-page-name="">
      <loext:graphic-properties draw:fill="solid" draw:fill-color="#ffffff"/>
      <style:paragraph-properties fo:margin-top="0cm" fo:margin-bottom="0cm" style:contextual-spacing="false" fo:line-height="115%" fo:orphans="2" fo:widows="2" style:page-number="auto" fo:background-color="#ffffff" fo:padding="0cm" fo:border="none" style:shadow="none" fo:keep-with-next="auto"/>
      <style:text-properties officeooo:paragraph-rsid="00d16a68"/>
    </style:style>
    <style:style style:name="P149" style:family="paragraph" style:parent-style-name="Standard" style:list-style-name="L3" style:master-page-name="">
      <loext:graphic-properties draw:fill="solid" draw:fill-color="#ffffff"/>
      <style:paragraph-properties fo:margin-top="0cm" fo:margin-bottom="0cm" style:contextual-spacing="false" fo:line-height="115%" fo:orphans="2" fo:widows="2" style:page-number="auto" fo:background-color="#ffffff" fo:padding="0cm" fo:border="none" style:shadow="none" fo:keep-with-next="always"/>
      <style:text-properties style:use-window-font-color="true" loext:opacity="0%" style:font-name="Arial1" fo:font-size="12pt" fo:language="zxx" fo:country="none" fo:font-weight="normal" officeooo:rsid="004dcea3" officeooo:paragraph-rsid="0064ef0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50" style:family="paragraph" style:parent-style-name="Standard" style:list-style-name="L5" style:master-page-name="">
      <loext:graphic-properties draw:fill="solid" draw:fill-color="#ffffff"/>
      <style:paragraph-properties fo:margin-top="0cm" fo:margin-bottom="0cm" style:contextual-spacing="false" fo:line-height="115%" fo:orphans="2" fo:widows="2" style:page-number="auto" fo:background-color="#ffffff" fo:padding="0cm" fo:border="none" style:shadow="none" fo:keep-with-next="always"/>
      <style:text-properties style:use-window-font-color="true" loext:opacity="0%" style:font-name="Arial1" fo:font-size="12pt" fo:language="zxx" fo:country="none" fo:font-weight="normal" officeooo:rsid="0061d518" officeooo:paragraph-rsid="008cd74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51" style:family="paragraph" style:parent-style-name="Standard" style:list-style-name="L7" style:master-page-name="">
      <loext:graphic-properties draw:fill="solid" draw:fill-color="#ffffff"/>
      <style:paragraph-properties fo:margin-top="0cm" fo:margin-bottom="0cm" style:contextual-spacing="false" fo:line-height="115%" fo:orphans="2" fo:widows="2" style:page-number="auto" fo:background-color="#ffffff" fo:padding="0cm" fo:border="none" style:shadow="none" fo:keep-with-next="always"/>
      <style:text-properties officeooo:paragraph-rsid="00c20de8"/>
    </style:style>
    <style:style style:name="P152" style:family="paragraph" style:parent-style-name="Standard" style:list-style-name="L21" style:master-page-name="">
      <loext:graphic-properties draw:fill="solid" draw:fill-color="#ffffff"/>
      <style:paragraph-properties fo:margin-top="0cm" fo:margin-bottom="0cm" style:contextual-spacing="false" fo:line-height="115%" fo:orphans="2" fo:widows="2" style:page-number="auto" fo:background-color="#ffffff" fo:padding="0cm" fo:border="none" style:shadow="none" fo:keep-with-next="always"/>
      <style:text-properties officeooo:paragraph-rsid="00deebe8"/>
    </style:style>
    <style:style style:name="P153" style:family="paragraph" style:parent-style-name="Standard">
      <loext:graphic-properties draw:fill="solid" draw:fill-color="#ffffff"/>
      <style:paragraph-properties fo:margin-left="2.501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style:use-window-font-color="true" loext:opacity="0%" style:font-name="Arial1" fo:font-size="12pt" fo:language="zxx" fo:country="none" fo:font-style="italic" fo:font-weight="normal" officeooo:paragraph-rsid="0020c785" style:font-size-asian="12pt" style:language-asian="zxx" style:country-asian="none" style:font-style-asian="italic" style:font-weight-asian="normal" style:font-size-complex="12pt" style:language-complex="zxx" style:country-complex="none" style:font-style-complex="italic"/>
    </style:style>
    <style:style style:name="P154" style:family="paragraph" style:parent-style-name="Standard">
      <loext:graphic-properties draw:fill="solid" draw:fill-color="#ffffff"/>
      <style:paragraph-properties fo:margin-left="2.501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64abaa" officeooo:paragraph-rsid="0064ab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55" style:family="paragraph" style:parent-style-name="Standard">
      <loext:graphic-properties draw:fill="solid" draw:fill-color="#ffffff"/>
      <style:paragraph-properties fo:margin-left="2.501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4dcea3" officeooo:paragraph-rsid="0064ef0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56" style:family="paragraph" style:parent-style-name="Standard" style:list-style-name="L4">
      <loext:graphic-properties draw:fill="solid" draw:fill-color="#ffffff"/>
      <style:paragraph-properties fo:margin-left="2.501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6c099e" officeooo:paragraph-rsid="009c176d" style:font-size-asian="12pt" style:language-asian="zxx" style:country-asian="none" style:font-weight-asian="normal" style:font-name-complex="Lucida Sans" style:font-size-complex="12pt" style:language-complex="zxx" style:country-complex="none" style:font-weight-complex="normal"/>
    </style:style>
    <style:style style:name="P157" style:family="paragraph" style:parent-style-name="Standard">
      <loext:graphic-properties draw:fill="solid" draw:fill-color="#ffffff"/>
      <style:paragraph-properties fo:margin-left="2.501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a99156" officeooo:paragraph-rsid="00a99156" style:font-size-asian="12pt" style:language-asian="zxx" style:country-asian="none" style:font-weight-asian="normal" style:font-name-complex="Lucida Sans" style:font-size-complex="12pt" style:language-complex="zxx" style:country-complex="none" style:font-weight-complex="normal"/>
    </style:style>
    <style:style style:name="P158" style:family="paragraph" style:parent-style-name="Standard">
      <loext:graphic-properties draw:fill="solid" draw:fill-color="#ffffff"/>
      <style:paragraph-properties fo:margin-left="2.501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style:use-window-font-color="true" loext:opacity="0%" style:font-name="Arial1" fo:font-size="12pt" fo:language="zxx" fo:country="none" fo:font-style="normal" fo:font-weight="normal" officeooo:rsid="0092ab0c" officeooo:paragraph-rsid="0092ab0c" style:font-size-asian="12pt" style:language-asian="zxx" style:country-asian="none" style:font-style-asian="normal" style:font-weight-asian="normal" style:font-size-complex="12pt" style:language-complex="zxx" style:country-complex="none" style:font-weight-complex="normal"/>
    </style:style>
    <style:style style:name="P159" style:family="paragraph" style:parent-style-name="Standard">
      <loext:graphic-properties draw:fill="solid" draw:fill-color="#ffffff"/>
      <style:paragraph-properties fo:margin-left="2.501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style:use-window-font-color="true" loext:opacity="0%" style:font-name="Arial1" fo:font-size="10pt" fo:language="zxx" fo:country="none" fo:font-style="italic" fo:font-weight="normal" officeooo:paragraph-rsid="0020c785" style:font-size-asian="10pt" style:language-asian="zxx" style:country-asian="none" style:font-style-asian="italic" style:font-weight-asian="normal" style:font-size-complex="10pt" style:language-complex="zxx" style:country-complex="none" style:font-style-complex="italic"/>
    </style:style>
    <style:style style:name="P160" style:family="paragraph" style:parent-style-name="Standard">
      <loext:graphic-properties draw:fill="solid" draw:fill-color="#ffffff"/>
      <style:paragraph-properties fo:margin-left="2.501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style:use-window-font-color="true" loext:opacity="0%" style:font-name="Arial1" fo:font-size="10pt" fo:language="zxx" fo:country="none" fo:font-style="italic" fo:font-weight="normal" officeooo:paragraph-rsid="001d6559" style:font-size-asian="10pt" style:language-asian="zxx" style:country-asian="none" style:font-style-asian="italic" style:font-weight-asian="normal" style:font-size-complex="10pt" style:language-complex="zxx" style:country-complex="none" style:font-style-complex="italic"/>
    </style:style>
    <style:style style:name="P161" style:family="paragraph" style:parent-style-name="Standard">
      <loext:graphic-properties draw:fill="solid" draw:fill-color="#ffffff"/>
      <style:paragraph-properties fo:margin-left="2.501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style:use-window-font-color="true" loext:opacity="0%" style:font-name="Arial1" fo:font-size="10pt" fo:language="zxx" fo:country="none" fo:font-style="italic" fo:font-weight="normal" officeooo:rsid="0052f169" officeooo:paragraph-rsid="0061d51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162" style:family="paragraph" style:parent-style-name="Standard">
      <loext:graphic-properties draw:fill="solid" draw:fill-color="#ffffff"/>
      <style:paragraph-properties fo:margin-left="2.501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style:use-window-font-color="true" loext:opacity="0%" style:font-name="Arial1" fo:font-size="10pt" fo:language="zxx" fo:country="none" fo:font-style="italic" fo:font-weight="normal" officeooo:paragraph-rsid="00229168" style:font-size-asian="10pt" style:language-asian="zxx" style:country-asian="none" style:font-style-asian="italic" style:font-weight-asian="normal" style:font-size-complex="10pt" style:language-complex="zxx" style:country-complex="none"/>
    </style:style>
    <style:style style:name="P163" style:family="paragraph" style:parent-style-name="Standard">
      <loext:graphic-properties draw:fill="solid" draw:fill-color="#ffffff"/>
      <style:paragraph-properties fo:margin-left="2.501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style:use-window-font-color="true" loext:opacity="0%" style:font-name="Arial1" fo:font-size="10pt" fo:language="zxx" fo:country="none" officeooo:paragraph-rsid="001c1706" style:font-size-asian="10pt" style:language-asian="zxx" style:country-asian="none" style:font-size-complex="10pt" style:language-complex="zxx" style:country-complex="none"/>
    </style:style>
    <style:style style:name="P164" style:family="paragraph" style:parent-style-name="Standard">
      <loext:graphic-properties draw:fill="solid" draw:fill-color="#ffffff"/>
      <style:paragraph-properties fo:margin-left="2.501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style:use-window-font-color="true" loext:opacity="0%" style:font-name="Arial1" fo:font-size="10pt" fo:language="zxx" fo:country="none" officeooo:paragraph-rsid="0020c785" style:font-size-asian="10pt" style:language-asian="zxx" style:country-asian="none" style:font-size-complex="10pt" style:language-complex="zxx" style:country-complex="none"/>
    </style:style>
    <style:style style:name="P165" style:family="paragraph" style:parent-style-name="Standard">
      <loext:graphic-properties draw:fill="solid" draw:fill-color="#ffffff"/>
      <style:paragraph-properties fo:margin-left="2.501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officeooo:paragraph-rsid="00c20de8"/>
    </style:style>
    <style:style style:name="P166" style:family="paragraph" style:parent-style-name="Standard">
      <loext:graphic-properties draw:fill="solid" draw:fill-color="#ffffff"/>
      <style:paragraph-properties fo:margin-left="2.501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 fo:keep-with-next="always"/>
      <style:text-properties style:use-window-font-color="true" loext:opacity="0%" style:font-name="Arial1" fo:font-size="12pt" fo:language="zxx" fo:country="none" fo:font-weight="normal" officeooo:rsid="00a084e1" officeooo:paragraph-rsid="00c20de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67" style:family="paragraph" style:parent-style-name="Standard">
      <loext:graphic-properties draw:fill="solid" draw:fill-color="#ffffff"/>
      <style:paragraph-properties fo:margin-left="2.501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 fo:keep-with-next="always"/>
      <style:text-properties fo:language="zxx" fo:country="none" officeooo:rsid="00ac13ae" officeooo:paragraph-rsid="00c20de8" style:language-asian="zxx" style:country-asian="none" style:language-complex="zxx" style:country-complex="none"/>
    </style:style>
    <style:style style:name="P168" style:family="paragraph" style:parent-style-name="Standard" style:master-page-name="">
      <loext:graphic-properties draw:fill="solid" draw:fill-color="#ffffff"/>
      <style:paragraph-properties fo:margin-left="2.501cm" fo:margin-right="0cm" fo:margin-top="0cm" fo:margin-bottom="0cm" style:contextual-spacing="false" fo:line-height="115%" fo:orphans="2" fo:widows="2" fo:text-indent="0cm" style:auto-text-indent="false" style:page-number="auto" fo:background-color="#ffffff" fo:padding="0cm" fo:border="none" style:shadow="none" fo:keep-with-next="auto"/>
      <style:text-properties officeooo:paragraph-rsid="00be7eeb"/>
    </style:style>
    <style:style style:name="P169" style:family="paragraph" style:parent-style-name="Standard" style:list-style-name="L4">
      <loext:graphic-properties draw:fill="solid" draw:fill-color="#ffffff"/>
      <style:paragraph-properties fo:margin-left="1.251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7a94eb" officeooo:paragraph-rsid="009c176d" style:font-size-asian="12pt" style:language-asian="zxx" style:country-asian="none" style:font-weight-asian="normal" style:font-name-complex="Lucida Sans" style:font-size-complex="12pt" style:language-complex="zxx" style:country-complex="none" style:font-weight-complex="normal"/>
    </style:style>
    <style:style style:name="P170" style:family="paragraph" style:parent-style-name="Standard">
      <loext:graphic-properties draw:fill="solid" draw:fill-color="#ffffff"/>
      <style:paragraph-properties fo:margin-left="1.251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a084e1" officeooo:paragraph-rsid="00a084e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71" style:family="paragraph" style:parent-style-name="Standard">
      <loext:graphic-properties draw:fill="solid" draw:fill-color="#ffffff"/>
      <style:paragraph-properties fo:margin-left="1.251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style:use-window-font-color="true" loext:opacity="0%" style:font-name="Arial1" fo:font-size="12pt" fo:language="zxx" fo:country="none" fo:font-style="normal" fo:font-weight="normal" officeooo:rsid="0092ab0c" officeooo:paragraph-rsid="0092ab0c" style:font-size-asian="12pt" style:language-asian="zxx" style:country-asian="none" style:font-style-asian="normal" style:font-weight-asian="normal" style:font-size-complex="12pt" style:language-complex="zxx" style:country-complex="none" style:font-weight-complex="normal"/>
    </style:style>
    <style:style style:name="P172" style:family="paragraph" style:parent-style-name="Standard">
      <loext:graphic-properties draw:fill="solid" draw:fill-color="#ffffff"/>
      <style:paragraph-properties fo:margin-left="1.251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fo:language="zxx" fo:country="none" officeooo:paragraph-rsid="008eca40" style:language-asian="zxx" style:country-asian="none" style:language-complex="zxx" style:country-complex="none"/>
    </style:style>
    <style:style style:name="P173" style:family="paragraph" style:parent-style-name="Standard">
      <loext:graphic-properties draw:fill="solid" draw:fill-color="#ffffff"/>
      <style:paragraph-properties fo:margin-left="1.251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fo:language="zxx" fo:country="none" officeooo:paragraph-rsid="00a19ac5" style:language-asian="zxx" style:country-asian="none" style:language-complex="zxx" style:country-complex="none"/>
    </style:style>
    <style:style style:name="P174" style:family="paragraph" style:parent-style-name="Standard">
      <loext:graphic-properties draw:fill="solid" draw:fill-color="#ffffff"/>
      <style:paragraph-properties fo:margin-left="1.251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fo:font-size="8pt" fo:language="zxx" fo:country="none" officeooo:paragraph-rsid="00c0ec6b" style:language-asian="zxx" style:country-asian="none" style:language-complex="zxx" style:country-complex="none"/>
    </style:style>
    <style:style style:name="P175" style:family="paragraph" style:parent-style-name="Standard">
      <loext:graphic-properties draw:fill="solid" draw:fill-color="#ffffff"/>
      <style:paragraph-properties fo:margin-left="1.251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 fo:keep-with-next="always"/>
      <style:text-properties fo:language="zxx" fo:country="none" officeooo:paragraph-rsid="008cd74c" style:language-asian="zxx" style:country-asian="none" style:language-complex="zxx" style:country-complex="none"/>
    </style:style>
    <style:style style:name="P176" style:family="paragraph" style:parent-style-name="Standard">
      <loext:graphic-properties draw:fill="solid" draw:fill-color="#ffffff"/>
      <style:paragraph-properties fo:margin-left="1.251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 fo:keep-with-next="always"/>
      <style:text-properties style:use-window-font-color="true" loext:opacity="0%" style:text-line-through-style="solid" style:text-line-through-type="single" style:font-name="Arial1" fo:font-size="12pt" fo:language="zxx" fo:country="none" fo:font-style="normal" fo:font-weight="normal" officeooo:rsid="00909e04" officeooo:paragraph-rsid="00909e04" style:font-size-asian="12pt" style:language-asian="zxx" style:country-asian="none" style:font-style-asian="normal" style:font-weight-asian="normal" style:font-size-complex="12pt" style:language-complex="zxx" style:country-complex="none" style:font-weight-complex="normal"/>
    </style:style>
    <style:style style:name="P177" style:family="paragraph" style:parent-style-name="Standard" style:list-style-name="L4">
      <loext:graphic-properties draw:fill="solid" draw:fill-color="#ffffff"/>
      <style:paragraph-properties fo:margin-left="1.251cm" fo:margin-right="0cm" fo:margin-top="0cm" fo:margin-bottom="0cm" style:contextual-spacing="false" fo:line-height="115%" fo:orphans="2" fo:widows="2" fo:text-indent="-0.635cm" style:auto-text-indent="false" fo:background-color="#ffffff" fo:padding="0cm" fo:border="none" style:shadow="none"/>
      <style:text-properties officeooo:paragraph-rsid="00cf5308"/>
    </style:style>
    <style:style style:name="P178" style:family="paragraph" style:parent-style-name="Standard" style:list-style-name="L4">
      <loext:graphic-properties draw:fill="solid" draw:fill-color="#ffffff"/>
      <style:paragraph-properties fo:margin-left="1.251cm" fo:margin-right="0cm" fo:margin-top="0cm" fo:margin-bottom="0cm" style:contextual-spacing="false" fo:line-height="115%" fo:orphans="2" fo:widows="2" fo:text-indent="-0.635cm" style:auto-text-indent="false" fo:background-color="#ffffff" fo:padding="0cm" fo:border="none" style:shadow="none"/>
      <style:text-properties fo:font-size="10pt" officeooo:paragraph-rsid="00cf5308"/>
    </style:style>
    <style:style style:name="P179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style:use-window-font-color="true" loext:opacity="0%" style:text-line-through-style="none" style:text-line-through-type="none" style:font-name="Arial1" fo:font-size="12pt" fo:language="zxx" fo:country="none" fo:font-style="normal" fo:font-weight="normal" officeooo:rsid="0092ab0c" officeooo:paragraph-rsid="0092ab0c" style:font-size-asian="12pt" style:language-asian="zxx" style:country-asian="none" style:font-style-asian="normal" style:font-weight-asian="normal" style:font-size-complex="12pt" style:language-complex="zxx" style:country-complex="none" style:font-weight-complex="normal"/>
    </style:style>
    <style:style style:name="P180" style:family="paragraph" style:parent-style-name="Standard" style:list-style-name="L5">
      <loext:graphic-properties draw:fill="solid" draw:fill-color="#ffffff"/>
      <style:paragraph-properties fo:margin-left="0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style:use-window-font-color="true" loext:opacity="0%" style:text-line-through-style="none" style:text-line-through-type="none" style:font-name="Arial1" fo:font-size="12pt" fo:language="zxx" fo:country="none" fo:font-style="normal" fo:font-weight="normal" officeooo:rsid="008eca40" officeooo:paragraph-rsid="008eca40" style:font-size-asian="12pt" style:language-asian="zxx" style:country-asian="none" style:font-style-asian="normal" style:font-weight-asian="normal" style:font-size-complex="12pt" style:language-complex="zxx" style:country-complex="none" style:font-weight-complex="normal"/>
    </style:style>
    <style:style style:name="P18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style:use-window-font-color="true" loext:opacity="0%" style:font-name="Arial1" fo:font-size="10pt" fo:language="zxx" fo:country="none" officeooo:paragraph-rsid="001d6559" style:font-size-asian="10pt" style:language-asian="zxx" style:country-asian="none" style:font-size-complex="10pt" style:language-complex="zxx" style:country-complex="none"/>
    </style:style>
    <style:style style:name="P18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style:use-window-font-color="true" loext:opacity="0%" style:font-name="Arial1" fo:font-size="10pt" fo:language="zxx" fo:country="none" fo:font-weight="normal" officeooo:rsid="005367a5" officeooo:paragraph-rsid="0085643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8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 fo:keep-with-next="always"/>
      <style:text-properties style:use-window-font-color="true" loext:opacity="0%" style:text-line-through-style="none" style:text-line-through-type="none" style:font-name="Arial1" fo:font-size="12pt" fo:language="zxx" fo:country="none" fo:font-style="normal" fo:font-weight="normal" officeooo:rsid="00909e04" officeooo:paragraph-rsid="0092ab0c" style:font-size-asian="12pt" style:language-asian="zxx" style:country-asian="none" style:font-style-asian="normal" style:font-weight-asian="normal" style:font-size-complex="12pt" style:language-complex="zxx" style:country-complex="none" style:font-weight-complex="normal"/>
    </style:style>
    <style:style style:name="P184" style:family="paragraph" style:parent-style-name="Standard">
      <loext:graphic-properties draw:fill="solid" draw:fill-color="#ffffff"/>
      <style:paragraph-properties fo:margin-left="3.752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style:use-window-font-color="true" loext:opacity="0%" style:font-name="Arial1" fo:font-size="10pt" fo:language="zxx" fo:country="none" fo:font-style="italic" officeooo:paragraph-rsid="0025fd5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85" style:family="paragraph" style:parent-style-name="Standard">
      <loext:graphic-properties draw:fill="solid" draw:fill-color="#ffffff"/>
      <style:paragraph-properties fo:margin-left="3.752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style:use-window-font-color="true" loext:opacity="0%" style:font-name="Arial1" fo:font-size="10pt" fo:language="zxx" fo:country="none" fo:font-style="italic" officeooo:paragraph-rsid="0028b753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86" style:family="paragraph" style:parent-style-name="Standard">
      <loext:graphic-properties draw:fill="solid" draw:fill-color="#ffffff"/>
      <style:paragraph-properties fo:margin-left="3.752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style:use-window-font-color="true" loext:opacity="0%" style:font-name="Arial1" fo:font-size="10pt" fo:language="zxx" fo:country="none" fo:font-style="italic" officeooo:paragraph-rsid="003054f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87" style:family="paragraph" style:parent-style-name="Standard">
      <loext:graphic-properties draw:fill="solid" draw:fill-color="#ffffff"/>
      <style:paragraph-properties fo:margin-left="3.752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style:use-window-font-color="true" loext:opacity="0%" style:font-name="Arial1" fo:font-size="10pt" fo:language="zxx" fo:country="none" fo:font-style="italic" officeooo:paragraph-rsid="003efe7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88" style:family="paragraph" style:parent-style-name="Standard">
      <loext:graphic-properties draw:fill="solid" draw:fill-color="#ffffff"/>
      <style:paragraph-properties fo:margin-left="3.752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style:use-window-font-color="true" loext:opacity="0%" style:font-name="Arial1" fo:font-size="10pt" fo:language="zxx" fo:country="none" fo:font-style="italic" officeooo:rsid="0033521f" officeooo:paragraph-rsid="0033521f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89" style:family="paragraph" style:parent-style-name="Standard">
      <loext:graphic-properties draw:fill="solid" draw:fill-color="#ffffff"/>
      <style:paragraph-properties fo:margin-left="3.752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style:use-window-font-color="true" loext:opacity="0%" style:font-name="Arial1" fo:font-size="12pt" fo:language="zxx" fo:country="none" officeooo:paragraph-rsid="003d2e47" style:font-size-asian="12pt" style:language-asian="zxx" style:country-asian="none" style:font-size-complex="12pt" style:language-complex="zxx" style:country-complex="none"/>
    </style:style>
    <style:style style:name="P190" style:family="paragraph" style:parent-style-name="Standard">
      <loext:graphic-properties draw:fill="solid" draw:fill-color="#ffffff"/>
      <style:paragraph-properties fo:margin-left="3.752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style:use-window-font-color="true" loext:opacity="0%" style:font-name="Arial1" fo:font-size="12pt" fo:language="zxx" fo:country="none" officeooo:rsid="00419c6e" officeooo:paragraph-rsid="004220cf" style:font-size-asian="12pt" style:language-asian="zxx" style:country-asian="none" style:font-size-complex="12pt" style:language-complex="zxx" style:country-complex="none"/>
    </style:style>
    <style:style style:name="P191" style:family="paragraph" style:parent-style-name="Standard">
      <loext:graphic-properties draw:fill="solid" draw:fill-color="#ffffff"/>
      <style:paragraph-properties fo:margin-left="3.752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style:use-window-font-color="true" loext:opacity="0%" style:font-name="Arial1" fo:font-size="12pt" fo:language="zxx" fo:country="none" officeooo:rsid="004b0627" officeooo:paragraph-rsid="004ee105" style:font-size-asian="12pt" style:language-asian="zxx" style:country-asian="none" style:font-size-complex="12pt" style:language-complex="zxx" style:country-complex="none"/>
    </style:style>
    <style:style style:name="P192" style:family="paragraph" style:parent-style-name="Standard">
      <loext:graphic-properties draw:fill="solid" draw:fill-color="#ffffff"/>
      <style:paragraph-properties fo:margin-left="3.752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style:use-window-font-color="true" loext:opacity="0%" style:font-name="Arial1" fo:font-size="12pt" fo:language="zxx" fo:country="none" officeooo:rsid="004b0627" officeooo:paragraph-rsid="004b0627" style:font-size-asian="12pt" style:language-asian="zxx" style:country-asian="none" style:font-size-complex="12pt" style:language-complex="zxx" style:country-complex="none"/>
    </style:style>
    <style:style style:name="P193" style:family="paragraph" style:parent-style-name="Standard">
      <loext:graphic-properties draw:fill="solid" draw:fill-color="#ffffff"/>
      <style:paragraph-properties fo:margin-left="3.752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4b0627" officeooo:paragraph-rsid="004dcea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94" style:family="paragraph" style:parent-style-name="Standard">
      <loext:graphic-properties draw:fill="solid" draw:fill-color="#ffffff"/>
      <style:paragraph-properties fo:margin-left="3.752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52f169" officeooo:paragraph-rsid="0052f16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95" style:family="paragraph" style:parent-style-name="Standard">
      <loext:graphic-properties draw:fill="solid" draw:fill-color="#ffffff"/>
      <style:paragraph-properties fo:margin-left="3.752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719286" officeooo:paragraph-rsid="0085643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96" style:family="paragraph" style:parent-style-name="Standard">
      <loext:graphic-properties draw:fill="solid" draw:fill-color="#ffffff"/>
      <style:paragraph-properties fo:margin-left="3.752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 fo:keep-with-next="always"/>
      <style:text-properties fo:language="zxx" fo:country="none" officeooo:paragraph-rsid="008cd74c" style:language-asian="zxx" style:country-asian="none" style:language-complex="zxx" style:country-complex="none"/>
    </style:style>
    <style:style style:name="P197" style:family="paragraph" style:parent-style-name="Standard" style:master-page-name="">
      <loext:graphic-properties draw:fill="solid" draw:fill-color="#ffffff"/>
      <style:paragraph-properties fo:margin-left="1.3cm" fo:margin-right="0cm" fo:margin-top="0cm" fo:margin-bottom="0cm" style:contextual-spacing="false" fo:line-height="115%" fo:orphans="2" fo:widows="2" fo:text-indent="0cm" style:auto-text-indent="false" style:page-number="auto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6c099e" officeooo:paragraph-rsid="009c176d" style:font-size-asian="12pt" style:language-asian="zxx" style:country-asian="none" style:font-weight-asian="normal" style:font-name-complex="Lucida Sans" style:font-size-complex="12pt" style:language-complex="zxx" style:country-complex="none" style:font-weight-complex="normal"/>
    </style:style>
    <style:style style:name="P198" style:family="paragraph" style:parent-style-name="Standard" style:master-page-name="">
      <loext:graphic-properties draw:fill="solid" draw:fill-color="#ffffff"/>
      <style:paragraph-properties fo:margin-left="1.3cm" fo:margin-right="0cm" fo:margin-top="0cm" fo:margin-bottom="0cm" style:contextual-spacing="false" fo:line-height="115%" fo:orphans="2" fo:widows="2" fo:text-indent="0cm" style:auto-text-indent="false" style:page-number="auto" fo:background-color="#ffffff" fo:padding="0cm" fo:border="none" style:shadow="none">
        <style:tab-stops>
          <style:tab-stop style:position="1.693cm"/>
        </style:tab-stops>
      </style:paragraph-properties>
      <style:text-properties style:use-window-font-color="true" loext:opacity="0%" style:font-name="Arial1" fo:font-size="12pt" fo:language="zxx" fo:country="none" fo:font-weight="normal" officeooo:rsid="006c099e" officeooo:paragraph-rsid="009c176d" style:font-size-asian="12pt" style:language-asian="zxx" style:country-asian="none" style:font-weight-asian="normal" style:font-name-complex="Lucida Sans" style:font-size-complex="12pt" style:language-complex="zxx" style:country-complex="none" style:font-weight-complex="normal"/>
    </style:style>
    <style:style style:name="P199" style:family="paragraph" style:parent-style-name="Standard" style:list-style-name="L7" style:master-page-name="">
      <loext:graphic-properties draw:fill="solid" draw:fill-color="#ffffff"/>
      <style:paragraph-properties fo:margin-left="1.6cm" fo:margin-right="0cm" fo:margin-top="0cm" fo:margin-bottom="0cm" style:contextual-spacing="false" fo:line-height="115%" fo:orphans="2" fo:widows="2" fo:text-indent="0cm" style:auto-text-indent="false" style:page-number="auto" fo:background-color="#ffffff" fo:padding="0cm" fo:border="none" style:shadow="none"/>
      <style:text-properties officeooo:paragraph-rsid="00d09927"/>
    </style:style>
    <style:style style:name="P200" style:family="paragraph" style:parent-style-name="Standard">
      <style:paragraph-properties fo:margin-left="1.251cm" fo:margin-right="0cm" fo:text-indent="0cm" style:auto-text-indent="false"/>
      <style:text-properties style:use-window-font-color="true" loext:opacity="0%" style:font-name="Arial1" fo:font-size="12pt" fo:language="zxx" fo:country="none" fo:font-style="normal" fo:font-weight="normal" officeooo:rsid="00c013da" style:font-size-asian="12pt" style:language-asian="zxx" style:country-asian="none" style:font-style-asian="normal" style:font-weight-asian="normal" style:font-name-complex="Lucida Sans" style:font-size-complex="12pt" style:language-complex="zxx" style:country-complex="none" style:font-weight-complex="normal"/>
    </style:style>
    <style:style style:name="P201" style:family="paragraph" style:parent-style-name="Standard">
      <loext:graphic-properties draw:fill="solid" draw:fill-color="#ffffff"/>
      <style:paragraph-properties fo:margin-left="1.251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 fo:keep-with-next="always"/>
      <style:text-properties style:use-window-font-color="true" loext:opacity="0%" style:font-name="Arial1" fo:font-size="12pt" fo:language="zxx" fo:country="none" fo:font-weight="normal" officeooo:rsid="00d3ba98" officeooo:paragraph-rsid="00d3ba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02" style:family="paragraph" style:parent-style-name="Standard">
      <loext:graphic-properties draw:fill="solid" draw:fill-color="#ffffff"/>
      <style:paragraph-properties fo:margin-left="1.251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 fo:keep-with-next="always"/>
      <style:text-properties style:use-window-font-color="true" loext:opacity="0%" style:font-name="Arial1" fo:font-size="12pt" fo:language="zxx" fo:country="none" fo:font-weight="normal" officeooo:rsid="00d3ba98" officeooo:paragraph-rsid="00d3ba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0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15%" fo:orphans="2" fo:widows="2" fo:text-indent="0cm" style:auto-text-indent="false" fo:background-color="#ffffff" fo:padding="0cm" fo:border="none" style:shadow="none"/>
      <style:text-properties style:use-window-font-color="true" loext:opacity="0%" style:font-name="Arial1" fo:font-size="12pt" fo:language="zxx" fo:country="none" fo:font-weight="normal" officeooo:rsid="00d3ba98" officeooo:paragraph-rsid="00d3ba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5fd58" style:font-weight-asian="normal" style:font-weight-complex="normal"/>
    </style:style>
    <style:style style:name="T3" style:family="text">
      <style:text-properties fo:font-weight="normal" officeooo:rsid="00274a5d" style:font-weight-asian="normal" style:font-weight-complex="normal"/>
    </style:style>
    <style:style style:name="T4" style:family="text">
      <style:text-properties fo:font-weight="normal" officeooo:rsid="003054f2" style:font-weight-asian="normal" style:font-weight-complex="normal"/>
    </style:style>
    <style:style style:name="T5" style:family="text">
      <style:text-properties fo:font-weight="normal" officeooo:rsid="0034cc5e" style:font-weight-asian="normal" style:font-weight-complex="normal"/>
    </style:style>
    <style:style style:name="T6" style:family="text">
      <style:text-properties fo:font-weight="normal" officeooo:rsid="0036b240" style:font-weight-asian="normal" style:font-weight-complex="normal"/>
    </style:style>
    <style:style style:name="T7" style:family="text">
      <style:text-properties fo:font-weight="normal" officeooo:rsid="0036ba2b" style:font-weight-asian="normal" style:font-weight-complex="normal"/>
    </style:style>
    <style:style style:name="T8" style:family="text">
      <style:text-properties fo:font-weight="normal" officeooo:rsid="0036e6c2" style:font-weight-asian="normal" style:font-weight-complex="normal"/>
    </style:style>
    <style:style style:name="T9" style:family="text">
      <style:text-properties fo:font-weight="normal" officeooo:rsid="0039a715" style:font-weight-asian="normal" style:font-weight-complex="normal"/>
    </style:style>
    <style:style style:name="T10" style:family="text">
      <style:text-properties fo:font-weight="normal" officeooo:rsid="003efe7b" style:font-weight-asian="normal" style:font-weight-complex="normal"/>
    </style:style>
    <style:style style:name="T11" style:family="text">
      <style:text-properties fo:font-weight="normal" officeooo:rsid="003fe626" style:font-weight-asian="normal" style:font-weight-complex="normal"/>
    </style:style>
    <style:style style:name="T12" style:family="text">
      <style:text-properties fo:font-weight="normal" officeooo:rsid="00419c6e" style:font-weight-asian="normal" style:font-weight-complex="normal"/>
    </style:style>
    <style:style style:name="T13" style:family="text">
      <style:text-properties fo:font-weight="normal" officeooo:rsid="0048b7a9" style:font-weight-asian="normal" style:font-weight-complex="normal"/>
    </style:style>
    <style:style style:name="T14" style:family="text">
      <style:text-properties fo:font-weight="normal" officeooo:rsid="004b0627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5fd58" style:font-weight-asian="bold" style:font-weight-complex="bold"/>
    </style:style>
    <style:style style:name="T17" style:family="text">
      <style:text-properties fo:font-weight="bold" officeooo:rsid="0033521f" style:font-weight-asian="bold" style:font-weight-complex="bold"/>
    </style:style>
    <style:style style:name="T18" style:family="text">
      <style:text-properties fo:font-weight="bold" officeooo:rsid="0034cc5e" style:font-weight-asian="bold" style:font-weight-complex="bold"/>
    </style:style>
    <style:style style:name="T19" style:family="text">
      <style:text-properties fo:font-weight="bold" officeooo:rsid="003efe7b" style:font-weight-asian="bold" style:font-weight-complex="bold"/>
    </style:style>
    <style:style style:name="T20" style:family="text">
      <style:text-properties fo:font-weight="bold" officeooo:rsid="003fe626" style:font-weight-asian="bold" style:font-weight-complex="bold"/>
    </style:style>
    <style:style style:name="T21" style:family="text">
      <style:text-properties fo:font-weight="bold" officeooo:rsid="0046c073" style:font-weight-asian="bold" style:font-weight-complex="bold"/>
    </style:style>
    <style:style style:name="T22" style:family="text">
      <style:text-properties fo:font-weight="bold" officeooo:rsid="004b0627" style:font-weight-asian="bold" style:font-weight-complex="bold"/>
    </style:style>
    <style:style style:name="T23" style:family="text">
      <style:text-properties fo:font-weight="bold" officeooo:rsid="00497a72" style:font-weight-asian="bold" style:font-weight-complex="bold"/>
    </style:style>
    <style:style style:name="T24" style:family="text">
      <style:text-properties fo:font-weight="bold" officeooo:rsid="004ed4ca" style:font-weight-asian="bold" style:font-weight-complex="bold"/>
    </style:style>
    <style:style style:name="T25" style:family="text">
      <style:text-properties fo:font-weight="bold" officeooo:rsid="005055e2" style:font-weight-asian="bold" style:font-weight-complex="bold"/>
    </style:style>
    <style:style style:name="T26" style:family="text">
      <style:text-properties fo:font-weight="bold" officeooo:rsid="00419c6e" style:font-weight-asian="bold" style:font-weight-complex="bold"/>
    </style:style>
    <style:style style:name="T27" style:family="text">
      <style:text-properties fo:font-weight="bold" officeooo:rsid="0062e718" style:font-weight-asian="bold" style:font-weight-complex="bold"/>
    </style:style>
    <style:style style:name="T28" style:family="text">
      <style:text-properties fo:font-weight="bold" officeooo:rsid="0064ef0a" style:font-weight-asian="bold" style:font-weight-complex="bold"/>
    </style:style>
    <style:style style:name="T29" style:family="text">
      <style:text-properties fo:font-weight="bold" officeooo:rsid="006731eb" style:font-weight-asian="bold" style:font-weight-complex="bold"/>
    </style:style>
    <style:style style:name="T30" style:family="text">
      <style:text-properties fo:font-weight="bold" officeooo:rsid="006a4747" style:font-weight-asian="bold" style:font-weight-complex="bold"/>
    </style:style>
    <style:style style:name="T31" style:family="text">
      <style:text-properties fo:font-weight="bold" officeooo:rsid="005528db" style:font-weight-asian="bold" style:font-weight-complex="bold"/>
    </style:style>
    <style:style style:name="T32" style:family="text">
      <style:text-properties fo:font-weight="bold" officeooo:rsid="00a5ec3d" style:font-weight-asian="bold" style:font-weight-complex="bold"/>
    </style:style>
    <style:style style:name="T33" style:family="text">
      <style:text-properties fo:font-weight="bold" officeooo:rsid="00a61a30" style:font-weight-asian="bold" style:font-weight-complex="bold"/>
    </style:style>
    <style:style style:name="T34" style:family="text">
      <style:text-properties fo:font-weight="bold" officeooo:rsid="00a634ec" style:font-weight-asian="bold" style:font-weight-complex="bold"/>
    </style:style>
    <style:style style:name="T35" style:family="text">
      <style:text-properties fo:font-weight="bold" officeooo:rsid="00a2a9cb" style:font-weight-asian="bold" style:font-weight-complex="bold"/>
    </style:style>
    <style:style style:name="T36" style:family="text">
      <style:text-properties fo:font-weight="bold" officeooo:rsid="0061d518" style:font-weight-asian="bold" style:font-weight-complex="bold"/>
    </style:style>
    <style:style style:name="T37" style:family="text">
      <style:text-properties fo:font-weight="bold" officeooo:rsid="00b130cc" style:font-weight-asian="bold" style:font-weight-complex="bold"/>
    </style:style>
    <style:style style:name="T38" style:family="text">
      <style:text-properties fo:font-weight="bold" officeooo:rsid="00c0ec6b" style:font-weight-asian="bold" style:font-weight-complex="bold"/>
    </style:style>
    <style:style style:name="T39" style:family="text">
      <style:text-properties fo:font-weight="bold" style:font-weight-asian="bold" style:font-name-complex="Lucida Sans" style:font-weight-complex="bold"/>
    </style:style>
    <style:style style:name="T40" style:family="text">
      <style:text-properties fo:font-weight="bold" officeooo:rsid="00419c6e" style:font-weight-asian="bold" style:font-name-complex="Lucida Sans" style:font-weight-complex="bold"/>
    </style:style>
    <style:style style:name="T41" style:family="text">
      <style:text-properties fo:font-weight="bold" officeooo:rsid="006a4747" style:font-weight-asian="bold" style:font-name-complex="Lucida Sans" style:font-weight-complex="bold"/>
    </style:style>
    <style:style style:name="T42" style:family="text">
      <style:text-properties fo:font-weight="bold" officeooo:rsid="0092ab0c" style:font-weight-asian="bold" style:font-name-complex="Lucida Sans" style:font-weight-complex="bold"/>
    </style:style>
    <style:style style:name="T43" style:family="text">
      <style:text-properties fo:font-weight="bold" officeooo:rsid="00a2a9cb" style:font-weight-asian="bold" style:font-name-complex="Lucida Sans" style:font-weight-complex="bold"/>
    </style:style>
    <style:style style:name="T44" style:family="text">
      <style:text-properties fo:font-weight="bold" officeooo:rsid="00db42d4" style:font-weight-asian="bold" style:font-name-complex="Lucida Sans" style:font-weight-complex="bold"/>
    </style:style>
    <style:style style:name="T45" style:family="text">
      <style:text-properties fo:font-style="normal" fo:font-weight="normal" style:font-style-asian="normal" style:font-weight-asian="normal"/>
    </style:style>
    <style:style style:name="T46" style:family="text">
      <style:text-properties fo:font-style="normal" fo:font-weight="normal" officeooo:rsid="001d6559" style:font-style-asian="normal" style:font-weight-asian="normal"/>
    </style:style>
    <style:style style:name="T47" style:family="text">
      <style:text-properties fo:font-style="normal" fo:font-weight="normal" style:font-style-asian="normal" style:font-weight-asian="normal" style:font-weight-complex="bold"/>
    </style:style>
    <style:style style:name="T48" style:family="text">
      <style:text-properties fo:font-style="normal" fo:font-weight="normal" style:font-style-asian="normal" style:font-weight-asian="normal" style:font-weight-complex="normal"/>
    </style:style>
    <style:style style:name="T49" style:family="text">
      <style:text-properties fo:font-style="normal" fo:font-weight="normal" officeooo:rsid="0028b753" style:font-style-asian="normal" style:font-weight-asian="normal" style:font-weight-complex="normal"/>
    </style:style>
    <style:style style:name="T50" style:family="text">
      <style:text-properties fo:font-style="normal" fo:font-weight="normal" officeooo:rsid="002ab122" style:font-style-asian="normal" style:font-weight-asian="normal" style:font-weight-complex="normal"/>
    </style:style>
    <style:style style:name="T51" style:family="text">
      <style:text-properties fo:font-style="normal" fo:font-weight="normal" officeooo:rsid="002e3bcc" style:font-style-asian="normal" style:font-weight-asian="normal" style:font-weight-complex="normal"/>
    </style:style>
    <style:style style:name="T52" style:family="text">
      <style:text-properties fo:font-style="normal" fo:font-weight="normal" officeooo:rsid="002f7969" style:font-style-asian="normal" style:font-weight-asian="normal" style:font-weight-complex="normal"/>
    </style:style>
    <style:style style:name="T53" style:family="text">
      <style:text-properties fo:font-style="normal" fo:font-weight="normal" officeooo:rsid="003054f2" style:font-style-asian="normal" style:font-weight-asian="normal" style:font-weight-complex="normal"/>
    </style:style>
    <style:style style:name="T54" style:family="text">
      <style:text-properties fo:font-style="normal" fo:font-weight="normal" officeooo:rsid="0025fd58" style:font-style-asian="normal" style:font-weight-asian="normal" style:font-weight-complex="normal"/>
    </style:style>
    <style:style style:name="T55" style:family="text">
      <style:text-properties fo:font-style="normal" fo:font-weight="normal" officeooo:rsid="0033521f" style:font-style-asian="normal" style:font-weight-asian="normal" style:font-weight-complex="normal"/>
    </style:style>
    <style:style style:name="T56" style:family="text">
      <style:text-properties fo:font-style="normal" fo:font-weight="normal" officeooo:rsid="0033e881" style:font-style-asian="normal" style:font-weight-asian="normal" style:font-weight-complex="normal"/>
    </style:style>
    <style:style style:name="T57" style:family="text">
      <style:text-properties fo:font-style="normal" fo:font-weight="normal" officeooo:rsid="00388c2c" style:font-style-asian="normal" style:font-weight-asian="normal" style:font-weight-complex="normal"/>
    </style:style>
    <style:style style:name="T58" style:family="text">
      <style:text-properties fo:font-style="normal" fo:font-weight="normal" officeooo:rsid="0039a715" style:font-style-asian="normal" style:font-weight-asian="normal" style:font-weight-complex="normal"/>
    </style:style>
    <style:style style:name="T59" style:family="text">
      <style:text-properties fo:font-style="normal" fo:font-weight="normal" officeooo:rsid="0025fd58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2c1bd9" style:font-style-asian="normal" style:font-weight-asian="normal"/>
    </style:style>
    <style:style style:name="T61" style:family="text">
      <style:text-properties fo:font-style="normal" fo:font-weight="normal" officeooo:rsid="00434443" style:font-style-asian="normal" style:font-weight-asian="normal"/>
    </style:style>
    <style:style style:name="T62" style:family="text">
      <style:text-properties fo:font-style="normal" fo:font-weight="normal" officeooo:rsid="00572637" style:font-style-asian="normal" style:font-weight-asian="normal"/>
    </style:style>
    <style:style style:name="T63" style:family="text">
      <style:text-properties fo:font-style="normal" fo:font-weight="normal" officeooo:rsid="0057ce83" style:font-style-asian="normal" style:font-weight-asian="normal"/>
    </style:style>
    <style:style style:name="T64" style:family="text">
      <style:text-properties fo:font-style="normal" fo:font-weight="bold" style:font-style-asian="normal" style:font-weight-asian="normal"/>
    </style:style>
    <style:style style:name="T65" style:family="text">
      <style:text-properties fo:font-style="normal" fo:font-weight="bold" style:font-style-asian="normal" style:font-weight-asian="bold" style:font-weight-complex="bold"/>
    </style:style>
    <style:style style:name="T66" style:family="text">
      <style:text-properties fo:font-style="normal" fo:font-weight="bold" officeooo:rsid="0020a6a3" style:font-style-asian="normal" style:font-weight-asian="bold" style:font-weight-complex="bold"/>
    </style:style>
    <style:style style:name="T67" style:family="text">
      <style:text-properties fo:font-style="normal" fo:font-weight="bold" officeooo:rsid="0025fd58" style:font-style-asian="normal" style:font-weight-asian="bold" style:font-weight-complex="bold"/>
    </style:style>
    <style:style style:name="T68" style:family="text">
      <style:text-properties fo:font-style="normal" fo:font-weight="bold" officeooo:rsid="0033521f" style:font-style-asian="normal" style:font-weight-asian="bold" style:font-weight-complex="bold"/>
    </style:style>
    <style:style style:name="T69" style:family="text">
      <style:text-properties fo:font-style="normal" fo:font-weight="bold" officeooo:rsid="0033521f" style:font-style-asian="normal" style:font-weight-asian="bold" style:font-style-complex="normal" style:font-weight-complex="bold"/>
    </style:style>
    <style:style style:name="T70" style:family="text">
      <style:text-properties fo:font-style="normal" fo:font-weight="bold" officeooo:rsid="0039a715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7bffc6" style:font-style-asian="normal" style:font-weight-asian="bold" style:font-name-complex="Lucida Sans" style:font-weight-complex="bold"/>
    </style:style>
    <style:style style:name="T72" style:family="text">
      <style:text-properties fo:font-style="normal" fo:font-weight="bold" style:font-style-asian="normal" style:font-weight-asian="bold" style:font-name-complex="Lucida Sans" style:font-weight-complex="bold"/>
    </style:style>
    <style:style style:name="T73" style:family="text">
      <style:text-properties fo:font-style="normal" style:font-style-asian="normal"/>
    </style:style>
    <style:style style:name="T74" style:family="text">
      <style:text-properties fo:font-style="normal" officeooo:rsid="0020c785" style:font-style-asian="normal"/>
    </style:style>
    <style:style style:name="T75" style:family="text">
      <style:text-properties fo:font-style="normal" officeooo:rsid="001d6559" style:font-style-asian="normal"/>
    </style:style>
    <style:style style:name="T76" style:family="text">
      <style:text-properties fo:font-style="normal" officeooo:rsid="002c1bd9" style:font-style-asian="normal"/>
    </style:style>
    <style:style style:name="T77" style:family="text">
      <style:text-properties fo:font-style="normal" officeooo:rsid="005abe08" style:font-style-asian="normal"/>
    </style:style>
    <style:style style:name="T78" style:family="text">
      <style:text-properties fo:font-style="normal" officeooo:rsid="007bffc6" style:font-style-asian="normal"/>
    </style:style>
    <style:style style:name="T79" style:family="text">
      <style:text-properties fo:font-style="normal" officeooo:rsid="008eca40" style:font-style-asian="normal"/>
    </style:style>
    <style:style style:name="T80" style:family="text">
      <style:text-properties fo:font-style="normal" officeooo:rsid="007bffc6" style:font-style-asian="normal" style:font-name-complex="Lucida Sans"/>
    </style:style>
    <style:style style:name="T81" style:family="text">
      <style:text-properties fo:font-style="normal" style:font-style-asian="normal" style:font-name-complex="Lucida Sans"/>
    </style:style>
    <style:style style:name="T82" style:family="text">
      <style:text-properties fo:font-style="normal" officeooo:rsid="009a9ee3" style:font-style-asian="normal"/>
    </style:style>
    <style:style style:name="T83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/>
    </style:style>
    <style:style style:name="T84" style:family="text">
      <style:text-properties fo:color="#080808" loext:opacity="100%" style:font-name="JetBrains Mono" fo:font-size="10pt" fo:font-style="italic" fo:font-weight="normal" officeooo:rsid="003efe7b" style:font-size-asian="10pt" style:font-style-asian="italic" style:font-weight-asian="normal" style:font-style-complex="italic" style:font-weight-complex="normal"/>
    </style:style>
    <style:style style:name="T85" style:family="text">
      <style:text-properties fo:color="#080808" loext:opacity="100%" style:font-name="JetBrains Mono" fo:font-size="10pt" fo:font-style="italic" fo:font-weight="normal" officeooo:rsid="00a084e1" style:font-size-asian="10pt" style:font-style-asian="italic" style:font-weight-asian="normal" style:font-size-complex="12pt" style:font-weight-complex="normal"/>
    </style:style>
    <style:style style:name="T86" style:family="text">
      <style:text-properties fo:color="#080808" loext:opacity="100%" style:font-name="JetBrains Mono" fo:font-size="10pt" fo:font-style="italic" style:font-size-asian="10pt" style:font-style-asian="italic"/>
    </style:style>
    <style:style style:name="T87" style:family="text">
      <style:text-properties fo:color="#080808" loext:opacity="100%" style:font-name="JetBrains Mono" fo:font-size="10pt" fo:font-style="italic" officeooo:rsid="006a4747" style:font-size-asian="10pt" style:font-style-asian="italic"/>
    </style:style>
    <style:style style:name="T88" style:family="text">
      <style:text-properties fo:color="#080808" loext:opacity="100%" style:font-name="JetBrains Mono" fo:font-size="10pt" fo:font-style="italic" officeooo:rsid="007c627e" style:font-size-asian="10pt" style:font-style-asian="italic"/>
    </style:style>
    <style:style style:name="T89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90" style:family="text">
      <style:text-properties fo:color="#080808" loext:opacity="100%" style:font-name="JetBrains Mono" fo:font-size="10pt" fo:font-style="normal" fo:font-weight="normal" officeooo:rsid="00a084e1" style:font-size-asian="10pt" style:font-style-asian="normal" style:font-weight-asian="normal" style:font-size-complex="12pt" style:font-weight-complex="normal"/>
    </style:style>
    <style:style style:name="T91" style:family="text">
      <style:text-properties fo:color="#080808" loext:opacity="100%" style:font-name="JetBrains Mono" fo:font-size="10pt" fo:font-style="normal" fo:font-weight="normal" officeooo:rsid="00a19ac5" style:font-size-asian="10pt" style:font-style-asian="normal" style:font-weight-asian="normal" style:font-size-complex="12pt" style:font-weight-complex="normal"/>
    </style:style>
    <style:style style:name="T92" style:family="text">
      <style:text-properties fo:color="#080808" loext:opacity="100%" style:font-name="JetBrains Mono" fo:font-size="10pt" fo:font-style="normal" fo:font-weight="normal" officeooo:rsid="00a664d6" style:font-size-asian="10pt" style:font-style-asian="normal" style:font-weight-asian="normal" style:font-name-complex="Lucida Sans" style:font-size-complex="12pt" style:font-weight-complex="normal"/>
    </style:style>
    <style:style style:name="T93" style:family="text">
      <style:text-properties fo:color="#080808" loext:opacity="100%" style:font-name="JetBrains Mono" fo:font-size="10pt" fo:font-style="normal" fo:font-weight="normal" officeooo:rsid="00a81023" style:font-size-asian="10pt" style:font-style-asian="normal" style:font-weight-asian="normal"/>
    </style:style>
    <style:style style:name="T94" style:family="text">
      <style:text-properties fo:color="#080808" loext:opacity="100%" style:font-name="JetBrains Mono" fo:font-size="10pt" fo:font-style="normal" style:font-size-asian="10pt" style:font-style-asian="normal"/>
    </style:style>
    <style:style style:name="T95" style:family="text">
      <style:text-properties fo:color="#080808" loext:opacity="100%" style:font-name="JetBrains Mono" fo:font-size="10pt" fo:font-style="normal" officeooo:rsid="006a4747" style:font-size-asian="10pt" style:font-style-asian="normal"/>
    </style:style>
    <style:style style:name="T96" style:family="text">
      <style:text-properties fo:color="#080808" loext:opacity="100%" style:font-name="JetBrains Mono" fo:font-size="10pt" fo:font-style="normal" officeooo:rsid="007c627e" style:font-size-asian="10pt" style:font-style-asian="normal"/>
    </style:style>
    <style:style style:name="T97" style:family="text">
      <style:text-properties fo:color="#080808" loext:opacity="100%" style:font-name="JetBrains Mono" fo:font-size="10pt" fo:font-style="normal" officeooo:rsid="00dd16d5" style:font-size-asian="10pt" style:font-style-asian="normal"/>
    </style:style>
    <style:style style:name="T98" style:family="text">
      <style:text-properties fo:color="#080808" loext:opacity="100%" style:font-name="JetBrains Mono" fo:font-size="10pt" style:font-size-asian="10pt"/>
    </style:style>
    <style:style style:name="T99" style:family="text">
      <style:text-properties fo:color="#080808" loext:opacity="100%" style:font-name="JetBrains Mono" fo:font-size="10pt" officeooo:rsid="006a4747" style:font-size-asian="10pt"/>
    </style:style>
    <style:style style:name="T100" style:family="text">
      <style:text-properties fo:color="#080808" loext:opacity="100%" style:font-name="JetBrains Mono" fo:font-size="10pt" fo:language="zxx" fo:country="none" fo:font-style="normal" fo:font-weight="normal" officeooo:rsid="00a084e1" style:font-size-asian="10pt" style:language-asian="zxx" style:country-asian="none" style:font-style-asian="normal" style:font-weight-asian="normal" style:font-size-complex="12pt" style:language-complex="zxx" style:country-complex="none" style:font-weight-complex="normal"/>
    </style:style>
    <style:style style:name="T101" style:family="text">
      <style:text-properties fo:color="#080808" loext:opacity="100%" style:font-name="JetBrains Mono" fo:font-size="10pt" fo:language="zxx" fo:country="none" fo:font-style="normal" fo:font-weight="normal" officeooo:rsid="00dd16d5" style:font-size-asian="10pt" style:language-asian="zxx" style:country-asian="none" style:font-style-asian="normal" style:font-weight-asian="normal" style:font-size-complex="12pt" style:language-complex="zxx" style:country-complex="none" style:font-weight-complex="normal"/>
    </style:style>
    <style:style style:name="T102" style:family="text">
      <style:text-properties fo:color="#080808" loext:opacity="100%" style:font-name="JetBrains Mono" fo:font-size="10pt" fo:language="zxx" fo:country="none" fo:font-style="normal" fo:font-weight="normal" officeooo:rsid="007a94eb" style:font-size-asian="10pt" style:language-asian="zxx" style:country-asian="none" style:font-style-asian="normal" style:font-weight-asian="normal" style:font-name-complex="Lucida Sans" style:font-size-complex="12pt" style:language-complex="zxx" style:country-complex="none" style:font-weight-complex="normal"/>
    </style:style>
    <style:style style:name="T103" style:family="text">
      <style:text-properties fo:color="#080808" loext:opacity="100%" style:font-name="JetBrains Mono" fo:font-size="10pt" fo:language="zxx" fo:country="none" fo:font-style="normal" fo:font-weight="bold" officeooo:rsid="00a084e1" style:font-size-asian="10pt" style:language-asian="zxx" style:country-asian="none" style:font-style-asian="normal" style:font-weight-asian="bold" style:font-size-complex="12pt" style:language-complex="zxx" style:country-complex="none" style:font-weight-complex="bold"/>
    </style:style>
    <style:style style:name="T104" style:family="text">
      <style:text-properties fo:color="#080808" loext:opacity="100%" style:font-name="JetBrains Mono" fo:font-size="10pt" fo:language="zxx" fo:country="none" fo:font-style="normal" fo:font-weight="bold" officeooo:rsid="00c7889c" style:font-size-asian="10pt" style:language-asian="zxx" style:country-asian="none" style:font-style-asian="normal" style:font-weight-asian="bold" style:font-size-complex="12pt" style:language-complex="zxx" style:country-complex="none" style:font-weight-complex="bold"/>
    </style:style>
    <style:style style:name="T105" style:family="text">
      <style:text-properties fo:color="#080808" loext:opacity="100%" style:font-name="JetBrains Mono" fo:font-size="10pt" fo:language="zxx" fo:country="none" fo:font-style="italic" fo:font-weight="normal" officeooo:rsid="00a084e1" style:font-size-asian="10pt" style:language-asian="zxx" style:country-asian="none" style:font-style-asian="italic" style:font-weight-asian="normal" style:font-size-complex="12pt" style:language-complex="zxx" style:country-complex="none" style:font-weight-complex="normal"/>
    </style:style>
    <style:style style:name="T106" style:family="text">
      <style:text-properties fo:color="#080808" loext:opacity="100%" style:font-name="JetBrains Mono" fo:font-style="normal" fo:font-weight="bold" style:font-style-asian="normal" style:font-weight-asian="bold" style:font-weight-complex="bold"/>
    </style:style>
    <style:style style:name="T107" style:family="text">
      <style:text-properties fo:color="#080808" loext:opacity="100%" style:font-name="JetBrains Mono" fo:font-style="normal" style:font-style-asian="normal"/>
    </style:style>
    <style:style style:name="T108" style:family="text">
      <style:text-properties fo:color="#080808" loext:opacity="100%" style:font-name="JetBrains Mono" fo:font-size="8pt" fo:language="zxx" fo:country="none" fo:font-style="normal" fo:font-weight="normal" style:font-size-asian="8pt" style:language-asian="zxx" style:country-asian="none" style:font-style-asian="normal" style:font-weight-asian="normal" style:font-size-complex="8pt" style:language-complex="zxx" style:country-complex="none"/>
    </style:style>
    <style:style style:name="T109" style:family="text">
      <style:text-properties fo:color="#080808" loext:opacity="100%" style:font-name="JetBrains Mono" fo:font-size="8pt" fo:language="zxx" fo:country="none" fo:font-style="normal" fo:font-weight="normal" officeooo:rsid="00c013da" style:font-size-asian="8pt" style:language-asian="zxx" style:country-asian="none" style:font-style-asian="normal" style:font-weight-asian="normal" style:font-name-complex="Lucida Sans" style:font-size-complex="8pt" style:language-complex="zxx" style:country-complex="none" style:font-weight-complex="normal"/>
    </style:style>
    <style:style style:name="T110" style:family="text">
      <style:text-properties fo:color="#080808" loext:opacity="100%" style:font-name="JetBrains Mono" fo:font-size="8pt" fo:language="zxx" fo:country="none" fo:font-style="normal" fo:font-weight="normal" fo:background-color="#ffff00" loext:char-shading-value="0" style:font-size-asian="8pt" style:language-asian="zxx" style:country-asian="none" style:font-style-asian="normal" style:font-weight-asian="normal" style:font-size-complex="8pt" style:language-complex="zxx" style:country-complex="none"/>
    </style:style>
    <style:style style:name="T111" style:family="text">
      <style:text-properties fo:color="#080808" loext:opacity="100%" style:font-name="JetBrains Mono" fo:font-size="8pt" fo:language="zxx" fo:country="none" fo:font-style="normal" fo:font-weight="normal" officeooo:rsid="00cb7843" fo:background-color="#ffff00" loext:char-shading-value="0" style:font-size-asian="8pt" style:language-asian="zxx" style:country-asian="none" style:font-style-asian="normal" style:font-weight-asian="normal" style:font-size-complex="8pt" style:language-complex="zxx" style:country-complex="none"/>
    </style:style>
    <style:style style:name="T112" style:family="text">
      <style:text-properties fo:color="#080808" loext:opacity="100%" style:font-name="JetBrains Mono" fo:font-size="8pt" fo:language="zxx" fo:country="none" fo:font-style="normal" fo:font-weight="normal" officeooo:rsid="00ca6d55" fo:background-color="#ffff00" loext:char-shading-value="0" style:font-size-asian="8pt" style:language-asian="zxx" style:country-asian="none" style:font-style-asian="normal" style:font-weight-asian="normal" style:font-size-complex="8pt" style:language-complex="zxx" style:country-complex="none"/>
    </style:style>
    <style:style style:name="T113" style:family="text">
      <style:text-properties fo:color="#080808" loext:opacity="100%" style:font-name="JetBrains Mono" fo:font-size="8pt" fo:language="zxx" fo:country="none" fo:font-style="normal" fo:font-weight="normal" officeooo:rsid="00c013da" fo:background-color="#ffff00" loext:char-shading-value="0" style:font-size-asian="8pt" style:language-asian="zxx" style:country-asian="none" style:font-style-asian="normal" style:font-weight-asian="normal" style:font-name-complex="Lucida Sans" style:font-size-complex="8pt" style:language-complex="zxx" style:country-complex="none" style:font-weight-complex="normal"/>
    </style:style>
    <style:style style:name="T114" style:family="text">
      <style:text-properties fo:color="#080808" loext:opacity="100%" style:font-name="JetBrains Mono" fo:font-size="8pt" fo:language="zxx" fo:country="none" fo:font-style="normal" fo:font-weight="normal" officeooo:rsid="00be7eeb" fo:background-color="#ffff00" loext:char-shading-value="0" style:font-size-asian="10pt" style:language-asian="zxx" style:country-asian="none" style:font-style-asian="normal" style:font-weight-asian="normal" style:font-name-complex="Lucida Sans" style:font-size-complex="12pt" style:language-complex="zxx" style:country-complex="none" style:font-weight-complex="normal"/>
    </style:style>
    <style:style style:name="T115" style:family="text">
      <style:text-properties fo:color="#080808" loext:opacity="100%" style:font-name="JetBrains Mono" fo:font-size="8pt" fo:language="zxx" fo:country="none" fo:font-style="normal" fo:font-weight="normal" officeooo:rsid="00dd16d5" fo:background-color="#ffff00" loext:char-shading-value="0" style:font-size-asian="10pt" style:language-asian="zxx" style:country-asian="none" style:font-style-asian="normal" style:font-weight-asian="normal" style:font-name-complex="Lucida Sans" style:font-size-complex="12pt" style:language-complex="zxx" style:country-complex="none" style:font-weight-complex="normal"/>
    </style:style>
    <style:style style:name="T116" style:family="text">
      <style:text-properties fo:color="#080808" loext:opacity="100%" style:font-name="JetBrains Mono" fo:font-size="8pt" fo:language="zxx" fo:country="none" fo:font-style="normal" fo:font-weight="normal" officeooo:rsid="00be7eeb" style:font-size-asian="10pt" style:language-asian="zxx" style:country-asian="none" style:font-style-asian="normal" style:font-weight-asian="normal" style:font-name-complex="Lucida Sans" style:font-size-complex="12pt" style:language-complex="zxx" style:country-complex="none" style:font-weight-complex="normal"/>
    </style:style>
    <style:style style:name="T117" style:family="text">
      <style:text-properties fo:color="#080808" loext:opacity="100%" style:font-name="JetBrains Mono" fo:font-size="8pt" fo:language="zxx" fo:country="none" fo:font-style="normal" fo:font-weight="normal" officeooo:rsid="007a94eb" style:font-size-asian="10pt" style:language-asian="zxx" style:country-asian="none" style:font-style-asian="normal" style:font-weight-asian="normal" style:font-name-complex="Lucida Sans" style:font-size-complex="12pt" style:language-complex="zxx" style:country-complex="none" style:font-weight-complex="normal"/>
    </style:style>
    <style:style style:name="T118" style:family="text">
      <style:text-properties fo:color="#080808" loext:opacity="100%" style:font-name="JetBrains Mono" fo:font-size="8pt" fo:language="zxx" fo:country="none" fo:font-style="normal" fo:font-weight="normal" officeooo:rsid="0081d0cb" style:font-size-asian="10pt" style:language-asian="zxx" style:country-asian="none" style:font-style-asian="normal" style:font-weight-asian="normal" style:font-name-complex="Lucida Sans" style:font-size-complex="12pt" style:language-complex="zxx" style:country-complex="none" style:font-weight-complex="normal"/>
    </style:style>
    <style:style style:name="T119" style:family="text">
      <style:text-properties fo:color="#080808" loext:opacity="100%" style:font-name="JetBrains Mono" fo:font-size="8pt" fo:language="zxx" fo:country="none" fo:font-style="italic" fo:font-weight="normal" officeooo:rsid="00c013da" style:font-size-asian="8pt" style:language-asian="zxx" style:country-asian="none" style:font-style-asian="italic" style:font-weight-asian="normal" style:font-name-complex="Lucida Sans" style:font-size-complex="8pt" style:language-complex="zxx" style:country-complex="none" style:font-weight-complex="normal"/>
    </style:style>
    <style:style style:name="T120" style:family="text">
      <style:text-properties fo:color="#080808" loext:opacity="100%" style:font-name="JetBrains Mono" fo:font-size="8pt" fo:language="zxx" fo:country="none" fo:font-style="italic" fo:font-weight="normal" officeooo:rsid="00be7eeb" style:font-size-asian="10pt" style:language-asian="zxx" style:country-asian="none" style:font-style-asian="italic" style:font-weight-asian="normal" style:font-name-complex="Lucida Sans" style:font-size-complex="12pt" style:language-complex="zxx" style:country-complex="none" style:font-weight-complex="normal"/>
    </style:style>
    <style:style style:name="T121" style:family="text">
      <style:text-properties fo:color="#080808" loext:opacity="100%" style:font-name="JetBrains Mono" fo:font-size="8pt" fo:language="zxx" fo:country="none" fo:font-style="italic" fo:font-weight="normal" officeooo:rsid="007a94eb" style:font-size-asian="10pt" style:language-asian="zxx" style:country-asian="none" style:font-style-asian="italic" style:font-weight-asian="normal" style:font-name-complex="Lucida Sans" style:font-size-complex="12pt" style:language-complex="zxx" style:country-complex="none" style:font-weight-complex="normal"/>
    </style:style>
    <style:style style:name="T122" style:family="text">
      <style:text-properties fo:color="#080808" loext:opacity="100%" style:font-name="JetBrains Mono" fo:font-size="8pt" fo:language="zxx" fo:country="none" fo:font-style="italic" fo:font-weight="normal" officeooo:rsid="00be7eeb" fo:background-color="#ffff00" loext:char-shading-value="0" style:font-size-asian="10pt" style:language-asian="zxx" style:country-asian="none" style:font-style-asian="italic" style:font-weight-asian="normal" style:font-name-complex="Lucida Sans" style:font-size-complex="12pt" style:language-complex="zxx" style:country-complex="none" style:font-weight-complex="normal"/>
    </style:style>
    <style:style style:name="T123" style:family="text">
      <style:text-properties fo:color="#080808" loext:opacity="100%" style:font-name="JetBrains Mono" fo:font-size="8pt" fo:font-style="italic" officeooo:rsid="00e1d187" style:font-name-asian="Microsoft YaHei" style:font-size-asian="10pt" style:font-style-asian="italic" style:font-name-complex="Lucida Sans"/>
    </style:style>
    <style:style style:name="T124" style:family="text">
      <style:text-properties fo:color="#080808" loext:opacity="100%" style:font-name="JetBrains Mono1" fo:font-size="10pt" fo:font-style="italic" fo:font-weight="normal" officeooo:rsid="008cd74c" style:font-size-asian="10pt" style:font-style-asian="italic" style:font-weight-asian="normal" style:font-size-complex="12pt" style:font-weight-complex="normal"/>
    </style:style>
    <style:style style:name="T125" style:family="text">
      <style:text-properties fo:color="#080808" loext:opacity="100%" style:font-name="JetBrains Mono2" fo:font-size="10pt" fo:font-style="normal" style:font-size-asian="10pt" style:font-style-asian="normal"/>
    </style:style>
    <style:style style:name="T126" style:family="text">
      <style:text-properties fo:color="#080808" loext:opacity="100%" style:font-name="JetBrains Mono2" fo:font-size="10pt" fo:font-style="italic" style:font-size-asian="10pt" style:font-style-asian="italic"/>
    </style:style>
    <style:style style:name="T127" style:family="text">
      <style:text-properties fo:color="#080808" loext:opacity="100%" style:font-name="JetBrains Mono2" fo:font-size="10pt" fo:font-style="italic" style:font-size-asian="10pt" style:font-style-asian="italic" style:font-name-complex="Lucida Sans" style:font-weight-complex="bold"/>
    </style:style>
    <style:style style:name="T128" style:family="text">
      <style:text-properties fo:color="#080808" loext:opacity="100%" style:font-name="JetBrains Mono2" fo:font-style="normal" style:font-size-asian="10pt" style:font-style-asian="normal"/>
    </style:style>
    <style:style style:name="T129" style:family="text">
      <style:text-properties fo:color="#080808" loext:opacity="100%" style:font-name="JetBrains Mono2" fo:font-style="italic" style:font-size-asian="10pt" style:font-style-asian="italic"/>
    </style:style>
    <style:style style:name="T130" style:family="text">
      <style:text-properties fo:color="#080808" loext:opacity="100%" style:font-name="JetBrains Mono2" fo:font-size="8pt" fo:font-style="normal" fo:font-weight="normal" style:font-size-asian="10pt" style:font-style-asian="normal" style:font-weight-asian="normal" style:font-size-complex="12pt"/>
    </style:style>
    <style:style style:name="T131" style:family="text">
      <style:text-properties fo:color="#080808" loext:opacity="100%" style:font-name="JetBrains Mono2" fo:font-size="8pt" fo:font-style="normal" style:font-size-asian="10pt" style:font-style-asian="normal"/>
    </style:style>
    <style:style style:name="T132" style:family="text">
      <style:text-properties fo:color="#080808" loext:opacity="100%" style:font-name="JetBrains Mono2" fo:font-size="8pt" fo:font-style="normal" style:font-size-asian="10pt" style:font-style-asian="normal" style:font-name-complex="Lucida Sans"/>
    </style:style>
    <style:style style:name="T133" style:family="text">
      <style:text-properties fo:color="#080808" loext:opacity="100%" style:font-name="JetBrains Mono2" fo:font-size="8pt" fo:font-style="italic" style:font-size-asian="10pt" style:font-style-asian="italic"/>
    </style:style>
    <style:style style:name="T134" style:family="text">
      <style:text-properties fo:color="#080808" loext:opacity="100%" style:font-name="JetBrains Mono2" fo:font-size="8pt" fo:font-style="italic" style:font-size-asian="10pt" style:font-style-asian="italic" style:font-name-complex="Lucida Sans" style:font-weight-complex="bold"/>
    </style:style>
    <style:style style:name="T135" style:family="text">
      <style:text-properties fo:color="#080808" loext:opacity="100%" style:font-name="JetBrains Mono2" fo:font-size="8pt" fo:font-style="italic" style:font-size-asian="10pt" style:font-style-asian="italic" style:font-name-complex="Lucida Sans"/>
    </style:style>
    <style:style style:name="T136" style:family="text">
      <style:text-properties fo:color="#080808" loext:opacity="100%" style:font-name="JetBrains Mono2" fo:font-size="8pt" fo:language="zxx" fo:country="none" fo:font-style="normal" fo:font-weight="normal" style:font-size-asian="8pt" style:language-asian="zxx" style:country-asian="none" style:font-style-asian="normal" style:font-weight-asian="normal" style:font-size-complex="8pt" style:language-complex="zxx" style:country-complex="none"/>
    </style:style>
    <style:style style:name="T137" style:family="text">
      <style:text-properties fo:color="#080808" loext:opacity="100%" style:font-name="JetBrains Mono2" fo:font-size="8pt" fo:language="zxx" fo:country="none" fo:font-style="normal" fo:font-weight="normal" style:font-size-asian="10pt" style:language-asian="zxx" style:country-asian="none" style:font-style-asian="normal" style:font-weight-asian="normal" style:font-size-complex="12pt" style:language-complex="zxx" style:country-complex="none"/>
    </style:style>
    <style:style style:name="T138" style:family="text">
      <style:text-properties fo:color="#080808" loext:opacity="100%" style:font-name="JetBrains Mono2" fo:font-size="8pt" fo:language="zxx" fo:country="none" fo:font-style="normal" fo:font-weight="normal" fo:background-color="#ffff00" loext:char-shading-value="0" style:font-size-asian="10pt" style:language-asian="zxx" style:country-asian="none" style:font-style-asian="normal" style:font-weight-asian="normal" style:language-complex="zxx" style:country-complex="none"/>
    </style:style>
    <style:style style:name="T139" style:family="text">
      <style:text-properties fo:color="#080808" loext:opacity="100%" style:font-name="JetBrains Mono2" fo:font-size="8pt" fo:language="zxx" fo:country="none" fo:font-style="italic" fo:font-weight="normal" fo:background-color="#ffff00" loext:char-shading-value="0" style:font-size-asian="10pt" style:language-asian="zxx" style:country-asian="none" style:font-style-asian="italic" style:font-weight-asian="normal" style:language-complex="zxx" style:country-complex="none"/>
    </style:style>
    <style:style style:name="T140" style:family="text">
      <style:text-properties fo:color="#080808" loext:opacity="100%" style:font-name="JetBrains Mono2" fo:font-size="6pt" fo:font-style="normal" fo:font-weight="normal" style:font-size-asian="10pt" style:font-style-asian="normal" style:font-weight-asian="normal" style:font-size-complex="12pt"/>
    </style:style>
    <style:style style:name="T141" style:family="text">
      <style:text-properties fo:color="#080808" loext:opacity="100%" style:font-name="JetBrains Mono2" fo:font-size="6pt" fo:font-style="italic" fo:font-weight="normal" style:font-size-asian="10pt" style:font-style-asian="italic" style:font-weight-asian="normal" style:font-size-complex="12pt"/>
    </style:style>
    <style:style style:name="T142" style:family="text">
      <style:text-properties fo:font-style="italic" fo:font-weight="normal" style:font-style-asian="italic" style:font-weight-asian="normal" style:font-style-complex="italic"/>
    </style:style>
    <style:style style:name="T14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44" style:family="text">
      <style:text-properties fo:font-size="10pt" fo:font-style="italic" fo:font-weight="normal" officeooo:rsid="003d2e47" style:font-size-asian="10pt" style:font-style-asian="italic" style:font-weight-asian="normal" style:font-size-complex="10pt" style:font-style-complex="italic" style:font-weight-complex="normal"/>
    </style:style>
    <style:style style:name="T145" style:family="text">
      <style:text-properties fo:font-size="10pt" fo:font-style="italic" fo:font-weight="normal" officeooo:rsid="00419c6e" style:font-size-asian="10pt" style:font-style-asian="italic" style:font-weight-asian="normal" style:font-size-complex="10pt" style:font-style-complex="italic" style:font-weight-complex="normal"/>
    </style:style>
    <style:style style:name="T146" style:family="text">
      <style:text-properties fo:font-size="10pt" fo:font-style="italic" fo:font-weight="normal" officeooo:rsid="003fe626" style:font-size-asian="10pt" style:font-style-asian="italic" style:font-weight-asian="normal" style:font-size-complex="10pt" style:font-style-complex="italic" style:font-weight-complex="normal"/>
    </style:style>
    <style:style style:name="T147" style:family="text">
      <style:text-properties fo:font-size="10pt" fo:font-style="italic" fo:font-weight="normal" officeooo:rsid="004ee105" style:font-size-asian="10pt" style:font-style-asian="italic" style:font-weight-asian="normal" style:font-size-complex="10pt" style:font-style-complex="italic" style:font-weight-complex="normal"/>
    </style:style>
    <style:style style:name="T148" style:family="text">
      <style:text-properties fo:font-size="10pt" fo:font-style="italic" style:font-size-asian="10pt" style:font-style-asian="italic" style:font-size-complex="10pt" style:font-style-complex="italic"/>
    </style:style>
    <style:style style:name="T149" style:family="text">
      <style:text-properties fo:font-size="10pt" fo:font-style="italic" officeooo:rsid="004e3d3f" style:font-size-asian="10pt" style:font-style-asian="italic" style:font-size-complex="10pt" style:font-style-complex="italic"/>
    </style:style>
    <style:style style:name="T150" style:family="text">
      <style:text-properties fo:font-size="10pt" fo:font-style="italic" officeooo:rsid="004ee105" style:font-size-asian="10pt" style:font-style-asian="italic" style:font-size-complex="10pt" style:font-style-complex="italic"/>
    </style:style>
    <style:style style:name="T151" style:family="text">
      <style:text-properties fo:font-size="10pt" fo:font-style="italic" officeooo:rsid="0052f169" style:font-size-asian="10pt" style:font-style-asian="italic" style:font-size-complex="10pt" style:font-style-complex="italic"/>
    </style:style>
    <style:style style:name="T152" style:family="text">
      <style:text-properties fo:font-size="10pt" style:font-size-asian="10pt" style:font-size-complex="10pt"/>
    </style:style>
    <style:style style:name="T153" style:family="text">
      <style:text-properties fo:font-size="10pt" style:font-size-asian="10pt" style:font-size-complex="12pt"/>
    </style:style>
    <style:style style:name="T154" style:family="text">
      <style:text-properties fo:font-size="10pt" style:font-name-complex="Lucida Sans"/>
    </style:style>
    <style:style style:name="T155" style:family="text">
      <style:text-properties fo:color="#00a933" loext:opacity="100%"/>
    </style:style>
    <style:style style:name="T156" style:family="text">
      <style:text-properties fo:color="#00a933" loext:opacity="100%" fo:font-style="normal" fo:font-weight="normal" style:font-style-asian="normal" style:font-weight-asian="normal"/>
    </style:style>
    <style:style style:name="T157" style:family="text">
      <style:text-properties officeooo:rsid="0025fd58"/>
    </style:style>
    <style:style style:name="T158" style:family="text">
      <style:text-properties fo:color="#729fcf" loext:opacity="100%" fo:font-style="normal" fo:font-weight="normal" officeooo:rsid="002c541d" style:font-style-asian="normal" style:font-weight-asian="normal"/>
    </style:style>
    <style:style style:name="T159" style:family="text">
      <style:text-properties fo:color="#729fcf" loext:opacity="100%" fo:font-style="normal" style:font-style-asian="normal"/>
    </style:style>
    <style:style style:name="T160" style:family="text">
      <style:text-properties fo:color="#729fcf" loext:opacity="100%" fo:font-style="normal" officeooo:rsid="001d6559" style:font-style-asian="normal"/>
    </style:style>
    <style:style style:name="T161" style:family="text">
      <style:text-properties fo:color="#729fcf" loext:opacity="100%" fo:font-style="normal" officeooo:rsid="002c1bd9" style:font-style-asian="normal"/>
    </style:style>
    <style:style style:name="T162" style:family="text">
      <style:text-properties fo:color="#729fcf" loext:opacity="100%" style:font-name="Arial1" fo:font-size="12pt" fo:font-style="normal" fo:font-weight="normal" officeooo:rsid="001d6559" style:font-size-asian="12pt" style:font-style-asian="normal" style:font-weight-asian="normal" style:font-name-complex="Lucida Sans" style:font-size-complex="12pt" style:font-weight-complex="normal"/>
    </style:style>
    <style:style style:name="T163" style:family="text">
      <style:text-properties fo:color="#729fcf" loext:opacity="100%" style:font-name="Arial1" fo:font-size="12pt" fo:font-style="normal" fo:font-weight="normal" officeooo:rsid="002c1bd9" style:font-size-asian="12pt" style:font-style-asian="normal" style:font-weight-asian="normal" style:font-name-complex="Lucida Sans" style:font-size-complex="12pt" style:font-weight-complex="normal"/>
    </style:style>
    <style:style style:name="T164" style:family="text">
      <style:text-properties fo:color="#729fcf" loext:opacity="100%" style:font-name="Arial" fo:font-style="normal" style:font-style-asian="normal"/>
    </style:style>
    <style:style style:name="T165" style:family="text">
      <style:text-properties fo:color="#729fcf" loext:opacity="100%" style:font-name="Arial" fo:font-style="normal" officeooo:rsid="00909e04" style:font-style-asian="normal" style:font-name-complex="Lucida Sans"/>
    </style:style>
    <style:style style:name="T166" style:family="text">
      <style:text-properties fo:color="#729fcf" loext:opacity="100%" style:font-name="Arial" fo:font-style="normal" officeooo:rsid="00909e04" style:font-name-asian="Microsoft YaHei" style:font-style-asian="normal" style:font-name-complex="Lucida Sans"/>
    </style:style>
    <style:style style:name="T167" style:family="text">
      <style:text-properties fo:color="#729fcf" loext:opacity="100%" style:font-name="Arial" fo:font-size="12pt" fo:font-style="normal" fo:font-weight="normal" officeooo:rsid="00909e04" style:font-size-asian="12pt" style:font-style-asian="normal" style:font-weight-asian="normal" style:font-size-complex="12pt" style:font-weight-complex="normal"/>
    </style:style>
    <style:style style:name="T168" style:family="text">
      <style:text-properties fo:color="#729fcf" loext:opacity="100%" style:font-name="Arial" fo:font-size="12pt" fo:language="zxx" fo:country="none" fo:font-style="normal" fo:font-weight="normal" officeooo:rsid="00909e04" style:font-size-asian="12pt" style:language-asian="zxx" style:country-asian="none" style:font-style-asian="normal" style:font-weight-asian="normal" style:font-name-complex="Lucida Sans" style:font-size-complex="12pt" style:language-complex="zxx" style:country-complex="none" style:font-weight-complex="normal"/>
    </style:style>
    <style:style style:name="T169" style:family="text">
      <style:text-properties officeooo:rsid="0033521f"/>
    </style:style>
    <style:style style:name="T170" style:family="text">
      <style:text-properties officeooo:rsid="0034cc5e"/>
    </style:style>
    <style:style style:name="T171" style:family="text">
      <style:text-properties officeooo:rsid="003efe7b"/>
    </style:style>
    <style:style style:name="T172" style:family="text">
      <style:text-properties officeooo:rsid="004298e0"/>
    </style:style>
    <style:style style:name="T173" style:family="text">
      <style:text-properties officeooo:rsid="00434443"/>
    </style:style>
    <style:style style:name="T174" style:family="text">
      <style:text-properties officeooo:rsid="0043bc79"/>
    </style:style>
    <style:style style:name="T175" style:family="text">
      <style:text-properties officeooo:rsid="004607ef"/>
    </style:style>
    <style:style style:name="T176" style:family="text">
      <style:text-properties officeooo:rsid="0048b7a9"/>
    </style:style>
    <style:style style:name="T177" style:family="text">
      <style:text-properties officeooo:rsid="00497a72"/>
    </style:style>
    <style:style style:name="T178" style:family="text">
      <style:text-properties officeooo:rsid="005055e2"/>
    </style:style>
    <style:style style:name="T179" style:family="text">
      <style:text-properties officeooo:rsid="005367a5"/>
    </style:style>
    <style:style style:name="T180" style:family="text">
      <style:text-properties officeooo:rsid="005528db"/>
    </style:style>
    <style:style style:name="T181" style:family="text">
      <style:text-properties officeooo:rsid="005c557d"/>
    </style:style>
    <style:style style:name="T182" style:family="text">
      <style:text-properties officeooo:rsid="005f329e"/>
    </style:style>
    <style:style style:name="T183" style:family="text">
      <style:text-properties officeooo:rsid="00602326"/>
    </style:style>
    <style:style style:name="T184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185" style:family="text">
      <style:text-properties fo:color="#00627a" loext:opacity="100%" style:font-name="JetBrains Mono" fo:font-size="10pt" fo:font-style="normal" fo:font-weight="normal" officeooo:rsid="00a664d6" style:font-size-asian="10pt" style:font-style-asian="normal" style:font-weight-asian="normal" style:font-name-complex="Lucida Sans" style:font-size-complex="12pt" style:font-weight-complex="normal"/>
    </style:style>
    <style:style style:name="T186" style:family="text">
      <style:text-properties fo:color="#00627a" loext:opacity="100%" style:font-name="JetBrains Mono" fo:font-size="10pt" fo:font-style="normal" style:font-size-asian="10pt" style:font-style-asian="normal"/>
    </style:style>
    <style:style style:name="T187" style:family="text">
      <style:text-properties fo:color="#00627a" loext:opacity="100%" style:font-name="JetBrains Mono" fo:font-size="10pt" fo:language="zxx" fo:country="none" fo:font-style="normal" fo:font-weight="normal" officeooo:rsid="00c0ec6b" style:font-size-asian="10pt" style:language-asian="zxx" style:country-asian="none" style:font-style-asian="normal" style:font-weight-asian="normal" style:font-name-complex="Lucida Sans" style:font-size-complex="12pt" style:language-complex="zxx" style:country-complex="none" style:font-weight-complex="normal"/>
    </style:style>
    <style:style style:name="T188" style:family="text">
      <style:text-properties fo:color="#00627a" loext:opacity="100%" style:font-name="JetBrains Mono" fo:font-size="8pt" fo:language="zxx" fo:country="none" fo:font-style="normal" fo:font-weight="normal" style:font-size-asian="8pt" style:language-asian="zxx" style:country-asian="none" style:font-style-asian="normal" style:font-weight-asian="normal" style:font-size-complex="8pt" style:language-complex="zxx" style:country-complex="none"/>
    </style:style>
    <style:style style:name="T189" style:family="text">
      <style:text-properties fo:color="#00627a" loext:opacity="100%" style:font-name="JetBrains Mono" fo:font-size="8pt" fo:language="zxx" fo:country="none" fo:font-style="normal" fo:font-weight="normal" officeooo:rsid="00c013da" style:font-size-asian="8pt" style:language-asian="zxx" style:country-asian="none" style:font-style-asian="normal" style:font-weight-asian="normal" style:font-name-complex="Lucida Sans" style:font-size-complex="8pt" style:language-complex="zxx" style:country-complex="none" style:font-weight-complex="normal"/>
    </style:style>
    <style:style style:name="T190" style:family="text">
      <style:text-properties fo:color="#00627a" loext:opacity="100%" style:font-name="JetBrains Mono" fo:font-size="8pt" fo:language="zxx" fo:country="none" fo:font-style="normal" fo:font-weight="normal" officeooo:rsid="00c013da" fo:background-color="#ffff00" loext:char-shading-value="0" style:font-size-asian="8pt" style:language-asian="zxx" style:country-asian="none" style:font-style-asian="normal" style:font-weight-asian="normal" style:font-name-complex="Lucida Sans" style:font-size-complex="8pt" style:language-complex="zxx" style:country-complex="none" style:font-weight-complex="normal"/>
    </style:style>
    <style:style style:name="T191" style:family="text">
      <style:text-properties fo:color="#00627a" loext:opacity="100%" style:font-name="JetBrains Mono" fo:font-size="8pt" fo:language="zxx" fo:country="none" fo:font-style="normal" fo:font-weight="normal" officeooo:rsid="007df1e5" style:font-size-asian="10pt" style:language-asian="zxx" style:country-asian="none" style:font-style-asian="normal" style:font-weight-asian="normal" style:font-name-complex="Lucida Sans" style:font-size-complex="12pt" style:language-complex="zxx" style:country-complex="none" style:font-weight-complex="normal"/>
    </style:style>
    <style:style style:name="T192" style:family="text">
      <style:text-properties fo:color="#00627a" loext:opacity="100%" style:font-name="JetBrains Mono" fo:font-size="8pt" fo:language="zxx" fo:country="none" fo:font-style="normal" fo:font-weight="normal" officeooo:rsid="007a94eb" style:font-size-asian="10pt" style:language-asian="zxx" style:country-asian="none" style:font-style-asian="normal" style:font-weight-asian="normal" style:font-name-complex="Lucida Sans" style:font-size-complex="12pt" style:language-complex="zxx" style:country-complex="none" style:font-weight-complex="normal"/>
    </style:style>
    <style:style style:name="T193" style:family="text">
      <style:text-properties officeooo:rsid="003fe626"/>
    </style:style>
    <style:style style:name="T194" style:family="text">
      <style:text-properties style:use-window-font-color="true" loext:opacity="0%" style:font-name="Arial1" fo:font-size="12pt" fo:font-weight="normal" style:font-size-asian="12pt" style:font-weight-asian="normal" style:font-size-complex="12pt" style:font-weight-complex="normal"/>
    </style:style>
    <style:style style:name="T195" style:family="text">
      <style:text-properties style:use-window-font-color="true" loext:opacity="0%" style:font-name="Arial1" fo:font-size="12pt" fo:font-weight="normal" officeooo:rsid="008cd74c" style:font-size-asian="12pt" style:font-weight-asian="normal" style:font-size-complex="12pt" style:font-weight-complex="normal"/>
    </style:style>
    <style:style style:name="T196" style:family="text">
      <style:text-properties style:use-window-font-color="true" loext:opacity="0%" style:font-name="Arial1" fo:font-size="12pt" fo:font-weight="normal" officeooo:rsid="006a4747" style:font-size-asian="12pt" style:font-weight-asian="normal" style:font-size-complex="12pt" style:font-weight-complex="normal"/>
    </style:style>
    <style:style style:name="T197" style:family="text">
      <style:text-properties style:use-window-font-color="true" loext:opacity="0%" style:font-name="Arial1" fo:font-size="12pt" fo:font-weight="normal" officeooo:rsid="00a084e1" style:font-size-asian="12pt" style:font-weight-asian="normal" style:font-size-complex="12pt" style:font-weight-complex="normal"/>
    </style:style>
    <style:style style:name="T198" style:family="text">
      <style:text-properties style:use-window-font-color="true" loext:opacity="0%" style:font-name="Arial1" fo:font-size="12pt" fo:font-weight="normal" style:font-size-asian="12pt" style:font-weight-asian="normal" style:font-name-complex="Lucida Sans" style:font-size-complex="12pt" style:font-weight-complex="normal"/>
    </style:style>
    <style:style style:name="T199" style:family="text">
      <style:text-properties style:use-window-font-color="true" loext:opacity="0%" style:font-name="Arial1" fo:font-size="12pt" fo:font-weight="normal" officeooo:rsid="007a94eb" style:font-size-asian="12pt" style:font-weight-asian="normal" style:font-name-complex="Lucida Sans" style:font-size-complex="12pt" style:font-weight-complex="normal"/>
    </style:style>
    <style:style style:name="T200" style:family="text">
      <style:text-properties style:use-window-font-color="true" loext:opacity="0%" style:font-name="Arial1" fo:font-size="12pt" fo:font-weight="normal" officeooo:rsid="003fe626" style:font-size-asian="12pt" style:font-weight-asian="normal" style:font-name-complex="Lucida Sans" style:font-size-complex="12pt" style:font-weight-complex="normal"/>
    </style:style>
    <style:style style:name="T201" style:family="text">
      <style:text-properties style:use-window-font-color="true" loext:opacity="0%" style:font-name="Arial1" fo:font-size="12pt" fo:font-weight="normal" officeooo:rsid="00419c6e" style:font-size-asian="12pt" style:font-weight-asian="normal" style:font-name-complex="Lucida Sans" style:font-size-complex="12pt" style:font-weight-complex="normal"/>
    </style:style>
    <style:style style:name="T202" style:family="text">
      <style:text-properties style:use-window-font-color="true" loext:opacity="0%" style:font-name="Arial1" fo:font-size="12pt" fo:font-weight="normal" officeooo:rsid="00a664d6" style:font-size-asian="12pt" style:font-weight-asian="normal" style:font-name-complex="Lucida Sans" style:font-size-complex="12pt" style:font-weight-complex="normal"/>
    </style:style>
    <style:style style:name="T203" style:family="text">
      <style:text-properties style:use-window-font-color="true" loext:opacity="0%" style:font-name="Arial1" fo:font-size="12pt" fo:font-weight="normal" officeooo:rsid="00aa3351" style:font-size-asian="12pt" style:font-weight-asian="normal" style:font-name-complex="Lucida Sans" style:font-size-complex="12pt" style:font-weight-complex="normal"/>
    </style:style>
    <style:style style:name="T204" style:family="text">
      <style:text-properties style:use-window-font-color="true" loext:opacity="0%" style:font-name="Arial1" fo:font-size="12pt" fo:font-weight="normal" officeooo:rsid="00ac13ae" style:font-size-asian="12pt" style:font-weight-asian="normal" style:font-name-complex="Lucida Sans" style:font-size-complex="12pt" style:font-weight-complex="normal"/>
    </style:style>
    <style:style style:name="T205" style:family="text">
      <style:text-properties style:use-window-font-color="true" loext:opacity="0%" style:font-name="Arial1" fo:font-size="12pt" fo:font-style="normal" fo:font-weight="normal" style:font-size-asian="12pt" style:font-style-asian="normal" style:font-weight-asian="normal" style:font-name-complex="Lucida Sans" style:font-size-complex="12pt" style:font-weight-complex="normal"/>
    </style:style>
    <style:style style:name="T206" style:family="text">
      <style:text-properties style:use-window-font-color="true" loext:opacity="0%" style:font-name="Arial1" fo:font-size="12pt" fo:font-style="normal" fo:font-weight="normal" officeooo:rsid="007aa846" style:font-size-asian="12pt" style:font-style-asian="normal" style:font-weight-asian="normal" style:font-name-complex="Lucida Sans" style:font-size-complex="12pt" style:font-weight-complex="normal"/>
    </style:style>
    <style:style style:name="T207" style:family="text">
      <style:text-properties style:use-window-font-color="true" loext:opacity="0%" style:font-name="Arial1" fo:font-size="12pt" fo:font-style="normal" fo:font-weight="normal" officeooo:rsid="006c099e" style:font-size-asian="12pt" style:font-style-asian="normal" style:font-weight-asian="normal" style:font-name-complex="Lucida Sans" style:font-size-complex="12pt" style:font-weight-complex="normal"/>
    </style:style>
    <style:style style:name="T208" style:family="text">
      <style:text-properties style:use-window-font-color="true" loext:opacity="0%" style:font-name="Arial1" fo:font-size="12pt" fo:font-style="normal" fo:font-weight="normal" officeooo:rsid="007c627e" style:font-size-asian="12pt" style:font-style-asian="normal" style:font-weight-asian="normal" style:font-name-complex="Lucida Sans" style:font-size-complex="12pt" style:font-weight-complex="normal"/>
    </style:style>
    <style:style style:name="T209" style:family="text">
      <style:text-properties style:use-window-font-color="true" loext:opacity="0%" style:font-name="Arial1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210" style:family="text">
      <style:text-properties style:use-window-font-color="true" loext:opacity="0%" style:font-name="Arial1" fo:font-size="12pt" fo:font-style="normal" fo:font-weight="normal" officeooo:rsid="008cd74c" style:font-size-asian="12pt" style:font-style-asian="normal" style:font-weight-asian="normal" style:font-size-complex="12pt" style:font-weight-complex="normal"/>
    </style:style>
    <style:style style:name="T211" style:family="text">
      <style:text-properties style:use-window-font-color="true" loext:opacity="0%" style:font-name="Arial1" fo:font-size="12pt" fo:font-style="normal" fo:font-weight="normal" officeooo:rsid="008eca40" style:font-size-asian="12pt" style:font-style-asian="normal" style:font-weight-asian="normal" style:font-size-complex="12pt" style:font-weight-complex="normal"/>
    </style:style>
    <style:style style:name="T212" style:family="text">
      <style:text-properties style:use-window-font-color="true" loext:opacity="0%" style:font-name="Arial1" fo:font-size="12pt" fo:font-style="normal" fo:font-weight="bold" style:font-size-asian="12pt" style:font-style-asian="normal" style:font-weight-asian="bold" style:font-size-complex="12pt" style:font-weight-complex="bold"/>
    </style:style>
    <style:style style:name="T213" style:family="text">
      <style:text-properties style:use-window-font-color="true" loext:opacity="0%" style:font-name="Arial1" fo:font-size="12pt" fo:font-style="normal" fo:font-weight="bold" officeooo:rsid="008cd74c" style:font-size-asian="12pt" style:font-style-asian="normal" style:font-weight-asian="bold" style:font-size-complex="12pt" style:font-weight-complex="bold"/>
    </style:style>
    <style:style style:name="T214" style:family="text">
      <style:text-properties style:use-window-font-color="true" loext:opacity="0%" style:font-name="Arial1" fo:font-size="12pt" fo:font-style="normal" fo:font-weight="bold" officeooo:rsid="008eca40" style:font-size-asian="12pt" style:font-style-asian="normal" style:font-weight-asian="bold" style:font-size-complex="12pt" style:font-weight-complex="bold"/>
    </style:style>
    <style:style style:name="T215" style:family="text">
      <style:text-properties style:use-window-font-color="true" loext:opacity="0%" style:font-name="Arial1" fo:font-size="12pt" fo:font-style="normal" fo:font-weight="bold" style:font-size-asian="12pt" style:font-style-asian="normal" style:font-weight-asian="bold" style:font-name-complex="Lucida Sans" style:font-size-complex="12pt" style:font-weight-complex="bold"/>
    </style:style>
    <style:style style:name="T216" style:family="text">
      <style:text-properties style:use-window-font-color="true" loext:opacity="0%" style:font-name="Arial1" fo:font-size="12pt" fo:font-style="normal" fo:font-weight="bold" officeooo:rsid="006c099e" style:font-size-asian="12pt" style:font-style-asian="normal" style:font-weight-asian="bold" style:font-name-complex="Lucida Sans" style:font-size-complex="12pt" style:font-weight-complex="bold"/>
    </style:style>
    <style:style style:name="T217" style:family="text">
      <style:text-properties style:use-window-font-color="true" loext:opacity="0%" style:font-name="Arial1" fo:font-size="12pt" fo:font-style="normal" fo:font-weight="bold" officeooo:rsid="00b6038f" style:font-size-asian="12pt" style:font-style-asian="normal" style:font-weight-asian="bold" style:font-name-complex="Lucida Sans" style:font-size-complex="12pt" style:font-weight-complex="bold"/>
    </style:style>
    <style:style style:name="T218" style:family="text">
      <style:text-properties style:use-window-font-color="true" loext:opacity="0%" style:font-name="Arial1" fo:font-size="12pt" fo:font-weight="bold" style:font-size-asian="12pt" style:font-weight-asian="bold" style:font-size-complex="12pt" style:font-weight-complex="bold"/>
    </style:style>
    <style:style style:name="T219" style:family="text">
      <style:text-properties style:use-window-font-color="true" loext:opacity="0%" style:font-name="Arial1" fo:font-size="12pt" fo:font-weight="bold" officeooo:rsid="008cd74c" style:font-size-asian="12pt" style:font-weight-asian="bold" style:font-size-complex="12pt" style:font-weight-complex="bold"/>
    </style:style>
    <style:style style:name="T220" style:family="text">
      <style:text-properties style:use-window-font-color="true" loext:opacity="0%" style:font-name="Arial1" fo:font-size="12pt" fo:font-weight="bold" officeooo:rsid="00419c6e" style:font-size-asian="12pt" style:font-weight-asian="bold" style:font-size-complex="12pt" style:font-weight-complex="bold"/>
    </style:style>
    <style:style style:name="T221" style:family="text">
      <style:text-properties style:use-window-font-color="true" loext:opacity="0%" style:font-name="Arial1" fo:font-size="12pt" fo:font-weight="bold" officeooo:rsid="006a4747" style:font-size-asian="12pt" style:font-weight-asian="bold" style:font-size-complex="12pt" style:font-weight-complex="bold"/>
    </style:style>
    <style:style style:name="T222" style:family="text">
      <style:text-properties style:use-window-font-color="true" loext:opacity="0%" style:font-name="Arial1" fo:font-size="12pt" fo:font-weight="bold" officeooo:rsid="00419c6e" style:font-size-asian="12pt" style:font-weight-asian="bold" style:font-name-complex="Lucida Sans" style:font-size-complex="12pt" style:font-weight-complex="bold"/>
    </style:style>
    <style:style style:name="T223" style:family="text">
      <style:text-properties style:use-window-font-color="true" loext:opacity="0%" style:font-name="Arial1" fo:font-size="12pt" fo:font-weight="bold" officeooo:rsid="004b0627" style:font-size-asian="12pt" style:font-weight-asian="bold" style:font-name-complex="Lucida Sans" style:font-size-complex="12pt" style:font-weight-complex="bold"/>
    </style:style>
    <style:style style:name="T224" style:family="text">
      <style:text-properties style:use-window-font-color="true" loext:opacity="0%" style:font-name="Arial1" fo:font-size="12pt" fo:font-weight="bold" officeooo:rsid="005055e2" style:font-size-asian="12pt" style:font-weight-asian="bold" style:font-name-complex="Lucida Sans" style:font-size-complex="12pt" style:font-weight-complex="bold"/>
    </style:style>
    <style:style style:name="T225" style:family="text">
      <style:text-properties style:use-window-font-color="true" loext:opacity="0%" style:font-name="Arial1" fo:font-size="12pt" fo:font-weight="bold" officeooo:rsid="00aa3351" style:font-size-asian="12pt" style:font-weight-asian="bold" style:font-name-complex="Lucida Sans" style:font-size-complex="12pt" style:font-weight-complex="bold"/>
    </style:style>
    <style:style style:name="T226" style:family="text">
      <style:text-properties style:use-window-font-color="true" loext:opacity="0%" style:font-name="Arial1" fo:font-size="12pt" fo:language="zxx" fo:country="none" fo:font-weight="normal" officeooo:rsid="00c013da" style:font-size-asian="12pt" style:language-asian="zxx" style:country-asian="none" style:font-weight-asian="normal" style:font-name-complex="Lucida Sans" style:font-size-complex="12pt" style:language-complex="zxx" style:country-complex="none" style:font-weight-complex="normal"/>
    </style:style>
    <style:style style:name="T227" style:family="text">
      <style:text-properties style:use-window-font-color="true" loext:opacity="0%" style:font-name="Arial1" fo:font-size="12pt" fo:language="zxx" fo:country="none" fo:font-weight="normal" officeooo:rsid="00ac13ae" style:font-size-asian="12pt" style:language-asian="zxx" style:country-asian="none" style:font-weight-asian="normal" style:font-name-complex="Lucida Sans" style:font-size-complex="12pt" style:language-complex="zxx" style:country-complex="none" style:font-weight-complex="normal"/>
    </style:style>
    <style:style style:name="T228" style:family="text">
      <style:text-properties style:use-window-font-color="true" loext:opacity="0%" style:font-name="Arial1" fo:font-size="12pt" fo:language="zxx" fo:country="none" fo:font-weight="normal" officeooo:rsid="00aa3351" style:font-size-asian="12pt" style:language-asian="zxx" style:country-asian="none" style:font-weight-asian="normal" style:font-name-complex="Lucida Sans" style:font-size-complex="12pt" style:language-complex="zxx" style:country-complex="none" style:font-weight-complex="normal"/>
    </style:style>
    <style:style style:name="T229" style:family="text">
      <style:text-properties style:use-window-font-color="true" loext:opacity="0%" style:font-name="Arial1" fo:font-size="12pt" fo:language="zxx" fo:country="none" fo:font-weight="normal" officeooo:rsid="007a94eb" style:font-size-asian="12pt" style:language-asian="zxx" style:country-asian="none" style:font-weight-asian="normal" style:font-name-complex="Lucida Sans" style:font-size-complex="12pt" style:language-complex="zxx" style:country-complex="none" style:font-weight-complex="normal"/>
    </style:style>
    <style:style style:name="T230" style:family="text">
      <style:text-properties style:use-window-font-color="true" loext:opacity="0%" style:font-name="Arial1" fo:font-size="12pt" fo:language="zxx" fo:country="none" fo:font-weight="normal" officeooo:rsid="00c993dc" style:font-size-asian="12pt" style:language-asian="zxx" style:country-asian="none" style:font-weight-asian="normal" style:font-name-complex="Lucida Sans" style:font-size-complex="12pt" style:language-complex="zxx" style:country-complex="none" style:font-weight-complex="normal"/>
    </style:style>
    <style:style style:name="T231" style:family="text">
      <style:text-properties style:use-window-font-color="true" loext:opacity="0%" style:font-name="Arial1" fo:font-size="12pt" fo:language="zxx" fo:country="none" fo:font-weight="normal" officeooo:rsid="00deebe8" style:font-size-asian="12pt" style:language-asian="zxx" style:country-asian="none" style:font-weight-asian="normal" style:font-name-complex="Lucida Sans" style:font-size-complex="12pt" style:language-complex="zxx" style:country-complex="none" style:font-weight-complex="normal"/>
    </style:style>
    <style:style style:name="T232" style:family="text">
      <style:text-properties style:use-window-font-color="true" loext:opacity="0%" style:font-name="Arial1" fo:font-size="12pt" fo:language="zxx" fo:country="none" fo:font-weight="bold" officeooo:rsid="00aa3351" style:font-size-asian="12pt" style:language-asian="zxx" style:country-asian="none" style:font-weight-asian="bold" style:font-name-complex="Lucida Sans" style:font-size-complex="12pt" style:language-complex="zxx" style:country-complex="none" style:font-weight-complex="bold"/>
    </style:style>
    <style:style style:name="T233" style:family="text">
      <style:text-properties style:use-window-font-color="true" loext:opacity="0%" style:font-name="Arial1" fo:font-size="12pt" fo:language="zxx" fo:country="none" fo:font-weight="bold" officeooo:rsid="00ac13ae" style:font-size-asian="12pt" style:language-asian="zxx" style:country-asian="none" style:font-weight-asian="bold" style:font-name-complex="Lucida Sans" style:font-size-complex="12pt" style:language-complex="zxx" style:country-complex="none" style:font-weight-complex="bold"/>
    </style:style>
    <style:style style:name="T234" style:family="text">
      <style:text-properties style:use-window-font-color="true" loext:opacity="0%" style:font-name="Arial1" fo:font-size="12pt" fo:language="zxx" fo:country="none" fo:font-weight="bold" officeooo:rsid="00dd16d5" style:font-size-asian="12pt" style:language-asian="zxx" style:country-asian="none" style:font-weight-asian="bold" style:font-name-complex="Lucida Sans" style:font-size-complex="12pt" style:language-complex="zxx" style:country-complex="none" style:font-weight-complex="bold"/>
    </style:style>
    <style:style style:name="T235" style:family="text">
      <style:text-properties style:use-window-font-color="true" loext:opacity="0%" style:font-name="Arial1" fo:font-size="12pt" fo:language="zxx" fo:country="none" fo:font-weight="bold" officeooo:rsid="00d98fda" style:font-size-asian="12pt" style:language-asian="zxx" style:country-asian="none" style:font-weight-asian="bold" style:font-name-complex="Lucida Sans" style:font-size-complex="12pt" style:language-complex="zxx" style:country-complex="none" style:font-weight-complex="bold"/>
    </style:style>
    <style:style style:name="T236" style:family="text">
      <style:text-properties style:use-window-font-color="true" loext:opacity="0%" style:font-name="Arial1" fo:font-size="12pt" fo:language="zxx" fo:country="none" fo:font-style="normal" fo:font-weight="normal" officeooo:rsid="00c013da" style:font-size-asian="12pt" style:language-asian="zxx" style:country-asian="none" style:font-style-asian="normal" style:font-weight-asian="normal" style:font-name-complex="Lucida Sans" style:font-size-complex="12pt" style:language-complex="zxx" style:country-complex="none" style:font-weight-complex="normal"/>
    </style:style>
    <style:style style:name="T237" style:family="text">
      <style:text-properties style:use-window-font-color="true" loext:opacity="0%" style:font-name="Arial1" fo:font-size="12pt" fo:language="zxx" fo:country="none" fo:font-style="normal" fo:font-weight="bold" officeooo:rsid="00c0ec6b" style:font-size-asian="12pt" style:language-asian="zxx" style:country-asian="none" style:font-style-asian="normal" style:font-weight-asian="bold" style:font-name-complex="Lucida Sans" style:font-size-complex="12pt" style:language-complex="zxx" style:country-complex="none" style:font-weight-complex="bold"/>
    </style:style>
    <style:style style:name="T238" style:family="text">
      <style:text-properties style:use-window-font-color="true" loext:opacity="0%" style:font-name="Arial1" fo:font-size="12pt" fo:language="zxx" fo:country="none" style:text-underline-style="solid" style:text-underline-width="auto" style:text-underline-color="font-color" fo:font-weight="normal" officeooo:rsid="00c993dc" style:font-size-asian="12pt" style:language-asian="zxx" style:country-asian="none" style:font-weight-asian="normal" style:font-name-complex="Lucida Sans" style:font-size-complex="12pt" style:language-complex="zxx" style:country-complex="none" style:font-weight-complex="normal"/>
    </style:style>
    <style:style style:name="T239" style:family="text">
      <style:text-properties style:use-window-font-color="true" loext:opacity="0%" style:font-name="Arial1" fo:font-size="8pt" fo:language="zxx" fo:country="none" fo:font-weight="normal" officeooo:rsid="00c013da" fo:background-color="#ffff00" loext:char-shading-value="0" style:font-size-asian="8pt" style:language-asian="zxx" style:country-asian="none" style:font-weight-asian="normal" style:font-name-complex="Lucida Sans" style:font-size-complex="8pt" style:language-complex="zxx" style:country-complex="none" style:font-weight-complex="normal"/>
    </style:style>
    <style:style style:name="T240" style:family="text">
      <style:text-properties style:use-window-font-color="true" loext:opacity="0%" style:font-name="Arial1" fo:font-size="8pt" fo:language="zxx" fo:country="none" fo:font-weight="normal" officeooo:rsid="00c013da" style:font-size-asian="8pt" style:language-asian="zxx" style:country-asian="none" style:font-weight-asian="normal" style:font-name-complex="Lucida Sans" style:font-size-complex="8pt" style:language-complex="zxx" style:country-complex="none" style:font-weight-complex="normal"/>
    </style:style>
    <style:style style:name="T241" style:family="text">
      <style:text-properties style:use-window-font-color="true" loext:opacity="0%" style:font-name="Arial1" fo:font-size="10pt" fo:language="zxx" fo:country="none" fo:font-weight="normal" officeooo:rsid="007a94eb" style:font-size-asian="12pt" style:language-asian="zxx" style:country-asian="none" style:font-weight-asian="normal" style:font-name-complex="Lucida Sans" style:font-size-complex="12pt" style:language-complex="zxx" style:country-complex="none" style:font-weight-complex="normal"/>
    </style:style>
    <style:style style:name="T242" style:family="text">
      <style:text-properties style:use-window-font-color="true" loext:opacity="0%" style:font-name="Arial1" fo:font-size="10pt" fo:language="zxx" fo:country="none" fo:font-weight="normal" officeooo:rsid="00be7eeb" style:font-size-asian="12pt" style:language-asian="zxx" style:country-asian="none" style:font-weight-asian="normal" style:font-name-complex="Lucida Sans" style:font-size-complex="12pt" style:language-complex="zxx" style:country-complex="none" style:font-weight-complex="normal"/>
    </style:style>
    <style:style style:name="T243" style:family="text">
      <style:text-properties style:use-window-font-color="true" loext:opacity="0%" style:font-name="Arial1" fo:language="zxx" fo:country="none" fo:font-weight="normal" officeooo:rsid="007a94eb" style:font-size-asian="12pt" style:language-asian="zxx" style:country-asian="none" style:font-weight-asian="normal" style:font-name-complex="Lucida Sans" style:font-size-complex="12pt" style:language-complex="zxx" style:country-complex="none" style:font-weight-complex="normal"/>
    </style:style>
    <style:style style:name="T244" style:family="text">
      <style:text-properties style:use-window-font-color="true" loext:opacity="0%" style:text-line-through-style="none" style:text-line-through-type="none" style:font-name="Arial1" fo:font-size="12pt" fo:font-style="normal" fo:font-weight="normal" officeooo:rsid="006a4747" style:font-size-asian="12pt" style:font-style-asian="normal" style:font-weight-asian="normal" style:font-size-complex="12pt" style:font-weight-complex="normal"/>
    </style:style>
    <style:style style:name="T245" style:family="text">
      <style:text-properties style:use-window-font-color="true" loext:opacity="0%" style:text-line-through-style="none" style:text-line-through-type="none" style:font-name="Arial1" fo:font-size="12pt" fo:font-style="normal" fo:font-weight="normal" officeooo:rsid="003fe626" style:font-size-asian="12pt" style:font-style-asian="normal" style:font-weight-asian="normal" style:font-name-complex="Lucida Sans" style:font-size-complex="12pt" style:font-weight-complex="normal"/>
    </style:style>
    <style:style style:name="T246" style:family="text">
      <style:text-properties style:use-window-font-color="true" loext:opacity="0%" style:text-line-through-style="none" style:text-line-through-type="none" style:font-name="Arial1" fo:font-size="12pt" fo:font-style="normal" fo:font-weight="normal" officeooo:rsid="00419c6e" style:font-size-asian="12pt" style:font-style-asian="normal" style:font-weight-asian="normal" style:font-name-complex="Lucida Sans" style:font-size-complex="12pt" style:font-weight-complex="normal"/>
    </style:style>
    <style:style style:name="T247" style:family="text">
      <style:text-properties style:use-window-font-color="true" loext:opacity="0%" style:text-line-through-style="none" style:text-line-through-type="none" style:font-name="Arial1" fo:font-size="12pt" fo:font-style="normal" fo:font-weight="bold" officeooo:rsid="00419c6e" style:font-size-asian="12pt" style:font-style-asian="normal" style:font-weight-asian="bold" style:font-name-complex="Lucida Sans" style:font-size-complex="12pt" style:font-weight-complex="bold"/>
    </style:style>
    <style:style style:name="T248" style:family="text">
      <style:text-properties style:use-window-font-color="true" loext:opacity="0%" style:text-line-through-style="none" style:text-line-through-type="none" style:font-name="Arial1" fo:font-size="12pt" fo:font-style="normal" fo:font-weight="bold" officeooo:rsid="00419c6e" style:font-size-asian="12pt" style:font-style-asian="normal" style:font-weight-asian="bold" style:font-size-complex="12pt" style:font-weight-complex="bold"/>
    </style:style>
    <style:style style:name="T249" style:family="text">
      <style:text-properties style:use-window-font-color="true" loext:opacity="0%" style:text-line-through-style="none" style:text-line-through-type="none" style:font-name="Arial1" fo:font-size="12pt" fo:font-style="normal" fo:font-weight="bold" officeooo:rsid="006a4747" style:font-size-asian="12pt" style:font-style-asian="normal" style:font-weight-asian="bold" style:font-size-complex="12pt" style:font-weight-complex="bold"/>
    </style:style>
    <style:style style:name="T250" style:family="text">
      <style:text-properties style:use-window-font-color="true" loext:opacity="0%" style:font-name="Arial" fo:font-size="12pt" fo:font-weight="normal" officeooo:rsid="00e1d187" style:font-name-asian="Microsoft YaHei" style:font-size-asian="12pt" style:font-weight-asian="normal" style:font-name-complex="Lucida Sans" style:font-size-complex="12pt" style:font-weight-complex="normal"/>
    </style:style>
    <style:style style:name="T251" style:family="text">
      <style:text-properties officeooo:rsid="00419c6e"/>
    </style:style>
    <style:style style:name="T252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253" style:family="text">
      <style:text-properties fo:color="#0033b3" loext:opacity="100%" style:font-name="JetBrains Mono" fo:font-size="10pt" fo:font-style="normal" fo:font-weight="normal" officeooo:rsid="00a664d6" style:font-size-asian="10pt" style:font-style-asian="normal" style:font-weight-asian="normal" style:font-name-complex="Lucida Sans" style:font-size-complex="12pt" style:font-weight-complex="normal"/>
    </style:style>
    <style:style style:name="T254" style:family="text">
      <style:text-properties fo:color="#0033b3" loext:opacity="100%" style:font-name="JetBrains Mono" fo:font-size="10pt" fo:font-style="normal" fo:font-weight="normal" officeooo:rsid="00a084e1" style:font-size-asian="10pt" style:font-style-asian="normal" style:font-weight-asian="normal" style:font-size-complex="12pt" style:font-weight-complex="normal"/>
    </style:style>
    <style:style style:name="T255" style:family="text">
      <style:text-properties fo:color="#0033b3" loext:opacity="100%" style:font-name="JetBrains Mono" fo:font-size="10pt" fo:font-style="normal" style:font-size-asian="10pt" style:font-style-asian="normal"/>
    </style:style>
    <style:style style:name="T256" style:family="text">
      <style:text-properties fo:color="#0033b3" loext:opacity="100%" style:font-name="JetBrains Mono" fo:font-size="10pt" style:font-size-asian="10pt"/>
    </style:style>
    <style:style style:name="T257" style:family="text">
      <style:text-properties fo:color="#0033b3" loext:opacity="100%" style:font-name="JetBrains Mono" fo:font-size="10pt" officeooo:rsid="006a4747" style:font-size-asian="10pt"/>
    </style:style>
    <style:style style:name="T258" style:family="text">
      <style:text-properties fo:color="#0033b3" loext:opacity="100%" style:font-name="JetBrains Mono" fo:font-style="normal" style:font-style-asian="normal"/>
    </style:style>
    <style:style style:name="T259" style:family="text">
      <style:text-properties fo:color="#0033b3" loext:opacity="100%" style:font-name="JetBrains Mono" fo:font-size="8pt" fo:language="zxx" fo:country="none" fo:font-style="normal" fo:font-weight="normal" officeooo:rsid="00c013da" style:font-size-asian="8pt" style:language-asian="zxx" style:country-asian="none" style:font-style-asian="normal" style:font-weight-asian="normal" style:font-name-complex="Lucida Sans" style:font-size-complex="8pt" style:language-complex="zxx" style:country-complex="none" style:font-weight-complex="normal"/>
    </style:style>
    <style:style style:name="T260" style:family="text">
      <style:text-properties fo:color="#0033b3" loext:opacity="100%" style:font-name="JetBrains Mono" fo:font-size="8pt" fo:language="zxx" fo:country="none" fo:font-style="normal" fo:font-weight="normal" style:font-size-asian="8pt" style:language-asian="zxx" style:country-asian="none" style:font-style-asian="normal" style:font-weight-asian="normal" style:font-size-complex="8pt" style:language-complex="zxx" style:country-complex="none"/>
    </style:style>
    <style:style style:name="T261" style:family="text">
      <style:text-properties fo:color="#0033b3" loext:opacity="100%" style:font-name="JetBrains Mono" fo:font-size="8pt" fo:language="zxx" fo:country="none" fo:font-style="normal" fo:font-weight="normal" fo:background-color="#ffff00" loext:char-shading-value="0" style:font-size-asian="8pt" style:language-asian="zxx" style:country-asian="none" style:font-style-asian="normal" style:font-weight-asian="normal" style:font-size-complex="8pt" style:language-complex="zxx" style:country-complex="none"/>
    </style:style>
    <style:style style:name="T262" style:family="text">
      <style:text-properties fo:color="#0033b3" loext:opacity="100%" style:font-name="JetBrains Mono" fo:font-size="8pt" fo:language="zxx" fo:country="none" fo:font-style="normal" fo:font-weight="normal" officeooo:rsid="00c013da" fo:background-color="#ffff00" loext:char-shading-value="0" style:font-size-asian="8pt" style:language-asian="zxx" style:country-asian="none" style:font-style-asian="normal" style:font-weight-asian="normal" style:font-name-complex="Lucida Sans" style:font-size-complex="8pt" style:language-complex="zxx" style:country-complex="none" style:font-weight-complex="normal"/>
    </style:style>
    <style:style style:name="T263" style:family="text">
      <style:text-properties fo:color="#0033b3" loext:opacity="100%" style:font-name="JetBrains Mono" fo:font-size="8pt" fo:language="zxx" fo:country="none" fo:font-style="normal" fo:font-weight="normal" officeooo:rsid="00be7eeb" style:font-size-asian="10pt" style:language-asian="zxx" style:country-asian="none" style:font-style-asian="normal" style:font-weight-asian="normal" style:font-name-complex="Lucida Sans" style:font-size-complex="12pt" style:language-complex="zxx" style:country-complex="none" style:font-weight-complex="normal"/>
    </style:style>
    <style:style style:name="T264" style:family="text">
      <style:text-properties fo:color="#0033b3" loext:opacity="100%" style:font-name="JetBrains Mono" fo:font-size="8pt" fo:language="zxx" fo:country="none" fo:font-style="normal" fo:font-weight="normal" officeooo:rsid="007a94eb" style:font-size-asian="10pt" style:language-asian="zxx" style:country-asian="none" style:font-style-asian="normal" style:font-weight-asian="normal" style:font-name-complex="Lucida Sans" style:font-size-complex="12pt" style:language-complex="zxx" style:country-complex="none" style:font-weight-complex="normal"/>
    </style:style>
    <style:style style:name="T265" style:family="text">
      <style:text-properties fo:color="#0033b3" loext:opacity="100%" style:font-name="JetBrains Mono" fo:font-size="8pt" fo:language="zxx" fo:country="none" fo:font-style="normal" fo:font-weight="normal" officeooo:rsid="007a94eb" style:font-size-asian="10pt" style:language-asian="zxx" style:country-asian="none" style:font-style-asian="normal" style:font-weight-asian="normal" style:font-name-complex="Lucida Sans" style:font-size-complex="12pt" style:language-complex="zxx" style:country-complex="none" style:font-weight-complex="normal"/>
    </style:style>
    <style:style style:name="T266" style:family="text">
      <style:text-properties fo:color="#0033b3" loext:opacity="100%" style:font-name="JetBrains Mono1" fo:font-size="10pt" fo:font-style="normal" fo:font-weight="normal" officeooo:rsid="008eca40" style:font-size-asian="10pt" style:font-style-asian="normal" style:font-weight-asian="normal" style:font-size-complex="12pt" style:font-weight-complex="bold"/>
    </style:style>
    <style:style style:name="T267" style:family="text">
      <style:text-properties fo:color="#0033b3" loext:opacity="100%" style:font-name="JetBrains Mono1" fo:font-size="8pt" fo:language="zxx" fo:country="none" fo:font-style="normal" fo:font-weight="normal" officeooo:rsid="00c013da" fo:background-color="#ffff00" loext:char-shading-value="0" style:font-size-asian="10pt" style:language-asian="zxx" style:country-asian="none" style:font-style-asian="normal" style:font-weight-asian="normal" style:font-name-complex="Lucida Sans" style:font-size-complex="8pt" style:language-complex="zxx" style:country-complex="none" style:font-weight-complex="normal"/>
    </style:style>
    <style:style style:name="T268" style:family="text">
      <style:text-properties fo:color="#0033b3" loext:opacity="100%" style:font-name="JetBrains Mono1" fo:font-size="8pt" fo:font-style="normal" fo:font-weight="normal" officeooo:rsid="00d98fda" style:font-size-asian="10pt" style:font-style-asian="normal" style:font-weight-asian="normal" style:font-name-complex="Lucida Sans" style:font-size-complex="12pt" style:font-weight-complex="bold"/>
    </style:style>
    <style:style style:name="T269" style:family="text">
      <style:text-properties fo:color="#0033b3" loext:opacity="100%" style:font-name="JetBrains Mono2" fo:font-size="10pt" fo:font-style="normal" style:font-size-asian="10pt" style:font-style-asian="normal"/>
    </style:style>
    <style:style style:name="T270" style:family="text">
      <style:text-properties fo:color="#0033b3" loext:opacity="100%" style:font-name="JetBrains Mono2" fo:font-style="normal" style:font-size-asian="10pt" style:font-style-asian="normal"/>
    </style:style>
    <style:style style:name="T271" style:family="text">
      <style:text-properties fo:color="#0033b3" loext:opacity="100%" style:font-name="JetBrains Mono2" fo:font-size="8pt" fo:font-style="normal" fo:font-weight="normal" style:font-size-asian="10pt" style:font-style-asian="normal" style:font-weight-asian="normal" style:font-size-complex="12pt"/>
    </style:style>
    <style:style style:name="T272" style:family="text">
      <style:text-properties fo:color="#0033b3" loext:opacity="100%" style:font-name="JetBrains Mono2" fo:font-size="8pt" fo:font-style="normal" style:font-size-asian="10pt" style:font-style-asian="normal"/>
    </style:style>
    <style:style style:name="T273" style:family="text">
      <style:text-properties fo:color="#0033b3" loext:opacity="100%" style:font-name="JetBrains Mono2" fo:font-size="8pt" fo:language="zxx" fo:country="none" fo:font-style="normal" fo:font-weight="normal" fo:background-color="#ffff00" loext:char-shading-value="0" style:font-size-asian="10pt" style:language-asian="zxx" style:country-asian="none" style:font-style-asian="normal" style:font-weight-asian="normal" style:language-complex="zxx" style:country-complex="none"/>
    </style:style>
    <style:style style:name="T274" style:family="text">
      <style:text-properties fo:color="#0033b3" loext:opacity="100%" style:font-name="JetBrains Mono2" fo:font-size="6pt" fo:font-style="normal" fo:font-weight="normal" style:font-size-asian="10pt" style:font-style-asian="normal" style:font-weight-asian="normal" style:font-size-complex="12pt"/>
    </style:style>
    <style:style style:name="T275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76" style:family="text">
      <style:text-properties fo:color="#000000" loext:opacity="100%" style:font-name="JetBrains Mono" fo:font-size="10pt" fo:font-style="normal" fo:font-weight="normal" officeooo:rsid="00a084e1" style:font-size-asian="10pt" style:font-style-asian="normal" style:font-weight-asian="normal" style:font-size-complex="12pt" style:font-weight-complex="normal"/>
    </style:style>
    <style:style style:name="T277" style:family="text">
      <style:text-properties fo:color="#000000" loext:opacity="100%" style:font-name="JetBrains Mono" fo:font-size="10pt" fo:font-style="normal" fo:font-weight="normal" officeooo:rsid="00a664d6" style:font-size-asian="10pt" style:font-style-asian="normal" style:font-weight-asian="normal" style:font-name-complex="Lucida Sans" style:font-size-complex="12pt" style:font-weight-complex="normal"/>
    </style:style>
    <style:style style:name="T278" style:family="text">
      <style:text-properties fo:color="#000000" loext:opacity="100%" style:font-name="JetBrains Mono" fo:font-size="10pt" fo:font-style="normal" style:font-size-asian="10pt" style:font-style-asian="normal"/>
    </style:style>
    <style:style style:name="T279" style:family="text">
      <style:text-properties fo:color="#000000" loext:opacity="100%" style:font-name="JetBrains Mono" fo:font-size="10pt" fo:font-style="normal" officeooo:rsid="007c627e" style:font-size-asian="10pt" style:font-style-asian="normal"/>
    </style:style>
    <style:style style:name="T280" style:family="text">
      <style:text-properties fo:color="#000000" loext:opacity="100%" style:font-name="JetBrains Mono" fo:font-size="10pt" style:font-size-asian="10pt"/>
    </style:style>
    <style:style style:name="T281" style:family="text">
      <style:text-properties fo:color="#000000" loext:opacity="100%" style:font-name="JetBrains Mono" fo:font-size="10pt" officeooo:rsid="006a4747" style:font-size-asian="10pt"/>
    </style:style>
    <style:style style:name="T282" style:family="text">
      <style:text-properties fo:color="#000000" loext:opacity="100%" style:font-name="JetBrains Mono" fo:font-style="normal" style:font-style-asian="normal"/>
    </style:style>
    <style:style style:name="T283" style:family="text">
      <style:text-properties fo:color="#000000" loext:opacity="100%" style:font-name="JetBrains Mono" fo:font-size="6pt" fo:font-style="normal" fo:font-weight="normal" officeooo:rsid="00c013da" style:font-size-asian="10pt" style:font-style-asian="normal" style:font-weight-asian="normal" style:font-name-complex="Lucida Sans" style:font-size-complex="12pt" style:font-weight-complex="normal"/>
    </style:style>
    <style:style style:name="T284" style:family="text">
      <style:text-properties fo:color="#000000" loext:opacity="100%" style:font-name="JetBrains Mono" fo:font-size="8pt" fo:language="zxx" fo:country="none" fo:font-style="normal" fo:font-weight="normal" style:font-size-asian="8pt" style:language-asian="zxx" style:country-asian="none" style:font-style-asian="normal" style:font-weight-asian="normal" style:font-size-complex="8pt" style:language-complex="zxx" style:country-complex="none"/>
    </style:style>
    <style:style style:name="T285" style:family="text">
      <style:text-properties fo:color="#000000" loext:opacity="100%" style:font-name="JetBrains Mono" fo:font-size="8pt" fo:language="zxx" fo:country="none" fo:font-style="normal" fo:font-weight="normal" officeooo:rsid="00c013da" style:font-size-asian="8pt" style:language-asian="zxx" style:country-asian="none" style:font-style-asian="normal" style:font-weight-asian="normal" style:font-name-complex="Lucida Sans" style:font-size-complex="8pt" style:language-complex="zxx" style:country-complex="none" style:font-weight-complex="normal"/>
    </style:style>
    <style:style style:name="T286" style:family="text">
      <style:text-properties fo:color="#000000" loext:opacity="100%" style:font-name="JetBrains Mono" fo:font-size="8pt" fo:language="zxx" fo:country="none" fo:font-style="normal" fo:font-weight="normal" fo:background-color="#ffff00" loext:char-shading-value="0" style:font-size-asian="8pt" style:language-asian="zxx" style:country-asian="none" style:font-style-asian="normal" style:font-weight-asian="normal" style:font-size-complex="8pt" style:language-complex="zxx" style:country-complex="none"/>
    </style:style>
    <style:style style:name="T287" style:family="text">
      <style:text-properties fo:color="#000000" loext:opacity="100%" style:font-name="JetBrains Mono" fo:font-size="8pt" fo:language="zxx" fo:country="none" fo:font-style="normal" fo:font-weight="normal" officeooo:rsid="00c013da" fo:background-color="#ffff00" loext:char-shading-value="0" style:font-size-asian="8pt" style:language-asian="zxx" style:country-asian="none" style:font-style-asian="normal" style:font-weight-asian="normal" style:font-name-complex="Lucida Sans" style:font-size-complex="8pt" style:language-complex="zxx" style:country-complex="none" style:font-weight-complex="normal"/>
    </style:style>
    <style:style style:name="T288" style:family="text">
      <style:text-properties fo:color="#000000" loext:opacity="100%" style:font-name="JetBrains Mono" fo:font-size="8pt" fo:language="zxx" fo:country="none" fo:font-style="normal" fo:font-weight="normal" officeooo:rsid="00be7eeb" fo:background-color="#ffff00" loext:char-shading-value="0" style:font-size-asian="10pt" style:language-asian="zxx" style:country-asian="none" style:font-style-asian="normal" style:font-weight-asian="normal" style:font-name-complex="Lucida Sans" style:font-size-complex="12pt" style:language-complex="zxx" style:country-complex="none" style:font-weight-complex="normal"/>
    </style:style>
    <style:style style:name="T289" style:family="text">
      <style:text-properties fo:color="#000000" loext:opacity="100%" style:font-name="JetBrains Mono" fo:font-size="8pt" fo:language="zxx" fo:country="none" fo:font-style="normal" fo:font-weight="normal" officeooo:rsid="00be7eeb" style:font-size-asian="10pt" style:language-asian="zxx" style:country-asian="none" style:font-style-asian="normal" style:font-weight-asian="normal" style:font-name-complex="Lucida Sans" style:font-size-complex="12pt" style:language-complex="zxx" style:country-complex="none" style:font-weight-complex="normal"/>
    </style:style>
    <style:style style:name="T290" style:family="text">
      <style:text-properties fo:color="#000000" loext:opacity="100%" style:font-name="JetBrains Mono" fo:font-size="8pt" fo:language="zxx" fo:country="none" fo:font-style="normal" fo:font-weight="normal" officeooo:rsid="007a94eb" style:font-size-asian="10pt" style:language-asian="zxx" style:country-asian="none" style:font-style-asian="normal" style:font-weight-asian="normal" style:font-name-complex="Lucida Sans" style:font-size-complex="12pt" style:language-complex="zxx" style:country-complex="none" style:font-weight-complex="normal"/>
    </style:style>
    <style:style style:name="T291" style:family="text">
      <style:text-properties fo:color="#000000" loext:opacity="100%" style:font-name="JetBrains Mono2" fo:font-size="10pt" fo:font-style="normal" style:font-size-asian="10pt" style:font-style-asian="normal"/>
    </style:style>
    <style:style style:name="T292" style:family="text">
      <style:text-properties fo:color="#000000" loext:opacity="100%" style:font-name="JetBrains Mono2" fo:font-style="normal" style:font-size-asian="10pt" style:font-style-asian="normal"/>
    </style:style>
    <style:style style:name="T293" style:family="text">
      <style:text-properties fo:color="#000000" loext:opacity="100%" style:font-name="JetBrains Mono2" fo:font-size="8pt" fo:font-style="normal" style:font-size-asian="10pt" style:font-style-asian="normal"/>
    </style:style>
    <style:style style:name="T294" style:family="text">
      <style:text-properties fo:color="#000000" loext:opacity="100%" style:font-name="JetBrains Mono2" fo:font-size="8pt" fo:language="zxx" fo:country="none" fo:font-style="normal" fo:font-weight="normal" fo:background-color="#ffff00" loext:char-shading-value="0" style:font-size-asian="10pt" style:language-asian="zxx" style:country-asian="none" style:font-style-asian="normal" style:font-weight-asian="normal" style:language-complex="zxx" style:country-complex="none"/>
    </style:style>
    <style:style style:name="T295" style:family="text">
      <style:text-properties fo:color="#000000" loext:opacity="100%" style:font-name="JetBrains Mono2" fo:font-size="6pt" fo:font-style="normal" fo:font-weight="normal" style:font-size-asian="10pt" style:font-style-asian="normal" style:font-weight-asian="normal" style:font-size-complex="12pt"/>
    </style:style>
    <style:style style:name="T296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297" style:family="text">
      <style:text-properties fo:color="#1750eb" loext:opacity="100%" style:font-name="JetBrains Mono" fo:font-size="10pt" fo:font-style="normal" fo:font-weight="normal" officeooo:rsid="00a084e1" style:font-size-asian="10pt" style:font-style-asian="normal" style:font-weight-asian="normal" style:font-size-complex="12pt" style:font-weight-complex="normal"/>
    </style:style>
    <style:style style:name="T298" style:family="text">
      <style:text-properties fo:color="#1750eb" loext:opacity="100%" style:font-name="JetBrains Mono" fo:font-size="10pt" fo:font-style="normal" style:font-size-asian="10pt" style:font-style-asian="normal"/>
    </style:style>
    <style:style style:name="T299" style:family="text">
      <style:text-properties fo:color="#1750eb" loext:opacity="100%" style:font-name="JetBrains Mono" fo:font-size="8pt" fo:language="zxx" fo:country="none" fo:font-style="normal" fo:font-weight="normal" officeooo:rsid="00c013da" style:font-size-asian="8pt" style:language-asian="zxx" style:country-asian="none" style:font-style-asian="normal" style:font-weight-asian="normal" style:font-name-complex="Lucida Sans" style:font-size-complex="8pt" style:language-complex="zxx" style:country-complex="none" style:font-weight-complex="normal"/>
    </style:style>
    <style:style style:name="T300" style:family="text">
      <style:text-properties fo:color="#1750eb" loext:opacity="100%" style:font-name="JetBrains Mono" fo:font-size="8pt" fo:language="zxx" fo:country="none" fo:font-style="normal" fo:font-weight="normal" officeooo:rsid="007a94eb" style:font-size-asian="10pt" style:language-asian="zxx" style:country-asian="none" style:font-style-asian="normal" style:font-weight-asian="normal" style:font-name-complex="Lucida Sans" style:font-size-complex="12pt" style:language-complex="zxx" style:country-complex="none" style:font-weight-complex="normal"/>
    </style:style>
    <style:style style:name="T301" style:family="text">
      <style:text-properties fo:color="#1750eb" loext:opacity="100%" style:font-name="JetBrains Mono2" fo:font-size="10pt" fo:font-style="normal" style:font-size-asian="10pt" style:font-style-asian="normal"/>
    </style:style>
    <style:style style:name="T302" style:family="text">
      <style:text-properties fo:color="#1750eb" loext:opacity="100%" style:font-name="JetBrains Mono2" fo:font-size="8pt" fo:font-style="normal" fo:font-weight="normal" style:font-size-asian="10pt" style:font-style-asian="normal" style:font-weight-asian="normal" style:font-size-complex="12pt"/>
    </style:style>
    <style:style style:name="T303" style:family="text">
      <style:text-properties fo:color="#1750eb" loext:opacity="100%" style:font-name="JetBrains Mono2" fo:font-size="8pt" fo:font-style="normal" style:font-size-asian="10pt" style:font-style-asian="normal"/>
    </style:style>
    <style:style style:name="T304" style:family="text">
      <style:text-properties fo:color="#1750eb" loext:opacity="100%" style:font-name="JetBrains Mono2" fo:font-size="6pt" fo:font-style="normal" fo:font-weight="normal" style:font-size-asian="10pt" style:font-style-asian="normal" style:font-weight-asian="normal" style:font-size-complex="12pt"/>
    </style:style>
    <style:style style:name="T305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T306" style:family="text">
      <style:text-properties fo:color="#871094" loext:opacity="100%" style:font-name="JetBrains Mono" fo:font-size="10pt" fo:font-style="normal" fo:font-weight="normal" officeooo:rsid="00a084e1" style:font-size-asian="10pt" style:font-style-asian="normal" style:font-weight-asian="normal" style:font-size-complex="12pt" style:font-weight-complex="normal"/>
    </style:style>
    <style:style style:name="T307" style:family="text">
      <style:text-properties fo:color="#871094" loext:opacity="100%" style:font-name="JetBrains Mono" fo:font-size="10pt" fo:font-style="normal" fo:font-weight="normal" officeooo:rsid="008eca40" style:font-size-asian="10pt" style:font-style-asian="normal" style:font-weight-asian="normal" style:font-weight-complex="bold"/>
    </style:style>
    <style:style style:name="T308" style:family="text">
      <style:text-properties fo:color="#871094" loext:opacity="100%" style:font-name="JetBrains Mono" fo:font-size="10pt" fo:font-style="normal" style:font-size-asian="10pt" style:font-style-asian="normal"/>
    </style:style>
    <style:style style:name="T309" style:family="text">
      <style:text-properties fo:color="#871094" loext:opacity="100%" style:font-name="JetBrains Mono" fo:font-size="10pt" fo:font-style="normal" officeooo:rsid="006a4747" style:font-size-asian="10pt" style:font-style-asian="normal"/>
    </style:style>
    <style:style style:name="T310" style:family="text">
      <style:text-properties fo:color="#871094" loext:opacity="100%" style:font-name="JetBrains Mono" fo:font-size="10pt" fo:font-style="normal" officeooo:rsid="007c627e" style:font-size-asian="10pt" style:font-style-asian="normal"/>
    </style:style>
    <style:style style:name="T311" style:family="text">
      <style:text-properties fo:color="#871094" loext:opacity="100%" style:font-name="JetBrains Mono" fo:font-size="10pt" style:font-size-asian="10pt"/>
    </style:style>
    <style:style style:name="T312" style:family="text">
      <style:text-properties fo:color="#871094" loext:opacity="100%" style:font-name="JetBrains Mono" fo:font-size="10pt" officeooo:rsid="006a4747" style:font-size-asian="10pt"/>
    </style:style>
    <style:style style:name="T313" style:family="text">
      <style:text-properties fo:color="#871094" loext:opacity="100%" style:font-name="JetBrains Mono" fo:font-size="10pt" fo:language="zxx" fo:country="none" fo:font-style="normal" fo:font-weight="normal" officeooo:rsid="00a084e1" style:font-size-asian="10pt" style:language-asian="zxx" style:country-asian="none" style:font-style-asian="normal" style:font-weight-asian="normal" style:font-size-complex="12pt" style:language-complex="zxx" style:country-complex="none" style:font-weight-complex="normal"/>
    </style:style>
    <style:style style:name="T314" style:family="text">
      <style:text-properties fo:color="#871094" loext:opacity="100%" style:font-name="JetBrains Mono" fo:font-style="normal" style:font-style-asian="normal"/>
    </style:style>
    <style:style style:name="T315" style:family="text">
      <style:text-properties fo:color="#871094" loext:opacity="100%" style:font-name="JetBrains Mono" fo:font-size="8pt" fo:language="zxx" fo:country="none" fo:font-style="normal" fo:font-weight="normal" style:font-size-asian="8pt" style:language-asian="zxx" style:country-asian="none" style:font-style-asian="normal" style:font-weight-asian="normal" style:font-size-complex="8pt" style:language-complex="zxx" style:country-complex="none"/>
    </style:style>
    <style:style style:name="T316" style:family="text">
      <style:text-properties fo:color="#871094" loext:opacity="100%" style:font-name="JetBrains Mono" fo:font-size="8pt" fo:language="zxx" fo:country="none" fo:font-style="normal" fo:font-weight="normal" officeooo:rsid="007a94eb" style:font-size-asian="10pt" style:language-asian="zxx" style:country-asian="none" style:font-style-asian="normal" style:font-weight-asian="normal" style:font-name-complex="Lucida Sans" style:font-size-complex="12pt" style:language-complex="zxx" style:country-complex="none" style:font-weight-complex="normal"/>
    </style:style>
    <style:style style:name="T317" style:family="text">
      <style:text-properties fo:color="#871094" loext:opacity="100%" style:font-name="JetBrains Mono2" fo:font-size="10pt" fo:font-style="normal" style:font-size-asian="10pt" style:font-style-asian="normal"/>
    </style:style>
    <style:style style:name="T318" style:family="text">
      <style:text-properties fo:color="#871094" loext:opacity="100%" style:font-name="JetBrains Mono2" fo:font-size="8pt" fo:font-style="normal" fo:font-weight="normal" style:font-size-asian="10pt" style:font-style-asian="normal" style:font-weight-asian="normal" style:font-size-complex="12pt"/>
    </style:style>
    <style:style style:name="T319" style:family="text">
      <style:text-properties fo:color="#871094" loext:opacity="100%" style:font-name="JetBrains Mono2" fo:font-size="8pt" fo:font-style="normal" style:font-size-asian="10pt" style:font-style-asian="normal"/>
    </style:style>
    <style:style style:name="T320" style:family="text">
      <style:text-properties fo:color="#871094" loext:opacity="100%" style:font-name="JetBrains Mono2" fo:font-size="8pt" fo:font-style="normal" style:font-size-asian="10pt" style:font-style-asian="normal" style:font-name-complex="Lucida Sans"/>
    </style:style>
    <style:style style:name="T321" style:family="text">
      <style:text-properties fo:color="#871094" loext:opacity="100%" style:font-name="JetBrains Mono2" fo:font-size="8pt" fo:language="zxx" fo:country="none" fo:font-style="normal" fo:font-weight="normal" style:font-size-asian="8pt" style:language-asian="zxx" style:country-asian="none" style:font-style-asian="normal" style:font-weight-asian="normal" style:font-size-complex="8pt" style:language-complex="zxx" style:country-complex="none"/>
    </style:style>
    <style:style style:name="T322" style:family="text">
      <style:text-properties fo:color="#871094" loext:opacity="100%" style:font-name="JetBrains Mono2" fo:font-size="8pt" fo:language="zxx" fo:country="none" fo:font-style="normal" fo:font-weight="normal" style:font-size-asian="10pt" style:language-asian="zxx" style:country-asian="none" style:font-style-asian="normal" style:font-weight-asian="normal" style:font-size-complex="12pt" style:language-complex="zxx" style:country-complex="none"/>
    </style:style>
    <style:style style:name="T323" style:family="text">
      <style:text-properties fo:color="#871094" loext:opacity="100%" style:font-name="JetBrains Mono2" fo:font-size="6pt" fo:font-style="normal" fo:font-weight="normal" style:font-size-asian="10pt" style:font-style-asian="normal" style:font-weight-asian="normal" style:font-size-complex="12pt"/>
    </style:style>
    <style:style style:name="T324" style:family="text">
      <style:text-properties officeooo:rsid="0062e718"/>
    </style:style>
    <style:style style:name="T325" style:family="text">
      <style:text-properties officeooo:rsid="0064ef0a"/>
    </style:style>
    <style:style style:name="T326" style:family="text">
      <style:text-properties style:font-name="Arial"/>
    </style:style>
    <style:style style:name="T327" style:family="text">
      <style:text-properties style:font-name="Arial" fo:font-weight="bold" style:font-weight-asian="bold" style:font-weight-complex="bold"/>
    </style:style>
    <style:style style:name="T328" style:family="text">
      <style:text-properties style:font-name="Arial" fo:font-weight="bold" officeooo:rsid="0064ef0a" style:font-weight-asian="bold" style:font-weight-complex="bold"/>
    </style:style>
    <style:style style:name="T329" style:family="text">
      <style:text-properties style:font-name="Arial" fo:font-weight="bold" officeooo:rsid="00652fd2" style:font-weight-asian="bold" style:font-weight-complex="bold"/>
    </style:style>
    <style:style style:name="T330" style:family="text">
      <style:text-properties style:font-name="Arial" fo:font-weight="bold" style:font-name-asian="Microsoft YaHei" style:font-weight-asian="bold" style:font-name-complex="Lucida Sans" style:font-weight-complex="bold"/>
    </style:style>
    <style:style style:name="T331" style:family="text">
      <style:text-properties style:font-name="Arial" fo:font-weight="bold" officeooo:rsid="00e1d187" style:font-name-asian="Microsoft YaHei" style:font-weight-asian="bold" style:font-name-complex="Lucida Sans" style:font-weight-complex="bold"/>
    </style:style>
    <style:style style:name="T332" style:family="text">
      <style:text-properties style:font-name="Arial" officeooo:rsid="006a4747"/>
    </style:style>
    <style:style style:name="T333" style:family="text">
      <style:text-properties style:font-name="Arial" officeooo:rsid="0073464e"/>
    </style:style>
    <style:style style:name="T334" style:family="text">
      <style:text-properties style:font-name="Arial" style:font-name-asian="Microsoft YaHei" style:font-name-complex="Lucida Sans"/>
    </style:style>
    <style:style style:name="T335" style:family="text">
      <style:text-properties style:font-name="Arial" officeooo:rsid="00e1d187" style:font-name-asian="Microsoft YaHei" style:font-name-complex="Lucida Sans"/>
    </style:style>
    <style:style style:name="T336" style:family="text">
      <style:text-properties officeooo:rsid="006731eb"/>
    </style:style>
    <style:style style:name="T337" style:family="text">
      <style:text-properties officeooo:rsid="006a4747"/>
    </style:style>
    <style:style style:name="T338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339" style:family="text">
      <style:text-properties fo:color="#067d17" loext:opacity="100%" style:font-name="JetBrains Mono" fo:font-size="10pt" fo:font-style="normal" fo:font-weight="normal" officeooo:rsid="00a084e1" style:font-size-asian="10pt" style:font-style-asian="normal" style:font-weight-asian="normal" style:font-size-complex="12pt" style:font-weight-complex="normal"/>
    </style:style>
    <style:style style:name="T340" style:family="text">
      <style:text-properties fo:color="#067d17" loext:opacity="100%" style:font-name="JetBrains Mono" fo:font-size="10pt" fo:font-style="normal" officeooo:rsid="006a4747" style:font-size-asian="10pt" style:font-style-asian="normal"/>
    </style:style>
    <style:style style:name="T341" style:family="text">
      <style:text-properties fo:color="#067d17" loext:opacity="100%" style:font-name="JetBrains Mono" fo:font-size="10pt" fo:font-style="normal" officeooo:rsid="007c627e" style:font-size-asian="10pt" style:font-style-asian="normal"/>
    </style:style>
    <style:style style:name="T342" style:family="text">
      <style:text-properties fo:color="#067d17" loext:opacity="100%" style:font-name="JetBrains Mono" fo:font-size="10pt" officeooo:rsid="006a4747" style:font-size-asian="10pt"/>
    </style:style>
    <style:style style:name="T343" style:family="text">
      <style:text-properties fo:color="#067d17" loext:opacity="100%" style:font-name="JetBrains Mono2" fo:font-size="10pt" fo:font-style="normal" style:font-size-asian="10pt" style:font-style-asian="normal"/>
    </style:style>
    <style:style style:name="T344" style:family="text">
      <style:text-properties fo:color="#067d17" loext:opacity="100%" style:font-name="JetBrains Mono2" fo:font-size="8pt" fo:font-style="normal" fo:font-weight="normal" style:font-size-asian="10pt" style:font-style-asian="normal" style:font-weight-asian="normal" style:font-size-complex="12pt"/>
    </style:style>
    <style:style style:name="T345" style:family="text">
      <style:text-properties fo:color="#067d17" loext:opacity="100%" style:font-name="JetBrains Mono2" fo:font-size="8pt" fo:font-style="normal" style:font-size-asian="10pt" style:font-style-asian="normal"/>
    </style:style>
    <style:style style:name="T346" style:family="text">
      <style:text-properties fo:color="#067d17" loext:opacity="100%" style:font-name="JetBrains Mono2" fo:font-size="8pt" fo:font-style="normal" style:font-size-asian="10pt" style:font-style-asian="normal" style:font-name-complex="Lucida Sans"/>
    </style:style>
    <style:style style:name="T347" style:family="text">
      <style:text-properties fo:color="#067d17" loext:opacity="100%" style:font-name="JetBrains Mono2" fo:font-size="6pt" fo:font-style="normal" fo:font-weight="normal" style:font-size-asian="10pt" style:font-style-asian="normal" style:font-weight-asian="normal" style:font-size-complex="12pt"/>
    </style:style>
    <style:style style:name="T348" style:family="text">
      <style:text-properties officeooo:rsid="00736210"/>
    </style:style>
    <style:style style:name="T349" style:family="text">
      <style:text-properties style:text-underline-style="solid" style:text-underline-width="auto" style:text-underline-color="font-color"/>
    </style:style>
    <style:style style:name="T350" style:family="text">
      <style:text-properties fo:color="#9e880d" loext:opacity="100%" style:font-name="JetBrains Mono" fo:font-size="10pt" fo:font-style="normal" style:font-size-asian="10pt" style:font-style-asian="normal"/>
    </style:style>
    <style:style style:name="T351" style:family="text">
      <style:text-properties fo:color="#8c8c8c" loext:opacity="100%" style:font-name="JetBrains Mono" fo:font-size="10pt" fo:font-style="italic" officeooo:rsid="007c627e" style:font-size-asian="10pt" style:font-style-asian="italic"/>
    </style:style>
    <style:style style:name="T352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353" style:family="text">
      <style:text-properties fo:color="#8c8c8c" loext:opacity="100%" style:font-name="JetBrains Mono" fo:font-size="10pt" fo:font-style="italic" fo:font-weight="normal" officeooo:rsid="00a084e1" style:font-size-asian="10pt" style:font-style-asian="italic" style:font-weight-asian="normal" style:font-size-complex="12pt" style:font-weight-complex="normal"/>
    </style:style>
    <style:style style:name="T354" style:family="text">
      <style:text-properties fo:color="#8c8c8c" loext:opacity="100%" style:font-name="JetBrains Mono" fo:font-size="10pt" fo:language="zxx" fo:country="none" fo:font-style="italic" fo:font-weight="normal" officeooo:rsid="00a084e1" style:font-size-asian="10pt" style:language-asian="zxx" style:country-asian="none" style:font-style-asian="italic" style:font-weight-asian="normal" style:font-size-complex="12pt" style:language-complex="zxx" style:country-complex="none" style:font-weight-complex="normal"/>
    </style:style>
    <style:style style:name="T355" style:family="text">
      <style:text-properties fo:color="#8c8c8c" loext:opacity="100%" style:font-name="JetBrains Mono2" fo:font-size="8pt" fo:font-style="italic" style:font-size-asian="10pt" style:font-style-asian="italic"/>
    </style:style>
    <style:style style:name="T356" style:family="text">
      <style:text-properties fo:color="#8c8c8c" loext:opacity="100%" style:font-name="JetBrains Mono2" fo:font-size="6pt" fo:font-style="italic" fo:font-weight="normal" style:font-size-asian="10pt" style:font-style-asian="italic" style:font-weight-asian="normal" style:font-size-complex="12pt"/>
    </style:style>
    <style:style style:name="T357" style:family="text">
      <style:text-properties officeooo:rsid="00894df0"/>
    </style:style>
    <style:style style:name="T358" style:family="text">
      <style:text-properties style:font-name-complex="Lucida Sans"/>
    </style:style>
    <style:style style:name="T359" style:family="text">
      <style:text-properties officeooo:rsid="003fe626" style:font-name-complex="Lucida Sans"/>
    </style:style>
    <style:style style:name="T360" style:family="text">
      <style:text-properties officeooo:rsid="00419c6e" style:font-name-complex="Lucida Sans"/>
    </style:style>
    <style:style style:name="T361" style:family="text">
      <style:text-properties officeooo:rsid="00db42d4" style:font-name-complex="Lucida Sans"/>
    </style:style>
    <style:style style:name="T362" style:family="text">
      <style:text-properties officeooo:rsid="00d3ba98" style:font-name-complex="Lucida Sans"/>
    </style:style>
    <style:style style:name="T363" style:family="text">
      <style:text-properties officeooo:rsid="008cd74c"/>
    </style:style>
    <style:style style:name="T364" style:family="text">
      <style:text-properties fo:color="#007e8a" loext:opacity="100%" style:font-name="JetBrains Mono" fo:font-size="10pt" fo:font-style="normal" fo:font-weight="normal" style:font-size-asian="10pt" style:font-style-asian="normal" style:font-weight-asian="normal"/>
    </style:style>
    <style:style style:name="T365" style:family="text">
      <style:text-properties fo:color="#007e8a" loext:opacity="100%" style:font-name="JetBrains Mono" fo:font-size="10pt" fo:font-style="normal" style:font-size-asian="10pt" style:font-style-asian="normal"/>
    </style:style>
    <style:style style:name="T366" style:family="text">
      <style:text-properties fo:color="#007e8a" loext:opacity="100%" style:font-name="JetBrains Mono" fo:font-size="8pt" fo:language="zxx" fo:country="none" fo:font-style="normal" fo:font-weight="normal" style:font-size-asian="8pt" style:language-asian="zxx" style:country-asian="none" style:font-style-asian="normal" style:font-weight-asian="normal" style:font-size-complex="8pt" style:language-complex="zxx" style:country-complex="none"/>
    </style:style>
    <style:style style:name="T367" style:family="text">
      <style:text-properties fo:color="#007e8a" loext:opacity="100%" style:font-name="JetBrains Mono" fo:font-size="8pt" fo:language="zxx" fo:country="none" fo:font-style="normal" fo:font-weight="normal" officeooo:rsid="00be7eeb" style:font-size-asian="10pt" style:language-asian="zxx" style:country-asian="none" style:font-style-asian="normal" style:font-weight-asian="normal" style:font-name-complex="Lucida Sans" style:font-size-complex="12pt" style:language-complex="zxx" style:country-complex="none" style:font-weight-complex="normal"/>
    </style:style>
    <style:style style:name="T368" style:family="text">
      <style:text-properties fo:color="#851691" loext:opacity="100%" style:font-name="JetBrains Mono" fo:font-size="10pt" fo:font-style="normal" style:font-size-asian="10pt" style:font-style-asian="normal"/>
    </style:style>
    <style:style style:name="T369" style:family="text">
      <style:text-properties style:font-name="Liberation Sans" fo:font-size="14.1000003814697pt" fo:font-weight="bold" officeooo:rsid="0099747c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370" style:family="text">
      <style:text-properties officeooo:rsid="005a6365"/>
    </style:style>
    <style:style style:name="T371" style:family="text">
      <style:text-properties officeooo:rsid="00a634ec"/>
    </style:style>
    <style:style style:name="T372" style:family="text">
      <style:text-properties officeooo:rsid="0061d518"/>
    </style:style>
    <style:style style:name="T373" style:family="text">
      <style:text-properties officeooo:rsid="00b130cc"/>
    </style:style>
    <style:style style:name="T374" style:family="text">
      <style:text-properties fo:font-size="8pt" style:font-size-asian="8pt" style:font-size-complex="8pt"/>
    </style:style>
    <style:style style:name="T375" style:family="text"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T376" style:family="text">
      <style:text-properties fo:font-size="8pt" fo:language="zxx" fo:country="none" fo:background-color="#ffff00" loext:char-shading-value="0" style:font-size-asian="8pt" style:language-asian="zxx" style:country-asian="none" style:font-size-complex="8pt" style:language-complex="zxx" style:country-complex="none"/>
    </style:style>
    <style:style style:name="T377" style:family="text">
      <style:text-properties fo:background-color="#ffff00" loext:char-shading-value="0"/>
    </style:style>
    <style:style style:name="T378" style:family="text">
      <style:text-properties officeooo:rsid="00c0ec6b"/>
    </style:style>
    <style:style style:name="T379" style:family="text">
      <style:text-properties fo:color="#808080" loext:opacity="100%"/>
    </style:style>
    <style:style style:name="T380" style:family="text">
      <style:text-properties fo:color="#808080" loext:opacity="100%" style:font-name="Arial1" fo:font-size="12pt" fo:font-style="normal" fo:font-weight="normal" officeooo:rsid="006c099e" style:font-size-asian="12pt" style:font-style-asian="normal" style:font-weight-asian="normal" style:font-name-complex="Lucida Sans" style:font-size-complex="12pt" style:font-weight-complex="normal"/>
    </style:style>
    <style:style style:name="T381" style:family="text">
      <style:text-properties fo:color="#808080" loext:opacity="100%" style:font-name="Arial1" fo:font-size="12pt" fo:font-weight="normal" style:font-size-asian="12pt" style:font-weight-asian="normal" style:font-name-complex="Lucida Sans" style:font-size-complex="12pt" style:font-weight-complex="normal"/>
    </style:style>
    <style:style style:name="T382" style:family="text">
      <style:text-properties fo:color="#808080" loext:opacity="100%" style:font-name="Arial1" fo:font-size="12pt" fo:font-weight="normal" officeooo:rsid="00ac13ae" style:font-size-asian="12pt" style:font-weight-asian="normal" style:font-name-complex="Lucida Sans" style:font-size-complex="12pt" style:font-weight-complex="normal"/>
    </style:style>
    <style:style style:name="T383" style:family="text">
      <style:text-properties fo:color="#808080" loext:opacity="100%" style:font-name="Arial1" fo:font-size="12pt" fo:font-weight="normal" officeooo:rsid="00aa3351" style:font-size-asian="12pt" style:font-weight-asian="normal" style:font-name-complex="Lucida Sans" style:font-size-complex="12pt" style:font-weight-complex="normal"/>
    </style:style>
    <style:style style:name="T384" style:family="text">
      <style:text-properties fo:color="#808080" loext:opacity="100%" style:font-name="Arial1" fo:font-size="10pt" fo:font-style="normal" fo:font-weight="normal" officeooo:rsid="007c627e" style:font-size-asian="12pt" style:font-style-asian="normal" style:font-weight-asian="normal" style:font-name-complex="Lucida Sans" style:font-size-complex="12pt" style:font-weight-complex="normal"/>
    </style:style>
    <style:style style:name="T385" style:family="text">
      <style:text-properties fo:color="#808080" loext:opacity="100%" style:font-name="Arial1" fo:font-size="10pt" fo:font-style="normal" fo:font-weight="normal" officeooo:rsid="00c20de8" style:font-size-asian="12pt" style:font-style-asian="normal" style:font-weight-asian="normal" style:font-name-complex="Lucida Sans" style:font-size-complex="12pt" style:font-weight-complex="normal"/>
    </style:style>
    <style:style style:name="T386" style:family="text">
      <style:text-properties style:font-name="Arial1" fo:font-size="12pt" fo:font-weight="normal" officeooo:rsid="00be7eeb" style:font-size-asian="12pt" style:font-weight-asian="normal" style:font-name-complex="Lucida Sans" style:font-size-complex="12pt" style:font-weight-complex="normal"/>
    </style:style>
    <style:style style:name="T387" style:family="text">
      <style:text-properties style:font-name="Arial1" fo:font-size="12pt" fo:font-weight="normal" officeooo:rsid="00b3cc7c" style:font-size-asian="12pt" style:font-weight-asian="normal" style:font-name-complex="Lucida Sans" style:font-size-complex="12pt" style:font-weight-complex="normal"/>
    </style:style>
    <style:style style:name="T388" style:family="text">
      <style:text-properties style:font-name="Arial1" fo:font-size="12pt" fo:font-weight="normal" officeooo:rsid="007a94eb" style:font-size-asian="12pt" style:font-weight-asian="normal" style:font-name-complex="Lucida Sans" style:font-size-complex="12pt" style:font-weight-complex="normal"/>
    </style:style>
    <style:style style:name="T389" style:family="text">
      <style:text-properties style:font-name="Arial1" fo:font-size="12pt" fo:font-weight="normal" officeooo:rsid="00c3da55" style:font-size-asian="12pt" style:font-weight-asian="normal" style:font-name-complex="Lucida Sans" style:font-size-complex="12pt" style:font-weight-complex="normal"/>
    </style:style>
    <style:style style:name="T390" style:family="text">
      <style:text-properties style:font-name="Arial1" fo:font-size="12pt" fo:font-weight="normal" officeooo:rsid="00c5b11e" style:font-size-asian="12pt" style:font-weight-asian="normal" style:font-name-complex="Lucida Sans" style:font-size-complex="12pt" style:font-weight-complex="normal"/>
    </style:style>
    <style:style style:name="T391" style:family="text">
      <style:text-properties style:font-name="Arial1" fo:font-size="12pt" fo:font-weight="bold" officeooo:rsid="004b0627" style:font-size-asian="12pt" style:font-weight-asian="bold" style:font-name-complex="Lucida Sans" style:font-size-complex="12pt" style:font-weight-complex="bold"/>
    </style:style>
    <style:style style:name="T392" style:family="text">
      <style:text-properties style:font-name="Arial1" fo:font-size="12pt" fo:font-weight="bold" officeooo:rsid="005055e2" style:font-size-asian="12pt" style:font-weight-asian="bold" style:font-name-complex="Lucida Sans" style:font-size-complex="12pt" style:font-weight-complex="bold"/>
    </style:style>
    <style:style style:name="T393" style:family="text">
      <style:text-properties style:font-name="Arial1" fo:font-size="12pt" fo:font-weight="bold" officeooo:rsid="00bcbaf3" style:font-size-asian="12pt" style:font-weight-asian="bold" style:font-name-complex="Lucida Sans" style:font-size-complex="12pt" style:font-weight-complex="bold"/>
    </style:style>
    <style:style style:name="T394" style:family="text">
      <style:text-properties style:font-name="Arial1" fo:font-size="12pt" fo:font-weight="bold" officeooo:rsid="00c3da55" style:font-size-asian="12pt" style:font-weight-asian="bold" style:font-name-complex="Lucida Sans" style:font-size-complex="12pt" style:font-weight-complex="bold"/>
    </style:style>
    <style:style style:name="T395" style:family="text">
      <style:text-properties style:font-name="Arial1" fo:font-size="12pt" fo:font-weight="bold" officeooo:rsid="00c5b11e" style:font-size-asian="12pt" style:font-weight-asian="bold" style:font-name-complex="Lucida Sans" style:font-size-complex="12pt" style:font-weight-complex="bold"/>
    </style:style>
    <style:style style:name="T396" style:family="text">
      <style:text-properties officeooo:rsid="00d98fda"/>
    </style:style>
    <style:style style:name="T397" style:family="text">
      <style:text-properties officeooo:rsid="00e1d187" style:font-name-asian="Microsoft YaHei" style:font-name-complex="Lucida San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58194815" text:style-name="L1">
        <text:list-item>
          <text:p text:style-name="P14">welcome</text:p>
        </text:list-item>
        <text:list-item>
          <text:p text:style-name="P28"><text:span text:style-name="T45">heute – experiment,</text:span><text:span text:style-name="T61"> erklären, wie Mockito funktioniert</text:span><text:span text:style-name="T45">, </text:span><text:span text:style-name="T61">indem wir </text:span><text:span text:style-name="T45">Mockito nachbauen. </text:span><text:span text:style-name="T61">M</text:span><text:span text:style-name="T45">it TDD</text:span></text:p>
        </text:list-item>
        <text:list-item>
          <text:p text:style-name="P28"><text:span text:style-name="T45">Kurz zum TDD <text:s/></text:span><text:span text:style-name="T156">(sehe PowerPoint)</text:span></text:p>
          <text:list>
            <text:list-item>
              <text:p text:style-name="P19">rot → grün → refactoring</text:p>
            </text:list-item>
            <text:list-item>
              <text:p text:style-name="P19">Hauptgewinn: nich<text:span text:style-name="T182">t</text:span> 100% Abdeckung, sondern erlaubt zuerst verstehen „was wir brauchen“/<text:span text:style-name="T357">api definieren/edge cases überdenken</text:span> und erst danach – „wie“</text:p>
            </text:list-item>
            <text:list-item>
              <text:p text:style-name="P20">Noch dazu – test sind „geprüft“, weil die zuerst rot waren</text:p>
            </text:list-item>
          </text:list>
        </text:list-item>
        <text:list-item>
          <text:p text:style-name="P28"><text:span text:style-name="T45">einfaches Projekt vorbereitet - prod, MyMocker, Mockito (gradle), </text:span><text:span text:style-name="T158">branch „show“</text:span></text:p>
        </text:list-item>
      </text:list>
      <text:h text:style-name="P2" text:outline-level="3">createMock</text:h>
      <text:list xml:id="list214919542046049" text:continue-numbering="true" text:style-name="L1">
        <text:list-item>
          <text:list>
            <text:list-item>
              <text:p text:style-name="P29"><text:span text:style-name="T45">create </text:span><text:span text:style-name="T64">MyMocker_createMock_Test</text:span></text:p>
            </text:list-item>
            <text:list-item>
              <text:p text:style-name="P29"><text:span text:style-name="T45">@Test </text:span><text:span text:style-name="T64">createMock</text:span></text:p>
            </text:list-item>
            <text:list-item>
              <text:p text:style-name="P15">MyMocker.mock( VeryDifficultToCreateService.class )</text:p>
            </text:list-item>
            <text:list-item>
              <text:p text:style-name="P29"><text:span text:style-name="T45">create class </text:span><text:span text:style-name="T64">MyMocker</text:span></text:p>
            </text:list-item>
            <text:list-item>
              <text:p text:style-name="P29"><text:span text:style-name="T45">create method </text:span><text:span text:style-name="T64">mock</text:span></text:p>
            </text:list-item>
            <text:list-item>
              <text:p text:style-name="P15">Mockito benutzt ByteBuddy, wir – DynamicProxy</text:p>
            </text:list-item>
          </text:list>
        </text:list-item>
      </text:list>
      <text:p text:style-name="P159">public static &lt;M&gt; M mock( Class&lt;M&gt; interfaceToMock )</text:p>
      <text:p text:style-name="P159"><text:tab/>(M) Proxy.newProxyInstance( Thread.currentThread().getContextClassLoader(),</text:p>
      <text:list xml:id="list214919376684387" text:continue-numbering="true" text:style-name="L1">
        <text:list-item>
          <text:list>
            <text:list-item>
              <text:p text:style-name="P15">Jetzt refactoring:</text:p>
              <text:list>
                <text:list-item>
                  <text:p text:style-name="P29"><text:span text:style-name="T45">class </text:span><text:span text:style-name="T64">MockInvocationHandler</text:span><text:span text:style-name="T45"> implements </text:span><text:span text:style-name="T64">InvocationHandler</text:span></text:p>
                </text:list-item>
                <text:list-item>
                  <text:p text:style-name="P15">return null</text:p>
                </text:list-item>
              </text:list>
            </text:list-item>
            <text:list-item>
              <text:p text:style-name="P127"><text:span text:style-name="T45">commit -</text:span><text:span text:style-name="T60">m „createMock“</text:span></text:p>
            </text:list-item>
          </text:list>
        </text:list-item>
      </text:list>
      <text:h text:style-name="P2" text:outline-level="3">defaultValues</text:h>
      <text:list xml:id="list214919570228564" text:continue-list="list214919376684387" text:style-name="L1">
        <text:list-item>
          <text:list>
            <text:list-item text:start-value="1">
              <text:p text:style-name="P29"><text:span text:style-name="T45">create </text:span><text:span text:style-name="T64">MyMockerTest</text:span></text:p>
            </text:list-item>
            <text:list-item>
              <text:p text:style-name="P60">pr fi VDTCS mock = mock( VeryDifficultToCreateService.class )</text:p>
            </text:list-item>
            <text:list-item>
              <text:p text:style-name="P29"><text:span text:style-name="T45">@Test </text:span><text:span text:style-name="T64">defaultValues</text:span></text:p>
            </text:list-item>
          </text:list>
        </text:list-item>
      </text:list>
      <text:p text:style-name="P163"><text:span text:style-name="T142">assertAll</text:span><text:span text:style-name="T45">( ()-&gt; ... ))</text:span></text:p>
      <text:p text:style-name="P164"><text:span text:style-name="T142">getInt</text:span><text:span text:style-name="T45">, </text:span><text:span text:style-name="T142">getObject</text:span><text:span text:style-name="T45">, </text:span><text:span text:style-name="T142">getString</text:span><text:span text:style-name="T45">, </text:span><text:span text:style-name="T142">getList</text:span><text:span text:style-name="T45">, </text:span><text:span text:style-name="T142">getArrayList</text:span><text:span text:style-name="T45">+instanceof</text:span></text:p>
      <text:list xml:id="list214918903913232" text:continue-numbering="true" text:style-name="L1">
        <text:list-item>
          <text:list>
            <text:list-item>
              <text:p text:style-name="P15">wo?</text:p>
            </text:list-item>
            <text:list-item>
              <text:p text:style-name="P29"><text:span text:style-name="T45">in </text:span><text:span text:style-name="T64">MockInvocationHandler</text:span></text:p>
            </text:list-item>
            <text:list-item>
              <text:p text:style-name="P15">habe einen class von meinem anderen Projekt</text:p>
            </text:list-item>
          </text:list>
        </text:list-item>
      </text:list>
      <text:p text:style-name="P153"><text:span text:style-name="T152">return TypeUtils.getDefaultValue( method.getReturnType(</text:span>) )</text:p>
      <text:list xml:id="list214919284928966" text:continue-numbering="true" text:style-name="L1">
        <text:list-item>
          <text:list>
            <text:list-item>
              <text:p text:style-name="P129">commit -m „defaultValues“</text:p>
            </text:list-item>
          </text:list>
        </text:list-item>
      </text:list>
      <text:h text:style-name="P2" text:outline-level="3">stubbingWithoutArguments (in MyMockerTest)</text:h>
      <text:list xml:id="list214918670095841" text:continue-list="list214919284928966" text:style-name="L1">
        <text:list-item>
          <text:list>
            <text:list-item text:start-value="1">
              <text:p text:style-name="P29"><text:span text:style-name="T45">@Test </text:span><text:span text:style-name="T64">stubbingWithoutArguments</text:span></text:p>
            </text:list-item>
          </text:list>
        </text:list-item>
      </text:list>
      <text:p text:style-name="P160">when(...).thenReturn(…)</text:p>
      <text:p text:style-name="P181"><text:span text:style-name="T142"><text:tab/><text:tab/><text:tab/>getInt</text:span><text:span text:style-name="T45">, </text:span><text:span text:style-name="T142">getObject</text:span><text:span text:style-name="T45">, </text:span><text:span text:style-name="T142">getString</text:span><text:span text:style-name="T45"> + </text:span><text:span text:style-name="T142">assertThat</text:span></text:p>
      <text:list xml:id="list214918766978508" text:continue-numbering="true" text:style-name="L1">
        <text:list-item>
          <text:list>
            <text:list-item>
              <text:p text:style-name="P30"><text:span text:style-name="T45">create </text:span><text:span text:style-name="T64">when</text:span><text:span text:style-name="T45"> </text:span></text:p>
              <text:list>
                <text:list-item>
                  <text:p text:style-name="P21">Was soll es zurück liefern? Stubber, weil wir sind in stubbing</text:p>
                </text:list-item>
                <text:list-item>
                  <text:p text:style-name="P22">stub vs mock <text:span text:style-name="T155">(sehe PowerPoint)</text:span></text:p>
                </text:list-item>
              </text:list>
            </text:list-item>
          </text:list>
        </text:list-item>
      </text:list>
      <text:p text:style-name="P162">&lt;R&gt; Stubber&lt;R&gt; when( @SuppressWarnings( "unused" ) R unused )</text:p>
      <text:list xml:id="list214918234009640" text:continue-numbering="true" text:style-name="L1">
        <text:list-item>
          <text:list>
            <text:list-item>
              <text:p text:style-name="P31"><text:span text:style-name="T45">create interface </text:span><text:span text:style-name="T65">Stubber&lt;R&gt;</text:span></text:p>
            </text:list-item>
            <text:list-item>
              <text:p text:style-name="P16">zurück zu MyMockerTest</text:p>
            </text:list-item>
            <text:list-item>
              <text:p text:style-name="P31"><text:span text:style-name="T45">create method </text:span><text:span text:style-name="T64">thenReturn</text:span><text:span text:style-name="T45">(R value), zuerst </text:span><text:span text:style-name="T46">v</text:span><text:span text:style-name="T45">oid</text:span></text:p>
            </text:list-item>
            <text:list-item>
              <text:p text:style-name="P31"><text:span text:style-name="T45">create class </text:span><text:span text:style-name="T65">StubberIml&lt;R&gt;</text:span></text:p>
            </text:list-item>
            <text:list-item>
              <text:p text:style-name="P31"><text:span text:style-name="T45">implement </text:span><text:span text:style-name="T65">thenReturn</text:span><text:span text:style-name="T45"> – </text:span><text:span text:style-name="T46">empty</text:span></text:p>
            </text:list-item>
            <text:list-item>
              <text:p text:style-name="P128"><text:span text:style-name="T46">c</text:span><text:span text:style-name="T60">ommit -m „stubbingWithoutArguments – </text:span><text:span text:style-name="T62">r</text:span><text:span text:style-name="T63">ed</text:span><text:span text:style-name="T60">“</text:span></text:p>
            </text:list-item>
          </text:list>
        </text:list-item>
      </text:list>
      <text:h text:style-name="P5" text:outline-level="3"><text:span text:style-name="T73">stubbingWithoutArguments (in MyMockerTest) - </text:span><text:span text:style-name="T74">Implementation</text:span></text:h>
      <text:list xml:id="list214918244939097" text:continue-list="list214918234009640" text:style-name="L1">
        <text:list-item>
          <text:list>
            <text:list-item text:start-value="1">
              <text:p text:style-name="P16">So, jetzt wird es tricky</text:p>
            </text:list-item>
            <text:list-item>
              <text:p text:style-name="P15">zurück zu MyMockerTest</text:p>
            </text:list-item>
            <text:list-item>
              <text:p text:style-name="P32"><text:span text:style-name="T45">Aufrufe Reihenfolge! - erst </text:span><text:span text:style-name="T64">getInt,</text:span><text:span text:style-name="T45"> danach </text:span><text:span text:style-name="T64">when</text:span></text:p>
            </text:list-item>
            <text:list-item>
              <text:p text:style-name="P16">Probleme</text:p>
              <text:list>
                <text:list-item>
                  <text:p text:style-name="P33"><text:span text:style-name="T45">in </text:span><text:span text:style-name="T65">when</text:span><text:span text:style-name="T45"> wir wissen nicht, was gerade aufgerufen wurde</text:span></text:p>
                </text:list-item>
                <text:list-item>
                  <text:p text:style-name="P17">wie können wir stubbing-Aufruf von einem "normalen" Aufruf unterscheiden?</text:p>
                  <text:list>
                    <text:list-item>
                      <text:p text:style-name="P33"><text:span text:style-name="T45">in </text:span><text:span text:style-name="T65">stubbing_withoutArguments</text:span><text:span text:style-name="T47"> </text:span><text:span text:style-name="T45">schreiben </text:span><text:span text:style-name="T65">mock.getInt</text:span><text:span text:style-name="T66">()</text:span><text:span text:style-name="T45"> vor dem </text:span><text:span text:style-name="T65">when</text:span></text:p>
                    </text:list-item>
                    <text:list-item>
                      <text:p text:style-name="P17">löschen</text:p>
                      <text:p text:style-name="P17"/>
                    </text:list-item>
                  </text:list>
                </text:list-item>
              </text:list>
            </text:list-item>
            <text:list-item>
              <text:p text:style-name="P17">Lösungen (zuerst 2.):</text:p>
              <text:list>
                <text:list-item>
                  <text:p text:style-name="P34"><text:span text:style-name="T157">in </text:span><text:span text:style-name="T16">MockInvocationHandler.invoke</text:span><text:span text:style-name="T2"> – alle Aufrufe kommen hier</text:span></text:p>
                </text:list-item>
                <text:list-item>
                  <text:p text:style-name="P61">Kommentar:</text:p>
                </text:list-item>
              </text:list>
            </text:list-item>
          </text:list>
        </text:list-item>
      </text:list>
      <text:p text:style-name="P184"><text:span text:style-name="T2">// if stubbing in progress =&gt; store invocation</text:span><text:span text:style-name="T59"> (irgendwo)</text:span></text:p>
      <text:p text:style-name="P185"><text:span text:style-name="T2">// else find </text:span><text:span text:style-name="T3">return </text:span><text:span text:style-name="T2">value </text:span><text:span text:style-name="T3">(default or stubbed)</text:span></text:p>
      <text:list xml:id="list214918736775935" text:continue-numbering="true" text:style-name="L1">
        <text:list-item>
          <text:list>
            <text:list-item>
              <text:list>
                <text:list-item>
                  <text:p text:style-name="P23">wie können wir es aber unterscheiden?</text:p>
                  <text:list>
                    <text:list-item>
                      <text:p text:style-name="P35"><text:span text:style-name="T51">explizierte</text:span><text:span text:style-name="T52">r</text:span><text:span text:style-name="T51"> Unterschied</text:span></text:p>
                      <text:list>
                        <text:list-item>
                          <text:p text:style-name="P23">EasyMock hat Modus – stubbing / running / verifying</text:p>
                        </text:list-item>
                        <text:list-item>
                          <text:p text:style-name="P36"><text:span text:style-name="T49">JMock – </text:span><text:span text:style-name="T50">Context-Object per Test (für stubbing / verifying)</text:span></text:p>
                        </text:list-item>
                        <text:list-item>
                          <text:p text:style-name="P36"><text:span text:style-name="T49">Moq (.net) – </text:span><text:span text:style-name="T50">Context-Object per Mock (für stubbing / verifying)</text:span></text:p>
                        </text:list-item>
                      </text:list>
                    </text:list-item>
                    <text:list-item>
                      <text:p text:style-name="P37"><text:span text:style-name="T50">aber Mockito </text:span><text:span text:style-name="T51">macht keinen Unterschied – </text:span><text:span text:style-name="T56">Mockito </text:span><text:span text:style-name="T53">macht immer beides =&gt; </text:span><text:span text:style-name="T54">in </text:span><text:span text:style-name="T67">MockInvocationHandler.invoke</text:span><text:span text:style-name="T54"> </text:span><text:span text:style-name="T53">in Kommentar remove „if-then“ und „else“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><text:span text:style-name="T2">// store invocation </text:span><text:span text:style-name="T4">for (possible) stubbing</text:span><text:span text:style-name="T2"> (irgendwo)</text:span></text:p>
      <text:p text:style-name="P186"><text:span text:style-name="T2">// find </text:span><text:span text:style-name="T3">return </text:span><text:span text:style-name="T2">value </text:span><text:span text:style-name="T3">(default or stubbed)</text:span></text:p>
      <text:list xml:id="list21491916335400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7"/>
                        </text:list-header>
                      </text:list>
                    </text:list-item>
                  </text:list>
                </text:list-item>
                <text:list-item>
                  <text:p text:style-name="P38"><text:span text:style-name="T55">also, machen – </text:span><text:span text:style-name="T57">zuerst, was vollen wir speichern - </text:span><text:span text:style-name="T58">Invocation</text:span></text:p>
                  <text:list>
                    <text:list-item>
                      <text:p text:style-name="P45"><text:span text:style-name="T48">in </text:span><text:span text:style-name="T67">MockInvocationHandler.invoke</text:span><text:span text:style-name="T54">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"><text:span text:style-name="T2">Invocation invocation = new Invocation</text:span><text:span text:style-name="T9">Info</text:span><text:span text:style-name="T2">( mock, method, args )</text:span></text:p>
      <text:list xml:id="list214918091113566" text:continue-numbering="true" text:style-name="L1">
        <text:list-item>
          <text:list>
            <text:list-item>
              <text:list>
                <text:list-item>
                  <text:p text:style-name="P38"><text:span text:style-name="T55">create interface </text:span><text:span text:style-name="T68">Invocation</text:span></text:p>
                </text:list-item>
                <text:list-item>
                  <text:p text:style-name="P39"><text:span text:style-name="T169">create class </text:span><text:span text:style-name="T69">Invocation</text:span><text:span text:style-name="T70">Info</text:span><text:span text:style-name="T169"> implement </text:span><text:span text:style-name="T17">Invocation</text:span></text:p>
                </text:list-item>
                <text:list-item>
                  <text:p text:style-name="P38"><text:span text:style-name="T169">@Value + fi</text:span><text:span text:style-name="T173">el</text:span><text:span text:style-name="T169">ds: mock, method, args</text:span></text:p>
                </text:list-item>
                <text:list-item>
                  <text:p text:style-name="P46">pull getters up</text:p>
                  <text:p text:style-name="P40"/>
                </text:list-item>
              </text:list>
            </text:list-item>
            <text:list-item>
              <text:p text:style-name="P47">Jetzt – wo soll es gespeicher werden?</text:p>
              <text:list>
                <text:list-item>
                  <text:p text:style-name="P18">zurück zu MyMockerTest</text:p>
                </text:list-item>
                <text:list-item>
                  <text:p text:style-name="P41"><text:span text:style-name="T170">wir müssen die Information von </text:span><text:span text:style-name="T18">mock.getInt()</text:span><text:span text:style-name="T5"> ins </text:span><text:span text:style-name="T18">when</text:span><text:span text:style-name="T5"> übertragen. </text:span><text:span text:style-name="T6">Wie?</text:span></text:p>
                  <text:list>
                    <text:list-item>
                      <text:p text:style-name="P48"><text:span text:style-name="T7">R</text:span><text:span text:style-name="T1">eturn value – geht nicht</text:span></text:p>
                    </text:list-item>
                    <text:list-item>
                      <text:p text:style-name="P42"><text:span text:style-name="T7">Statisch? Möglich, gibt es Probleme wenn </text:span><text:span text:style-name="T8">T</text:span><text:span text:style-name="T7">est</text:span><text:span text:style-name="T8">s</text:span><text:span text:style-name="T7"> parallel laufen</text:span></text:p>
                    </text:list-item>
                    <text:list-item>
                      <text:p text:style-name="P62">Mockito macht es in Local Thread</text:p>
                    </text:list-item>
                  </text:list>
                </text:list-item>
                <text:list-item>
                  <text:p text:style-name="P43"><text:span text:style-name="T55">in </text:span><text:span text:style-name="T67">MockInvocationHandler.invoke</text:span><text:span text:style-name="T54"> </text:span></text:p>
                </text:list-item>
              </text:list>
            </text:list-item>
          </text:list>
        </text:list-item>
      </text:list>
      <text:p text:style-name="P189"><text:span text:style-name="T144">MockingContextFactory.getContext().push</text:span><text:span text:style-name="T145">Processed</text:span><text:span text:style-name="T144">Invocation( invocation );</text:span></text:p>
      <text:list xml:id="list214918769416332" text:continue-numbering="true" text:style-name="L1">
        <text:list-item>
          <text:list>
            <text:list-item>
              <text:list>
                <text:list-item>
                  <text:p text:style-name="P44"><text:s/><text:span text:style-name="T171">create class </text:span><text:span text:style-name="T19">MockingContextFactory</text:span><text:span text:style-name="T171"> </text:span></text:p>
                </text:list-item>
              </text:list>
            </text:list-item>
          </text:list>
        </text:list-item>
      </text:list>
      <text:p text:style-name="P187">ThreadLocal&lt;MockingContext&gt; MOCKING_CONTEXT = ThreadLocal.withInitial( MockingContextImpl::new )</text:p>
      <text:list xml:id="list214919419830956" text:continue-numbering="true" text:style-name="L1">
        <text:list-item>
          <text:list>
            <text:list-item>
              <text:list>
                <text:list-item>
                  <text:p text:style-name="P49">create interface <text:span text:style-name="T15">MockingContext</text:span> </text:p>
                </text:list-item>
                <text:list-item>
                  <text:p text:style-name="P49">create class <text:span text:style-name="T15">MockingContextImpl</text:span> </text:p>
                </text:list-item>
                <text:list-item>
                  <text:p text:style-name="P44"><text:span text:style-name="T171">create method </text:span><text:span text:style-name="T19">.getContext()</text:span><text:span text:style-name="T10">: </text:span><text:span text:style-name="T84">MOCKING_CONTEXT.get()</text:span></text:p>
                </text:list-item>
                <text:list-item>
                  <text:p text:style-name="P44"><text:span text:style-name="T10">create method </text:span><text:span text:style-name="T19">pushProcessedInvocation</text:span><text:span text:style-name="T20">( Invocation )</text:span><text:span text:style-name="T10"> </text:span><text:span text:style-name="T11">(empty zuerst, </text:span><text:span text:style-name="T12">weil wir wisen noch nicht, was wir hier brauchen</text:span><text:span text:style-name="T11">)</text:span></text:p>
                  <text:p text:style-name="P63"><text:soft-page-break/></text:p>
                </text:list-item>
                <text:list-item>
                  <text:p text:style-name="P50"><text:span text:style-name="T11">i</text:span><text:span text:style-name="T1">n </text:span><text:span text:style-name="T15">MyMocker.when</text:span><text:span text:style-name="T1"> </text:span></text:p>
                </text:list-item>
              </text:list>
            </text:list-item>
          </text:list>
        </text:list-item>
      </text:list>
      <text:p text:style-name="P190"><text:span text:style-name="T144">MockingContextFactory.getContext().pu</text:span><text:span text:style-name="T146">ll</text:span><text:span text:style-name="T144">ProcessedInvocation</text:span><text:span text:style-name="T146">()</text:span></text:p>
      <text:list xml:id="list214917860200414" text:continue-numbering="true" text:style-name="L1">
        <text:list-item>
          <text:list>
            <text:list-item>
              <text:list>
                <text:list-item>
                  <text:p text:style-name="P52">create method <text:span text:style-name="T15">Invocation <text:s/>pullProcessedInvocation() </text:span><text:span text:style-name="T21">throw IllegalStateException</text:span> <text:line-break/>+ implementation <text:span text:style-name="T172">zuerst </text:span>return nul<text:span text:style-name="T174">l</text:span></text:p>
                </text:list-item>
                <text:list-item>
                  <text:p text:style-name="P53">Jetzt haben wir schon seit lange Zeit ein rotes Test - <text:span text:style-name="T183">macht nichts, wir werden noch schliemere Sachen machen, beleiben aber in TTD (denke ich).</text:span></text:p>
                </text:list-item>
                <text:list-item>
                  <text:p text:style-name="P54">To test or not to test? </text:p>
                </text:list-item>
                <text:list-item>
                  <text:p text:style-name="P55">To test (weil hier test ist eine Spezifikation) – <text:span text:style-name="T175">was wir brauchen:</text:span></text:p>
                  <text:list>
                    <text:list-item>
                      <text:p text:style-name="P56">pull - so oft wi<text:span text:style-name="T348">e</text:span> man will, überschreiben</text:p>
                    </text:list-item>
                    <text:list-item>
                      <text:p text:style-name="P56">push – nur ein mal, wenn nicht leer, leert danch</text:p>
                    </text:list-item>
                  </text:list>
                </text:list-item>
                <text:list-item>
                  <text:p text:style-name="P54">create <text:s/><text:span text:style-name="T19">MockingContextImpl</text:span><text:span text:style-name="T15">Test</text:span><text:span text:style-name="T1"> </text:span></text:p>
                  <text:list>
                    <text:list-item>
                      <text:p text:style-name="P64">on pull in empty context - assertThrows ( IllegalStateException)</text:p>
                    </text:list-item>
                    <text:list-item>
                      <text:p text:style-name="P65">push 2 Invocations</text:p>
                    </text:list-item>
                    <text:list-item>
                      <text:p text:style-name="P65">pull last push</text:p>
                    </text:list-item>
                    <text:list-item>
                      <text:p text:style-name="P65">only one push allowed</text:p>
                    </text:list-item>
                  </text:list>
                  <text:p text:style-name="P65"/>
                </text:list-item>
              </text:list>
            </text:list-item>
            <text:list-item>
              <text:p text:style-name="P57"><text:span text:style-name="T1">Jetz haben wir Invocation-Information von </text:span><text:span text:style-name="T15">MockInvocationHandler</text:span><text:span text:style-name="T13"> </text:span><text:span text:style-name="T1">bis zum </text:span><text:span text:style-name="T15">when</text:span><text:span text:style-name="T1"> übetragen. Nun sollen wir den St</text:span><text:span text:style-name="T14">ub</text:span><text:span text:style-name="T1"> in </text:span><text:span text:style-name="T15">when</text:span><text:span text:style-name="T1"> erstellen, es irgenwo speichern und in </text:span><text:span text:style-name="T15">MockInvocationHandler</text:span><text:span text:style-name="T13"> </text:span><text:span text:style-name="T1">rausfinden, um return value zu bekommen.</text:span></text:p>
              <text:list>
                <text:list-item>
                  <text:p text:style-name="P51"><text:span text:style-name="T11">i</text:span><text:span text:style-name="T1">n </text:span><text:span text:style-name="T15">MyMocker.when</text:span><text:span text:style-name="T1"> </text:span></text:p>
                </text:list-item>
              </text:list>
            </text:list-item>
          </text:list>
        </text:list-item>
      </text:list>
      <text:p text:style-name="P191"><text:span text:style-name="T143">StubbingRegistry stubbingRegistry = </text:span><text:span text:style-name="T147">null // ???</text:span><text:span text:style-name="T1"> </text:span></text:p>
      <text:p text:style-name="P192"><text:span text:style-name="T143">InvocationStub&lt;R&gt; invocationStub = stubbingRegistry.createStubFor( invocation );</text:span><text:span text:style-name="T1"> </text:span></text:p>
      <text:p text:style-name="P192"><text:span text:style-name="T143">return new StubberIml&lt;&gt;( invocationStub )</text:span><text:span text:style-name="T1"> </text:span></text:p>
      <text:list xml:id="list214917937085461" text:continue-numbering="true" text:style-name="L1">
        <text:list-item>
          <text:list>
            <text:list-item>
              <text:list>
                <text:list-item>
                  <text:p text:style-name="P58"><text:span text:style-name="T1">create interface </text:span><text:span text:style-name="T15">StubbingReg</text:span><text:span text:style-name="T25">i</text:span><text:span text:style-name="T15">stry</text:span><text:span text:style-name="T1"> </text:span></text:p>
                </text:list-item>
                <text:list-item>
                  <text:p text:style-name="P66">create interface <text:span text:style-name="T15">InvocationStub&lt;R&gt;</text:span> </text:p>
                </text:list-item>
                <text:list-item>
                  <text:p text:style-name="P66">create method <text:span text:style-name="T15">InvocationStub&lt;?&gt; createStubFor( invocation )</text:span></text:p>
                </text:list-item>
                <text:list-item>
                  <text:p text:style-name="P67">add <text:span text:style-name="T22">InvocationStub</text:span> as parameter to <text:span text:style-name="T65">StubberIml</text:span> constructor</text:p>
                  <text:p text:style-name="P67"/>
                </text:list-item>
                <text:list-item>
                  <text:p text:style-name="P68">in<text:span text:style-name="T177"> </text:span><text:span text:style-name="T23">MockInvocationHandler</text:span><text:span text:style-name="T176"> </text:span></text:p>
                </text:list-item>
              </text:list>
            </text:list-item>
          </text:list>
        </text:list-item>
      </text:list>
      <text:p text:style-name="P193"><text:span text:style-name="T148">StubbingRegistry stubbingRegistry = </text:span><text:span text:style-name="T150">null // ???</text:span> </text:p>
      <text:p text:style-name="P193"><text:span text:style-name="T148">InvocationStub&lt;?&gt; invocationStub = stubbingRegistry.findStubFor( invocation )</text:span> </text:p>
      <text:p text:style-name="P193"><text:span text:style-name="T148">return invocationStub != null ? invocationStub.getReturnValue() : </text:span><text:span text:style-name="T149">get default value</text:span> <text:s/></text:p>
      <text:list xml:id="list214919527090280" text:continue-numbering="true" text:style-name="L1">
        <text:list-item>
          <text:list>
            <text:list-item>
              <text:list>
                <text:list-item>
                  <text:p text:style-name="P70">create method <text:span text:style-name="T22">InvocationStub&lt;?&gt; </text:span><text:span text:style-name="T15">stubbingRegistry.findStubFor</text:span><text:span text:style-name="T24">( inv )</text:span></text:p>
                </text:list-item>
                <text:list-item>
                  <text:p text:style-name="P70">create method <text:span text:style-name="T25">R </text:span><text:span text:style-name="T15">getReturnValue()</text:span></text:p>
                </text:list-item>
                <text:list-item>
                  <text:p text:style-name="P71">? wir haben hier keine implementierungen, deshalb keine weieter tests ?</text:p>
                  <text:p text:style-name="P71"/>
                </text:list-item>
                <text:list-item>
                  <text:p text:style-name="P72">create <text:span text:style-name="T22">StubbingReg</text:span><text:span text:style-name="T25">i</text:span><text:span text:style-name="T22">stry</text:span><text:span text:style-name="T25">Impl</text:span><text:span text:style-name="T15">Test</text:span><text:span text:style-name="T178"> </text:span></text:p>
                </text:list-item>
              </text:list>
            </text:list-item>
          </text:list>
        </text:list-item>
      </text:list>
      <text:p text:style-name="P194"><text:span text:style-name="T148">StubbingRegistry registry = new StubbingRegistryImpl()</text:span> </text:p>
      <text:p text:style-name="P194">@Test <text:span text:style-name="T15">findStub_founds_stub_per_method_WithoutParameters</text:span> </text:p>
      <text:p text:style-name="P195"><text:span text:style-name="T332">@</text:span><text:span text:style-name="T326">Test </text:span><text:span text:style-name="T327">findStub_returns_last_stub_for_the_same_method</text:span><text:span text:style-name="T326"> </text:span></text:p>
      <text:list xml:id="list214918835261658" text:continue-numbering="true" text:style-name="L1">
        <text:list-item>
          <text:list>
            <text:list-item>
              <text:list>
                <text:list-item>
                  <text:p text:style-name="P73">create <text:span text:style-name="T22">StubbingReg</text:span><text:span text:style-name="T15">i</text:span><text:span text:style-name="T22">stry</text:span><text:span text:style-name="T15">Impl</text:span> implement <text:span text:style-name="T22">StubbingReg</text:span><text:span text:style-name="T15">i</text:span><text:span text:style-name="T22">stry</text:span></text:p>
                </text:list-item>
                <text:list-item>
                  <text:p text:style-name="P74">implement methods</text:p>
                </text:list-item>
              </text:list>
            </text:list-item>
          </text:list>
        </text:list-item>
      </text:list>
      <text:p text:style-name="P182"><text:span text:style-name="T333"><text:s/></text:span><text:span text:style-name="T258">for</text:span><text:span text:style-name="T107">( </text:span><text:span text:style-name="T282">ListIterator</text:span><text:span text:style-name="T107">&lt;</text:span><text:span text:style-name="T282">InvocationStub</text:span><text:span text:style-name="T107">&gt; </text:span><text:span text:style-name="T282">iterator </text:span><text:span text:style-name="T107">= </text:span><text:span text:style-name="T314">stubs</text:span><text:span text:style-name="T107">.</text:span><text:span text:style-name="T106">listIterator</text:span><text:span text:style-name="T107">( </text:span><text:span text:style-name="T314">stubs</text:span><text:span text:style-name="T107">.size() ); </text:span><text:span text:style-name="T282">iterator</text:span><text:span text:style-name="T107">.</text:span><text:span text:style-name="T106">hasPrevious</text:span><text:span text:style-name="T107">(); )<text:line-break/><text:tab/></text:span><text:span text:style-name="T282">InvocationStub stubCandidate </text:span><text:span text:style-name="T107">= </text:span><text:span text:style-name="T282">iterator</text:span><text:span text:style-name="T107">.</text:span><text:span text:style-name="T106">previous</text:span><text:span text:style-name="T107">();</text:span></text:p>
      <text:list xml:id="list214919679312524" text:continue-numbering="true" text:style-name="L1">
        <text:list-item>
          <text:list>
            <text:list-item>
              <text:list>
                <text:list-item>
                  <text:p text:style-name="P75">Note: <text:span text:style-name="T349">Method.equals</text:span> wir benutzen es, ist aber nicht sicher – proxy etc.</text:p>
                </text:list-item>
                <text:list-item>
                  <text:p text:style-name="P76">dabei create <text:span text:style-name="T22">InvocationStub</text:span><text:span text:style-name="T15">Impl</text:span><text:span text:style-name="T22">&lt;?&gt;</text:span></text:p>
                  <text:list>
                    <text:list-item>
                      <text:p text:style-name="P76"><text:span text:style-name="T181">mit Field: Invocation stabbedInvocation</text:span> </text:p>
                    </text:list-item>
                  </text:list>
                </text:list-item>
                <text:list-item>
                  <text:p text:style-name="P74"><text:soft-page-break/>Wo soll <text:span text:style-name="T22">StubbingReg</text:span><text:span text:style-name="T25">i</text:span><text:span text:style-name="T22">stry</text:span> liegen?</text:p>
                  <text:list>
                    <text:list-item>
                      <text:p text:style-name="P78">In <text:span text:style-name="T23">MockInvocationHandler!</text:span> 1:1 mit mock. Keine interference!</text:p>
                    </text:list-item>
                    <text:list-item>
                      <text:p text:style-name="P78">Add <text:span text:style-name="T22">StubbingReg</text:span><text:span text:style-name="T25">i</text:span><text:span text:style-name="T22">stry</text:span><text:span text:style-name="T179"> </text:span>into <text:span text:style-name="T15">Invocation</text:span>/<text:span text:style-name="T15">InvocationImpl</text:span> </text:p>
                    </text:list-item>
                  </text:list>
                </text:list-item>
              </text:list>
              <text:p text:style-name="P79"/>
            </text:list-item>
            <text:list-item>
              <text:p text:style-name="P77">Und nun brauchen wir nur etnsprechende return value in InvocationStub zu speichern.</text:p>
              <text:list>
                <text:list-item>
                  <text:p text:style-name="P77">In <text:span text:style-name="T15">when</text:span> – wir habe schon alles</text:p>
                </text:list-item>
                <text:list-item>
                  <text:p text:style-name="P77">in <text:span text:style-name="T15">StubberImpl&lt;R&gt;</text:span>– add field <text:s/><text:span text:style-name="T22">InvocationStub&lt;</text:span><text:span text:style-name="T15">R&gt;</text:span></text:p>
                </text:list-item>
                <text:list-item>
                  <text:p text:style-name="P77">in <text:span text:style-name="T15">thenReturn</text:span> - invocationStub.setReturnValue( value )</text:p>
                </text:list-item>
                <text:list-item>
                  <text:p text:style-name="P77">add und implement method <text:s/><text:span text:style-name="T15">InvocationStub&lt;R&gt;.setReturnValue( R v )</text:span></text:p>
                </text:list-item>
              </text:list>
              <text:p text:style-name="P77"/>
            </text:list-item>
            <text:list-item>
              <text:p text:style-name="P79">Refactoring</text:p>
              <text:list>
                <text:list-item>
                  <text:p text:style-name="P69">in<text:span text:style-name="T177"> </text:span><text:span text:style-name="T23">MockInvocationHandler</text:span><text:span text:style-name="T176"> – </text:span><text:span text:style-name="T180">extract method <text:line-break/></text:span><text:span text:style-name="T31">@Nullable Object findReturnValue</text:span><text:span text:style-name="T180">()</text:span></text:p>
                </text:list-item>
              </text:list>
            </text:list-item>
            <text:list-item>
              <text:p text:style-name="P130"><text:span text:style-name="T75">c</text:span><text:span text:style-name="T76">ommit -m „stubbingWithoutArguments“</text:span></text:p>
            </text:list-item>
            <text:list-item>
              <text:p text:style-name="P24">Overview - <text:span text:style-name="T370">Das ist Magie von Mockito</text:span></text:p>
              <text:list>
                <text:list-item>
                  <text:p text:style-name="P25">MockInvocationHandler bei jeder Invocation:</text:p>
                  <text:list>
                    <text:list-item>
                      <text:p text:style-name="P25">speichert InvocationInfo in context in LocalThread</text:p>
                    </text:list-item>
                    <text:list-item>
                      <text:p text:style-name="P81"><text:span text:style-name="T73">sucht </text:span><text:span text:style-name="T77">passenden </text:span><text:span text:style-name="T73">InvocationStub </text:span><text:span text:style-name="T77">mit return value </text:span><text:span text:style-name="T73">in StubbingRegistry</text:span></text:p>
                    </text:list-item>
                  </text:list>
                </text:list-item>
                <text:list-item>
                  <text:p text:style-name="P25">when() - method:</text:p>
                  <text:list>
                    <text:list-item>
                      <text:p text:style-name="P25">holt <text:s/>InvocationInfo (zusammen mit StubbingRegistry) von Context von LocalThread</text:p>
                    </text:list-item>
                    <text:list-item>
                      <text:p text:style-name="P25">Erstellt InvocationStub und zusammen mit Stubber setzt return value in diesen <text:s/>InvocationStub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h text:style-name="P3" text:outline-level="3"><text:span text:style-name="T369">different</text:span>_stubbing_for_<text:span text:style-name="T369">different</text:span>_mocks</text:h>
      <text:list xml:id="list3270426008" text:style-name="L2">
        <text:list-item>
          <text:p text:style-name="P12"><text:span text:style-name="T245">i</text:span><text:span text:style-name="T246">n </text:span><text:span text:style-name="T247">MyM</text:span><text:span text:style-name="T248">ocker</text:span><text:span text:style-name="T249">Test</text:span><text:span text:style-name="T244"> </text:span></text:p>
          <text:p text:style-name="P123">@Test <text:span text:style-name="T15">different_stubbing_for_different_mocks</text:span></text:p>
          <text:list>
            <text:list-header>
              <text:p text:style-name="P123"><text:span text:style-name="T281">VeryDifficultToCreateService anotherMockForSameClass </text:span><text:span text:style-name="T99">= </text:span><text:span text:style-name="T87">mock</text:span><text:span text:style-name="T99">( </text:span><text:span text:style-name="T281">VeryDifficultToCreateService</text:span><text:span text:style-name="T99">.</text:span><text:span text:style-name="T257">class </text:span><text:span text:style-name="T99">);</text:span><text:span text:style-name="T337"><text:line-break/></text:span><text:span text:style-name="T87">when</text:span><text:span text:style-name="T99">( </text:span><text:span text:style-name="T312">mock</text:span><text:span text:style-name="T99">.getObject() ).thenReturn( </text:span><text:span text:style-name="T342">"a" </text:span><text:span text:style-name="T99">);</text:span><text:span text:style-name="T337"><text:line-break/></text:span><text:span text:style-name="T87">when</text:span><text:span text:style-name="T99">( </text:span><text:span text:style-name="T281">anotherMockForSameClass</text:span><text:span text:style-name="T99">.getObject() ).thenReturn( </text:span><text:span text:style-name="T342">"b" </text:span><text:span text:style-name="T99">);</text:span><text:span text:style-name="T337"><text:line-break/></text:span><text:span text:style-name="T87">assertThat</text:span><text:span text:style-name="T99">( </text:span><text:span text:style-name="T312">mock</text:span><text:span text:style-name="T99">.getObject() ).isEqualTo( </text:span><text:span text:style-name="T342">"a" </text:span><text:span text:style-name="T99">);</text:span><text:span text:style-name="T337"><text:line-break/></text:span><text:span text:style-name="T87">assertThat</text:span><text:span text:style-name="T99">( </text:span><text:span text:style-name="T281">anotherMockForSameClass</text:span><text:span text:style-name="T99">.getObject() ).isEqualTo( </text:span><text:span text:style-name="T342">"b" </text:span><text:span text:style-name="T99">);</text:span></text:p>
            </text:list-header>
          </text:list>
        </text:list-item>
        <text:list-item>
          <text:p text:style-name="P8">Ops, grün! Etwas stimmt nicht! Können aber das Test nicht rot machen. - dann delete?</text:p>
        </text:list-item>
        <text:list-item>
          <text:p text:style-name="P9">commit -m „different_stubbing_for_different_mocks“</text:p>
        </text:list-item>
      </text:list>
      <text:p text:style-name="P11"/>
      <text:h text:style-name="P4" text:outline-level="3">customAnswer</text:h>
      <text:list xml:id="list2218834502" text:style-name="L3">
        <text:list-item>
          <text:p text:style-name="P82">Weiter Sachen in Mockito, die man schnell implementieren kann – custom answer</text:p>
        </text:list-item>
        <text:list-item>
          <text:p text:style-name="P82"><text:span text:style-name="T193">i</text:span><text:span text:style-name="T251">n </text:span><text:span text:style-name="T26">MyMocker</text:span><text:span text:style-name="T30">Test</text:span><text:span text:style-name="T251"> </text:span></text:p>
          <text:list>
            <text:list-item>
              <text:p text:style-name="P82">@Test <text:span text:style-name="T15">customAnswer</text:span></text:p>
            </text:list-item>
          </text:list>
        </text:list-item>
      </text:list>
      <text:p text:style-name="P161">int[] counter = new int[]{ 0 };<text:line-break/>when( mock.getInt() ).then( invocation -&gt; ++counter[0] )</text:p>
      <text:list xml:id="list214917763826063" text:continue-numbering="true" text:style-name="L3">
        <text:list-item>
          <text:p text:style-name="P82">create methods <text:span text:style-name="T15">then( Answer&lt;R&gt; )</text:span> in <text:span text:style-name="T15">Stubber</text:span> </text:p>
        </text:list-item>
        <text:list-item>
          <text:p text:style-name="P82">create <text:span text:style-name="T324">@</text:span>FunctionalInterface <text:span text:style-name="T15">Answer&lt;R&gt;</text:span> <text:span text:style-name="T324">mit methods<text:line-break/></text:span><text:span text:style-name="T28">@Nullable </text:span><text:span text:style-name="T27">R answer( Invocation )</text:span><text:span text:style-name="T324"> </text:span></text:p>
        </text:list-item>
        <text:list-item>
          <text:p text:style-name="P84"><text:span text:style-name="T15">thenReturn</text:span> als default in interface: <text:span text:style-name="T148">then( invocation -&gt; returnValue )</text:span> </text:p>
        </text:list-item>
        <text:list-item>
          <text:p text:style-name="P86">implement <text:span text:style-name="T15">then( Answer&lt;R&gt; )</text:span> in <text:span text:style-name="T15">StubberImpl</text:span> </text:p>
        </text:list-item>
      </text:list>
      <text:p text:style-name="P154"><text:span text:style-name="T151">invocationStub.setAnswer( answer )</text:span> </text:p>
      <text:list xml:id="list214918143206017" text:continue-numbering="true" text:style-name="L3">
        <text:list-item>
          <text:p text:style-name="P87">in <text:span text:style-name="T15">InvocationStub</text:span>/<text:span text:style-name="T15">Impl</text:span> statt <text:span text:style-name="T15">set</text:span>/<text:span text:style-name="T15">getReturnValue</text:span> <text:span text:style-name="T15">set</text:span>/<text:span text:style-name="T15">getAnswer</text:span> <text:span text:style-name="T325">(@Nonnull)</text:span></text:p>
        </text:list-item>
        <text:list-item>
          <text:p text:style-name="P149"><text:soft-page-break/>in<text:span text:style-name="T177"> </text:span><text:span text:style-name="T23">MockInvocationHandler</text:span><text:span text:style-name="T176"> </text:span></text:p>
        </text:list-item>
      </text:list>
      <text:p text:style-name="P155"><text:span text:style-name="T148">invocationStub.getAnswer().answer( invocation )</text:span> </text:p>
      <text:list xml:id="list214918338312561" text:continue-numbering="true" text:style-name="L3">
        <text:list-header>
          <text:p text:style-name="P85"/>
        </text:list-header>
        <text:list-item>
          <text:p text:style-name="P85">Refactoring</text:p>
          <text:list>
            <text:list-item>
              <text:p text:style-name="P88">create sub-interface <text:span text:style-name="T15">StubbedInvocation</text:span> extends <text:span text:style-name="T28">Invocation</text:span><text:span text:style-name="T325"> </text:span>und benutze es in <text:span text:style-name="T28">Invocation</text:span><text:span text:style-name="T29">Info</text:span><text:span text:style-name="T336">,</text:span><text:span text:style-name="T28"> </text:span><text:span text:style-name="T15">MockingContext</text:span>, <text:span text:style-name="T328">MockInvocationHandler.</text:span><text:span text:style-name="T327">invoke</text:span><text:span text:style-name="T326"> und </text:span><text:span text:style-name="T327">MyMocker.when</text:span><text:span text:style-name="T326"> </text:span></text:p>
            </text:list-item>
          </text:list>
        </text:list-item>
        <text:list-item>
          <text:p text:style-name="P89"><text:span text:style-name="T160">c</text:span><text:span text:style-name="T161">ommit -m „customAnswer“</text:span> </text:p>
        </text:list-item>
      </text:list>
      <text:p text:style-name="P125"/>
      <text:h text:style-name="P2" text:outline-level="3">thenThrow</text:h>
      <text:list xml:id="list1505484132" text:style-name="L4">
        <text:list-item>
          <text:p text:style-name="P83"><text:span text:style-name="T193">i</text:span><text:span text:style-name="T251">n </text:span><text:span text:style-name="T26">MyMocker</text:span><text:span text:style-name="T30">Test</text:span><text:span text:style-name="T337"> </text:span></text:p>
          <text:list>
            <text:list-item>
              <text:p text:style-name="P90">@Test <text:span text:style-name="T15">thenThrow</text:span></text:p>
            </text:list-item>
          </text:list>
        </text:list-item>
        <text:list-item>
          <text:p text:style-name="P90">create default method <text:span text:style-name="T15">thenThrow</text:span> in <text:span text:style-name="T15">Stubber</text:span> nterface</text:p>
        </text:list-item>
        <text:list-item>
          <text:p text:style-name="P90">add throw <text:span text:style-name="T15">Throwble</text:span> in <text:span text:style-name="T15">Answer.answer</text:span> und <text:s/><text:span text:style-name="T328">MockInvocationHandler.</text:span><text:span text:style-name="T329">invoke</text:span></text:p>
        </text:list-item>
        <text:list-item>
          <text:p text:style-name="P90"><text:span text:style-name="T160">c</text:span><text:span text:style-name="T161">ommit -m „</text:span><text:span text:style-name="T159">thenThrow</text:span><text:span text:style-name="T161">“</text:span></text:p>
        </text:list-item>
      </text:list>
      <text:h text:style-name="P2" text:outline-level="3">stabbing_with_arguments</text:h>
      <text:list xml:id="list214917872110604" text:continue-list="list1505484132" text:style-name="L4">
        <text:list-item text:start-value="1">
          <text:p text:style-name="P134"><text:span text:style-name="T200">i</text:span><text:span text:style-name="T201">n </text:span><text:span text:style-name="T222">MyM</text:span><text:span text:style-name="T220">ocker</text:span><text:span text:style-name="T221">Test</text:span><text:span text:style-name="T196"> </text:span></text:p>
        </text:list-item>
      </text:list>
      <text:p text:style-name="P197">@Test <text:span text:style-name="T15">stabbing_with_arguments</text:span> </text:p>
      <text:list xml:id="list214919212344320" text:continue-numbering="true" text:style-name="L4">
        <text:list-header>
          <text:p text:style-name="P156"><text:span text:style-name="T87">when</text:span><text:span text:style-name="T95">( </text:span><text:span text:style-name="T309">mock</text:span><text:span text:style-name="T95">.getObject( </text:span><text:span text:style-name="T340">"a" </text:span><text:span text:style-name="T95">) ).thenReturn( </text:span><text:span text:style-name="T340">"&gt;a" </text:span><text:span text:style-name="T95">);</text:span><text:span text:style-name="T196"><text:line-break/></text:span><text:span text:style-name="T87">when</text:span><text:span text:style-name="T95">( </text:span><text:span text:style-name="T309">mock</text:span><text:span text:style-name="T95">.getObject( </text:span><text:span text:style-name="T340">"b" </text:span><text:span text:style-name="T95">) ).thenReturn( </text:span><text:span text:style-name="T340">"&gt;b" </text:span><text:span text:style-name="T95">);</text:span><text:span text:style-name="T196"><text:line-break/></text:span><text:span text:style-name="T87">assertThat</text:span><text:span text:style-name="T95">( </text:span><text:span text:style-name="T309">mock</text:span><text:span text:style-name="T95">.getObject( </text:span><text:span text:style-name="T340">"a" </text:span><text:span text:style-name="T95">) ).isEqualTo( </text:span><text:span text:style-name="T340">"&gt;a" </text:span><text:span text:style-name="T95">);</text:span><text:span text:style-name="T196"><text:line-break/></text:span><text:span text:style-name="T87">assertThat</text:span><text:span text:style-name="T95">( </text:span><text:span text:style-name="T309">mock</text:span><text:span text:style-name="T95">.getObject( </text:span><text:span text:style-name="T340">"b" </text:span><text:span text:style-name="T95">) ).isEqualTo( </text:span><text:span text:style-name="T340">"&gt;b" </text:span><text:span text:style-name="T95">);</text:span><text:span text:style-name="T196"><text:line-break/></text:span><text:span text:style-name="T87">assertThat</text:span><text:span text:style-name="T95">( </text:span><text:span text:style-name="T309">mock</text:span><text:span text:style-name="T95">.getObject( </text:span><text:span text:style-name="T340">"c" </text:span><text:span text:style-name="T95">) ).isNull();</text:span></text:p>
        </text:list-header>
        <text:list-item>
          <text:p text:style-name="P134"><text:span text:style-name="T206">In </text:span><text:span text:style-name="T216">StubbingRegistryImplTest</text:span><text:span text:style-name="T207">:</text:span><text:span text:style-name="T380"> </text:span><text:span text:style-name="T384">(brauchen wir es? </text:span><text:span text:style-name="T385">In diesem Projekt nicht, aber als Beispleil</text:span><text:span text:style-name="T384">)</text:span></text:p>
        </text:list-item>
      </text:list>
      <text:p text:style-name="P198"><text:span text:style-name="T78">@Test </text:span><text:span text:style-name="T65">findStub_return_stub_for_arguments</text:span><text:span text:style-name="T73"> </text:span></text:p>
      <text:list xml:id="list214918388236613" text:continue-numbering="true" text:style-name="L4">
        <text:list-header>
          <text:p text:style-name="P169"><text:span text:style-name="T96"><text:tab/></text:span><text:span text:style-name="T279">InvocationStub</text:span><text:span text:style-name="T96">&lt;?&gt; </text:span><text:span text:style-name="T279">stubA </text:span><text:span text:style-name="T96">= </text:span><text:span text:style-name="T310">registry</text:span><text:span text:style-name="T96">.createStubFor( createInvocation( </text:span><text:span text:style-name="T341">"getObject"</text:span><text:span text:style-name="T96">, </text:span><text:span text:style-name="T341">"a" </text:span><text:span text:style-name="T96">) );</text:span><text:span text:style-name="T208"><text:line-break/></text:span><text:span text:style-name="T96"><text:tab/></text:span><text:span text:style-name="T279">InvocationStub</text:span><text:span text:style-name="T96">&lt;?&gt; </text:span><text:span text:style-name="T279">stubB </text:span><text:span text:style-name="T96">= </text:span><text:span text:style-name="T310">registry</text:span><text:span text:style-name="T96">.createStubFor( createInvocation( </text:span><text:span text:style-name="T341">"getObject"</text:span><text:span text:style-name="T96">, </text:span><text:span text:style-name="T341">"b" </text:span><text:span text:style-name="T96">) );</text:span><text:span text:style-name="T208"><text:line-break/></text:span><text:span text:style-name="T96"><text:tab/></text:span><text:span text:style-name="T88">assertThat</text:span><text:span text:style-name="T96">( </text:span><text:span text:style-name="T310">registry</text:span><text:span text:style-name="T96">.findStubFor( createInvocation( </text:span><text:span text:style-name="T341">"getObject"</text:span><text:span text:style-name="T96">, </text:span><text:span text:style-name="T341">"a" </text:span><text:span text:style-name="T96">) ) ).isSameAs( </text:span><text:span text:style-name="T279">stubA </text:span><text:span text:style-name="T96">);</text:span><text:span text:style-name="T208"><text:line-break/></text:span><text:span text:style-name="T96"><text:tab/></text:span><text:span text:style-name="T88">assertThat</text:span><text:span text:style-name="T96">( </text:span><text:span text:style-name="T310">registry</text:span><text:span text:style-name="T96">.findStubFor( createInvocation( </text:span><text:span text:style-name="T341">"getObject"</text:span><text:span text:style-name="T96">, </text:span><text:span text:style-name="T341">"b" </text:span><text:span text:style-name="T96">) ) ).isSameAs( </text:span><text:span text:style-name="T279">stubB </text:span><text:span text:style-name="T96">);</text:span><text:span text:style-name="T208"><text:line-break/></text:span><text:span text:style-name="T96"><text:tab/></text:span><text:span text:style-name="T88">assertThat</text:span><text:span text:style-name="T96">( </text:span><text:span text:style-name="T310">registry</text:span><text:span text:style-name="T96">.findStubFor( createInvocation( </text:span><text:span text:style-name="T341">"getObject"</text:span><text:span text:style-name="T96">, </text:span><text:span text:style-name="T341">"c" </text:span><text:span text:style-name="T96">) ) ).isNull(); </text:span><text:span text:style-name="T351">// not found</text:span></text:p>
        </text:list-header>
        <text:list-item>
          <text:p text:style-name="P134"><text:span text:style-name="T199">In </text:span><text:span text:style-name="T223">StubbingReg</text:span><text:span text:style-name="T224">i</text:span><text:span text:style-name="T223">stry</text:span><text:span text:style-name="T224">Impl</text:span><text:span text:style-name="T199"> </text:span></text:p>
          <text:p text:style-name="P178"><text:span text:style-name="T264">private boolean </text:span><text:span text:style-name="T191">m</text:span><text:span text:style-name="T192">atchInvocation</text:span><text:span text:style-name="T117">( </text:span><text:span text:style-name="T118">Stubbed</text:span><text:span text:style-name="T290">Invocation </text:span><text:span text:style-name="T117"><text:s/>st</text:span><text:span text:style-name="T118">u</text:span><text:span text:style-name="T117">bbedInvocation, </text:span><text:span text:style-name="T290">Invocation </text:span><text:span text:style-name="T117">interceptedInvocation ) {</text:span><text:span text:style-name="T243"><text:line-break/></text:span><text:span text:style-name="T117"><text:tab/></text:span><text:span text:style-name="T264">return </text:span><text:span text:style-name="T290">Objects</text:span><text:span text:style-name="T117">.</text:span><text:span text:style-name="T121">equals</text:span><text:span text:style-name="T117">( st</text:span><text:span text:style-name="T118">u</text:span><text:span text:style-name="T117">bbedInvocation.getMethod(), interceptedInvocation.getMethod() )</text:span><text:span text:style-name="T243"><text:line-break/></text:span><text:span text:style-name="T117"><text:tab/> <text:s text:c="6"/>&amp;&amp; matchArguments( st</text:span><text:span text:style-name="T118">u</text:span><text:span text:style-name="T117">bbedInvocation.getArgs(), interceptedInvocation.getArgs() );</text:span><text:span text:style-name="T243"><text:line-break/></text:span><text:span text:style-name="T117">}</text:span><text:span text:style-name="T243"><text:line-break/></text:span><text:span text:style-name="T264">private boolean </text:span><text:span text:style-name="T192">matchArguments</text:span><text:span text:style-name="T117">( </text:span><text:span text:style-name="T290">Object</text:span><text:span text:style-name="T117">[] stabbedArgs, </text:span><text:span text:style-name="T290">Object</text:span><text:span text:style-name="T117">[] interceptedArgs ) {</text:span><text:span text:style-name="T243"><text:line-break/></text:span><text:span text:style-name="T117"><text:tab/></text:span><text:span text:style-name="T264">assert </text:span><text:span text:style-name="T137">stabbedArgs.size() == interceptedArgs.</text:span><text:span text:style-name="T322">length</text:span><text:span text:style-name="T137">;</text:span></text:p>
          <text:p text:style-name="P177"><text:span text:style-name="T117"><text:tab/></text:span><text:span text:style-name="T264">for</text:span><text:span text:style-name="T117">( </text:span><text:span text:style-name="T264">int </text:span><text:span text:style-name="T117">i = </text:span><text:span text:style-name="T300">0</text:span><text:span text:style-name="T117">; i &lt; stabbedArgs.</text:span><text:span text:style-name="T316">length</text:span><text:span text:style-name="T117">; i++ ) {</text:span><text:span text:style-name="T241"><text:line-break/></text:span><text:span text:style-name="T117"><text:tab/><text:tab/></text:span><text:span text:style-name="T290">Object stabbedArg </text:span><text:span text:style-name="T117">= stabbedArgs[i];</text:span><text:span text:style-name="T241"><text:line-break/></text:span><text:span text:style-name="T117"><text:tab/><text:tab/></text:span><text:span text:style-name="T290">Object interceptedArg </text:span><text:span text:style-name="T117">= interceptedArgs[i];</text:span><text:span text:style-name="T241"><text:line-break/></text:span><text:span text:style-name="T117"><text:tab/><text:tab/></text:span><text:span text:style-name="T264">if</text:span><text:span text:style-name="T117">( !</text:span><text:span text:style-name="T290">Objects</text:span><text:span text:style-name="T117">.</text:span><text:span text:style-name="T121">equals</text:span><text:span text:style-name="T117">( </text:span><text:span text:style-name="T290">stabbedArg</text:span><text:span text:style-name="T117">, </text:span><text:span text:style-name="T290">interceptedArg </text:span><text:span text:style-name="T117">) ) </text:span><text:span text:style-name="T264">return false</text:span><text:span text:style-name="T117">;</text:span><text:span text:style-name="T241"><text:line-break/></text:span><text:span text:style-name="T117"><text:tab/>}</text:span><text:span text:style-name="T241"><text:line-break/></text:span><text:span text:style-name="T117"><text:tab/></text:span><text:span text:style-name="T264">return true</text:span><text:span text:style-name="T117">;</text:span><text:span text:style-name="T229"><text:line-break/></text:span><text:span text:style-name="T102">}</text:span></text:p>
        </text:list-item>
        <text:list-item>
          <text:p text:style-name="P134"><text:span text:style-name="T80">In </text:span><text:span text:style-name="T71">InvocationInfo</text:span><text:span text:style-name="T80"> add constructor to create new Object[0] if args == null</text:span></text:p>
        </text:list-item>
        <text:list-item>
          <text:p text:style-name="P134"><text:span text:style-name="T80"><text:s/></text:span><text:span text:style-name="T162">c</text:span><text:span text:style-name="T163">ommit -m „stabbing_with_arguments“</text:span><text:span text:style-name="T80"> </text:span></text:p>
        </text:list-item>
      </text:list>
      <text:h text:style-name="P2" text:outline-level="3"><text:soft-page-break/>many_answers</text:h>
      <text:list xml:id="list3924308727" text:style-name="L5">
        <text:list-item>
          <text:p text:style-name="P150"><text:span text:style-name="T359">i</text:span><text:span text:style-name="T360">n </text:span><text:span text:style-name="T40">MyM</text:span><text:span text:style-name="T26">ocker</text:span><text:span text:style-name="T30">Test</text:span><text:span text:style-name="T337"> </text:span></text:p>
        </text:list-item>
      </text:list>
      <text:p text:style-name="P175"><text:span text:style-name="T195">@Test </text:span><text:span text:style-name="T219">stub_can_return_many_answers_and_repeat_last_answer</text:span><text:span text:style-name="T195"> </text:span></text:p>
      <text:p text:style-name="P196"><text:span text:style-name="T124">when</text:span><text:span text:style-name="T89">( </text:span><text:span text:style-name="T305">mock</text:span><text:span text:style-name="T89">.getObject() ).thenReturn( </text:span><text:span text:style-name="T338">"1"</text:span><text:span text:style-name="T89">, </text:span><text:span text:style-name="T338">"2"</text:span><text:span text:style-name="T89">, </text:span><text:span text:style-name="T252">null </text:span><text:span text:style-name="T89">)</text:span><text:line-break/><text:span text:style-name="T89"> <text:s text:c="23"/>.thenThrow( </text:span><text:span text:style-name="T252">new </text:span><text:span text:style-name="T89">IllegalArgumentException() )</text:span><text:line-break/><text:span text:style-name="T89"> <text:s text:c="23"/>.thenReturn( </text:span><text:span text:style-name="T252">null </text:span><text:span text:style-name="T89">)</text:span><text:line-break/><text:span text:style-name="T89"> <text:s text:c="23"/>.then( invocation -&gt; </text:span><text:span text:style-name="T338">"4" </text:span><text:span text:style-name="T89">);</text:span><text:line-break/><text:span text:style-name="T83">assertThat</text:span><text:span text:style-name="T89">( </text:span><text:span text:style-name="T305">mock</text:span><text:span text:style-name="T89">.getObject() ).isEqualTo( </text:span><text:span text:style-name="T338">"1" </text:span><text:span text:style-name="T89">);</text:span><text:line-break/><text:span text:style-name="T83">assertThat</text:span><text:span text:style-name="T89">( </text:span><text:span text:style-name="T305">mock</text:span><text:span text:style-name="T89">.getObject() ).isEqualTo( </text:span><text:span text:style-name="T338">"2" </text:span><text:span text:style-name="T89">);</text:span><text:line-break/><text:span text:style-name="T83">assertThat</text:span><text:span text:style-name="T89">( </text:span><text:span text:style-name="T305">mock</text:span><text:span text:style-name="T89">.getObject() ).isNull();</text:span><text:line-break/><text:span text:style-name="T83">assertThrows</text:span><text:span text:style-name="T89">( </text:span><text:span text:style-name="T275">IllegalArgumentException</text:span><text:span text:style-name="T89">.</text:span><text:span text:style-name="T252">class</text:span><text:span text:style-name="T89">, </text:span><text:span text:style-name="T305">mock</text:span><text:span text:style-name="T89">::getObject );</text:span><text:line-break/><text:span text:style-name="T83">assertThat</text:span><text:span text:style-name="T89">( </text:span><text:span text:style-name="T305">mock</text:span><text:span text:style-name="T89">.getObject() ).isNull();</text:span><text:line-break/><text:span text:style-name="T83">assertThat</text:span><text:span text:style-name="T89">( </text:span><text:span text:style-name="T305">mock</text:span><text:span text:style-name="T89">.getObject() ).isEqualTo( </text:span><text:span text:style-name="T338">"4" </text:span><text:span text:style-name="T89">);</text:span><text:line-break/><text:span text:style-name="T83">assertThat</text:span><text:span text:style-name="T89">( </text:span><text:span text:style-name="T305">mock</text:span><text:span text:style-name="T89">.getObject() ).isEqualTo( </text:span><text:span text:style-name="T338">"4" </text:span><text:span text:style-name="T89">); </text:span><text:span text:style-name="T352">// repeat last answer</text:span><text:line-break/><text:span text:style-name="T83">assertThat</text:span><text:span text:style-name="T89">( </text:span><text:span text:style-name="T305">mock</text:span><text:span text:style-name="T89">.getObject() ).isEqualTo( </text:span><text:span text:style-name="T338">"4" </text:span><text:span text:style-name="T89">);</text:span></text:p>
      <text:list xml:id="list214917959867952" text:continue-numbering="true" text:style-name="L5">
        <text:list-item>
          <text:p text:style-name="P135"><text:span text:style-name="T195">in </text:span><text:span text:style-name="T219">Stubber&lt;R&gt;</text:span><text:span text:style-name="T195"> </text:span></text:p>
          <text:list>
            <text:list-item>
              <text:p text:style-name="P139"><text:span text:style-name="T194">alle methods return </text:span><text:span text:style-name="T218">Stubber&lt;R&gt;</text:span><text:span text:style-name="T194"> / this</text:span></text:p>
            </text:list-item>
            <text:list-item>
              <text:p text:style-name="P91"><text:span text:style-name="T255">default </text:span><text:span text:style-name="T278">Stubber</text:span><text:span text:style-name="T94">&lt;</text:span><text:span text:style-name="T365">R</text:span><text:span text:style-name="T94">&gt; </text:span><text:span text:style-name="T186">thenReturn</text:span><text:span text:style-name="T94">( </text:span><text:span text:style-name="T350">@Nullable </text:span><text:span text:style-name="T365">R </text:span><text:span text:style-name="T94">value, </text:span><text:span text:style-name="T350">@Nullable </text:span><text:span text:style-name="T365">R</text:span><text:span text:style-name="T94">... values ) {</text:span><text:line-break/><text:span text:style-name="T94"><text:tab/>then( invocation -&gt; </text:span><text:span text:style-name="T368">value </text:span><text:span text:style-name="T94">);</text:span><text:line-break/><text:span text:style-name="T94"><text:tab/></text:span><text:span text:style-name="T255">for</text:span><text:span text:style-name="T94">( </text:span><text:span text:style-name="T365">R </text:span><text:span text:style-name="T278">v </text:span><text:span text:style-name="T94">: values ) then( invocation -&gt; </text:span><text:span text:style-name="T368">v </text:span><text:span text:style-name="T94">);</text:span><text:line-break/><text:span text:style-name="T94"><text:tab/></text:span><text:span text:style-name="T255">return this</text:span><text:span text:style-name="T94">;}</text:span></text:p>
            </text:list-item>
          </text:list>
        </text:list-item>
        <text:list-item>
          <text:p text:style-name="P136"><text:span text:style-name="T210">in </text:span><text:span text:style-name="T213">Stubber</text:span><text:span text:style-name="T214">Impl</text:span><text:span text:style-name="T213">&lt;R&gt;.</text:span><text:span text:style-name="T214">then - </text:span><text:span text:style-name="T307">invocationStub</text:span><text:span text:style-name="T89">.addAnswer( answer )</text:span></text:p>
        </text:list-item>
        <text:list-item>
          <text:p text:style-name="P136"><text:span text:style-name="T211">in </text:span><text:span text:style-name="T210"><text:s/></text:span><text:span text:style-name="T213">InvocationStub</text:span><text:span text:style-name="T210"> </text:span></text:p>
          <text:list>
            <text:list-item>
              <text:p text:style-name="P140"><text:span text:style-name="T213">a</text:span><text:span text:style-name="T212">ddAnswer</text:span><text:span text:style-name="T209"> statt </text:span><text:span text:style-name="T212">setAnswer</text:span><text:span text:style-name="T209"> </text:span></text:p>
            </text:list-item>
            <text:list-item>
              <text:p text:style-name="P140"><text:span text:style-name="T212">getNextAnswer</text:span><text:span text:style-name="T209"> statt </text:span><text:span text:style-name="T212">getAnswer</text:span><text:span text:style-name="T209"> </text:span></text:p>
            </text:list-item>
          </text:list>
        </text:list-item>
        <text:list-item>
          <text:p text:style-name="P136"><text:span text:style-name="T211">in </text:span><text:span text:style-name="T210"><text:s/></text:span><text:span text:style-name="T213">InvocationStub</text:span><text:span text:style-name="T214">Impl</text:span></text:p>
        </text:list-item>
      </text:list>
      <text:p text:style-name="P172"><text:span text:style-name="T266">private final </text:span><text:span text:style-name="T275">List</text:span><text:span text:style-name="T89">&lt;</text:span><text:span text:style-name="T275">Answer</text:span><text:span text:style-name="T89">&lt;</text:span><text:span text:style-name="T364">R</text:span><text:span text:style-name="T89">&gt;&gt; </text:span><text:span text:style-name="T305">answers </text:span><text:span text:style-name="T89">= </text:span><text:span text:style-name="T252">new </text:span><text:span text:style-name="T89">ArrayList&lt;&gt;()</text:span></text:p>
      <text:p text:style-name="P172"><text:span text:style-name="T266">public void </text:span><text:span text:style-name="T184">addAnswer</text:span><text:span text:style-name="T89">( </text:span><text:span text:style-name="T275">Answer</text:span><text:span text:style-name="T89">&lt;</text:span><text:span text:style-name="T364">R</text:span><text:span text:style-name="T89">&gt; answer ) { </text:span><text:span text:style-name="T305">answers</text:span><text:span text:style-name="T89">.add( answer ); }</text:span></text:p>
      <text:p text:style-name="P172"><text:span text:style-name="T266">public </text:span><text:span text:style-name="T275">Answer</text:span><text:span text:style-name="T89">&lt;</text:span><text:span text:style-name="T364">R</text:span><text:span text:style-name="T89">&gt; </text:span><text:span text:style-name="T184">getNextAnswer</text:span><text:span text:style-name="T89">() { </text:span><text:span text:style-name="T252">return </text:span><text:span text:style-name="T305">answers</text:span><text:span text:style-name="T89">.size()&gt;</text:span><text:span text:style-name="T296">1</text:span><text:span text:style-name="T89">?</text:span><text:span text:style-name="T305">answers</text:span><text:span text:style-name="T89">.remove(</text:span><text:span text:style-name="T296">0</text:span><text:span text:style-name="T89">):</text:span><text:span text:style-name="T305">answers</text:span><text:span text:style-name="T89">.get(</text:span><text:span text:style-name="T296">0</text:span><text:span text:style-name="T89">);}</text:span></text:p>
      <text:list xml:id="list214918508564772" text:continue-numbering="true" text:style-name="L5">
        <text:list-item>
          <text:p text:style-name="P13"><text:span text:style-name="T167">commit -m „many_answers“</text:span> <text:s/></text:p>
        </text:list-item>
      </text:list>
      <text:p text:style-name="P26"/>
      <text:h text:style-name="P2" text:outline-level="3">whenWithoutThen_exception_thrown_by_next_method_invocation</text:h>
      <text:list xml:id="list214918092037087" text:continue-list="list214918508564772" text:style-name="L5">
        <text:list-item text:start-value="1">
          <text:p text:style-name="P92"><text:span text:style-name="T79">J</text:span><text:span text:style-name="T73">etzt haben wir einen Fehler eingebaut. </text:span><text:span text:style-name="T82">Oder?</text:span></text:p>
        </text:list-item>
        <text:list-item>
          <text:p text:style-name="P92"><text:span text:style-name="T359">i</text:span><text:span text:style-name="T360">n </text:span><text:span text:style-name="T40">MyM</text:span><text:span text:style-name="T26">ocker</text:span><text:span text:style-name="T30">Test</text:span><text:span text:style-name="T337"> </text:span></text:p>
        </text:list-item>
      </text:list>
      <text:p text:style-name="P176"><text:span text:style-name="T363">@Test </text:span><text:span text:style-name="T15">stub_returns_default_value_if_no_answer_defined</text:span></text:p>
      <text:p text:style-name="P171">kann nich erstellt werden, nur als <text:span text:style-name="T15">when</text:span> ohne <text:span text:style-name="T15">then</text:span>, aber das ist ein Fehler:</text:p>
      <text:p text:style-name="P171">@Test <text:span text:style-name="T15">whenWithoutThen_exception_thrown_by_next_method_invocation</text:span> </text:p>
      <text:p text:style-name="P158"><text:span text:style-name="T86">when</text:span><text:span text:style-name="T98">( </text:span><text:span text:style-name="T311">mock</text:span><text:span text:style-name="T98">.getObject() ); // without then!</text:span><text:line-break/><text:span text:style-name="T86">assertThrows</text:span><text:span text:style-name="T98">( </text:span><text:span text:style-name="T280">IllegalStateException</text:span><text:span text:style-name="T98">.</text:span><text:span text:style-name="T256">class</text:span><text:span text:style-name="T98">, </text:span><text:span text:style-name="T311">mock</text:span><text:span text:style-name="T98">::getObject );</text:span></text:p>
      <text:list xml:id="list214918323273047" text:continue-numbering="true" text:style-name="L5">
        <text:list-item>
          <text:p text:style-name="P93"><text:span text:style-name="T359">i</text:span><text:span text:style-name="T360">n </text:span><text:span text:style-name="T41">InvocationStubImpl&lt;</text:span><text:span text:style-name="T42">R&gt;.getNextAnswer</text:span><text:span text:style-name="T337"> </text:span></text:p>
        </text:list-item>
        <text:list-item>
          <text:p text:style-name="P94"><text:s/><text:span text:style-name="T164">commit -m „whenWithoutThen“</text:span> </text:p>
        </text:list-item>
      </text:list>
      <text:p text:style-name="P183"/>
      <text:list xml:id="list557733018" text:style-name="L6">
        <text:list-header>
          <text:p text:style-name="P124"><text:s/></text:p>
        </text:list-header>
      </text:list>
      <text:p text:style-name="P179"/>
      <text:list xml:id="list214918271489846" text:continue-list="list214918323273047" text:style-name="L5">
        <text:list-header>
          <text:p text:style-name="P180"><text:s/></text:p>
        </text:list-header>
      </text:list>
      <text:h text:style-name="P6" text:outline-level="3">argumentsMatchers</text:h>
      <text:list xml:id="list556252729" text:style-name="L7">
        <text:list-item>
          <text:p text:style-name="P95"><text:span text:style-name="T359">i</text:span><text:span text:style-name="T360">n </text:span><text:span text:style-name="T40">MyM</text:span><text:span text:style-name="T26">ocker</text:span><text:span text:style-name="T30">Test</text:span><text:span text:style-name="T337"> </text:span></text:p>
        </text:list-item>
      </text:list>
      <text:p text:style-name="P170">@Test <text:span text:style-name="T15">argumentsMatchers</text:span> </text:p>
      <text:p text:style-name="P173"><text:span text:style-name="T85">when</text:span><text:span text:style-name="T90">( </text:span><text:span text:style-name="T306">mock</text:span><text:span text:style-name="T90">.getObject( </text:span><text:span text:style-name="T275">ArgumentMatchers</text:span><text:span text:style-name="T90">.</text:span><text:span text:style-name="T85">any</text:span><text:span text:style-name="T90">(), </text:span><text:span text:style-name="T91">AM.</text:span><text:span text:style-name="T85">any</text:span><text:span text:style-name="T90">( </text:span><text:span text:style-name="T276">String</text:span><text:span text:style-name="T90">.</text:span><text:span text:style-name="T254">class </text:span><text:span text:style-name="T90">), </text:span><text:span text:style-name="T91">AM.</text:span><text:span text:style-name="T85">anyInt</text:span><text:span text:style-name="T90">() ) )</text:span></text:p>
      <text:p text:style-name="P173"><text:span text:style-name="T90"><text:tab/>.thenReturn( </text:span><text:span text:style-name="T339">"matched!" </text:span><text:span text:style-name="T90">);</text:span><text:span text:style-name="T197"><text:line-break/></text:span><text:span text:style-name="T85">when</text:span><text:span text:style-name="T90">( </text:span><text:span text:style-name="T306">mock</text:span><text:span text:style-name="T90">.getObject( </text:span><text:span text:style-name="T91">AM.</text:span><text:span text:style-name="T85">eq</text:span><text:span text:style-name="T90">( </text:span><text:span text:style-name="T339">"a" </text:span><text:span text:style-name="T90">), </text:span><text:span text:style-name="T91">AM.</text:span><text:span text:style-name="T85">eq</text:span><text:span text:style-name="T90">( </text:span><text:span text:style-name="T339">"b" </text:span><text:span text:style-name="T90">), </text:span><text:span text:style-name="T91">AM.</text:span><text:span text:style-name="T85">eq</text:span><text:span text:style-name="T90">( </text:span><text:span text:style-name="T339">"c" </text:span><text:span text:style-name="T90">) ) ).thenReturn( </text:span><text:span text:style-name="T339">"abc" </text:span><text:span text:style-name="T90">);</text:span><text:span text:style-name="T197"><text:line-break/></text:span><text:span text:style-name="T85">assertThat</text:span><text:span text:style-name="T90">( </text:span><text:span text:style-name="T306">mock</text:span><text:span text:style-name="T90">.getObject( </text:span><text:span text:style-name="T254">new </text:span><text:span text:style-name="T90">Object(), </text:span><text:span text:style-name="T339">"any-string"</text:span><text:span text:style-name="T90">, </text:span><text:span text:style-name="T297">1 </text:span><text:span text:style-name="T90">) ).isEqualTo( </text:span><text:span text:style-name="T339">"matched!" </text:span><text:span text:style-name="T90">);</text:span><text:span text:style-name="T197"><text:line-break/></text:span><text:span text:style-name="T85">assertThat</text:span><text:span text:style-name="T90">( </text:span><text:span text:style-name="T306">mock</text:span><text:span text:style-name="T90">.getObject( </text:span><text:span text:style-name="T339">"a"</text:span><text:span text:style-name="T90">, </text:span><text:span text:style-name="T339">"b"</text:span><text:span text:style-name="T90">, </text:span><text:span text:style-name="T339">"c" </text:span><text:span text:style-name="T90">) ).isEqualTo( </text:span><text:span text:style-name="T339">"abc" </text:span><text:span text:style-name="T90">);</text:span><text:span text:style-name="T197"><text:line-break/></text:span><text:span text:style-name="T85">assertThat</text:span><text:span text:style-name="T90">( </text:span><text:span text:style-name="T306">mock</text:span><text:span text:style-name="T90">.getObject( </text:span><text:span text:style-name="T297">3L</text:span><text:span text:style-name="T90">, </text:span><text:span text:style-name="T339">"another-string"</text:span><text:span text:style-name="T90">, </text:span><text:span text:style-name="T297">99 </text:span><text:span text:style-name="T90">) ).isEqualTo( </text:span><text:span text:style-name="T339">"matched!" </text:span><text:span text:style-name="T90">); </text:span><text:span text:style-name="T353">// another values, matched</text:span><text:span text:style-name="T197"><text:line-break/></text:span><text:span text:style-name="T85">assertThat</text:span><text:span text:style-name="T90">( </text:span><text:span text:style-name="T306">mock</text:span><text:span text:style-name="T90">.getObject( </text:span><text:span text:style-name="T254">new </text:span><text:span text:style-name="T90">Object(), </text:span><text:span text:style-name="T297">2L</text:span><text:span text:style-name="T90">, </text:span><text:span text:style-name="T297">1 </text:span><text:span text:style-name="T90">) ).isNull(); </text:span><text:span text:style-name="T353">// not natches - p2 not a string</text:span><text:span text:style-name="T197"><text:line-break/></text:span><text:span text:style-name="T85">assertThat</text:span><text:span text:style-name="T90">( </text:span><text:span text:style-name="T306">mock</text:span><text:span text:style-name="T90">.getObject( </text:span><text:span text:style-name="T254">new </text:span><text:span text:style-name="T90">Object(), </text:span><text:span text:style-name="T339">"2L"</text:span><text:span text:style-name="T90">, </text:span><text:span text:style-name="T339">"non-int" </text:span><text:span text:style-name="T90">) ).isNull(); </text:span><text:span text:style-name="T353">// not natches - p3 not an integer</text:span></text:p>
      <text:list xml:id="list214918919899264" text:continue-numbering="true" text:style-name="L7">
        <text:list-item>
          <text:p text:style-name="P109">create package <text:span text:style-name="T15">org.mockito_inside.argument_mathchers</text:span> </text:p>
        </text:list-item>
        <text:list-item>
          <text:p text:style-name="P110">copy <text:span text:style-name="T15">package-info.java</text:span> </text:p>
        </text:list-item>
        <text:list-item>
          <text:p text:style-name="P111"><text:span text:style-name="T337">c</text:span>reate class <text:span text:style-name="T15">ArgumentMatchers</text:span> </text:p>
        </text:list-item>
        <text:list-item>
          <text:p text:style-name="P111">create method <text:span text:style-name="T15">Object any()</text:span>, <text:s/><text:span text:style-name="T33">T</text:span><text:span text:style-name="T15"> any(Class&lt;</text:span><text:span text:style-name="T33">T</text:span><text:span text:style-name="T15">&gt; clazz)</text:span>, <text:span text:style-name="T15">int anyint()</text:span>, <text:span text:style-name="T32">T</text:span><text:span text:style-name="T15"> eq(</text:span><text:span text:style-name="T32">T</text:span><text:span text:style-name="T15">)</text:span> </text:p>
        </text:list-item>
        <text:list-item>
          <text:p text:style-name="P112"><text:span text:style-name="T371">Jetzt </text:span>müssen wir <text:span text:style-name="T371">wieder </text:span>die Information von <text:span text:style-name="T34">any()</text:span> ins <text:span text:style-name="T37">when</text:span><text:span text:style-name="T373"> bzw.</text:span> <text:span text:style-name="T328">MockInvocationHandler.</text:span><text:span text:style-name="T329">invoke</text:span> übertragen. Wie?</text:p>
        </text:list-item>
      </text:list>
      <text:list xml:id="list2347438585" text:style-name="L8">
        <text:list-item>
          <text:list>
            <text:list-item>
              <text:p text:style-name="P113">Return value – geht nicht</text:p>
            </text:list-item>
            <text:list-item>
              <text:p text:style-name="P113">Statisch? Möglich, gibt es Probleme wenn Tests parallel laufen</text:p>
            </text:list-item>
            <text:list-item>
              <text:p text:style-name="P113">Mockito macht es in Local Thread <text:span text:style-name="T371">in Context</text:span></text:p>
            </text:list-item>
          </text:list>
        </text:list-item>
      </text:list>
      <text:list xml:id="list214917919898845" text:continue-list="list214918919899264" text:style-name="L7">
        <text:list-item>
          <text:p text:style-name="P114">In <text:span text:style-name="T35">ArgumentMatchers</text:span> </text:p>
          <text:list>
            <text:list-item>
              <text:p text:style-name="P137"><text:span text:style-name="T202">any() =&gt; </text:span><text:span text:style-name="T83">pushArgumentMatcher</text:span><text:span text:style-name="T89">( </text:span><text:span text:style-name="T252">new </text:span><text:span text:style-name="T89">Any() )</text:span></text:p>
            </text:list-item>
            <text:list-item>
              <text:p text:style-name="P137"><text:span text:style-name="T202">any( Class ) =&gt; </text:span><text:span text:style-name="T83">pushArgumentMatcher</text:span><text:span text:style-name="T89">( </text:span><text:span text:style-name="T252">new </text:span><text:span text:style-name="T89">AnyInstanceOf( clazz ) )</text:span></text:p>
            </text:list-item>
            <text:list-item>
              <text:p text:style-name="P137"><text:span text:style-name="T202">anyInt() =&gt; </text:span><text:span text:style-name="T83">pushArgumentMatcher</text:span><text:span text:style-name="T89">( </text:span><text:span text:style-name="T252">new </text:span><text:span text:style-name="T89">AnyInstanceOf( </text:span><text:span text:style-name="T275">Integer</text:span><text:span text:style-name="T89">.</text:span><text:span text:style-name="T252">class </text:span><text:span text:style-name="T89">) )</text:span></text:p>
            </text:list-item>
            <text:list-item>
              <text:p text:style-name="P137"><text:span text:style-name="T202">eq() =&gt; </text:span><text:span text:style-name="T83">pushArgumentMatcher</text:span><text:span text:style-name="T89">( </text:span><text:span text:style-name="T252">new </text:span><text:span text:style-name="T89">Equals&lt;&gt;( expectedValue ) )</text:span></text:p>
            </text:list-item>
          </text:list>
        </text:list-item>
        <text:list-item>
          <text:p text:style-name="P137"><text:span text:style-name="T253">private static void </text:span><text:span text:style-name="T185">pushArgumentMatcher</text:span><text:span text:style-name="T92">( </text:span><text:span text:style-name="T277">ArgumentMatcher</text:span><text:span text:style-name="T92">&lt;?&gt; matcher ) {<text:line-break/><text:tab/></text:span><text:span text:style-name="T275">MockingContext</text:span><text:span text:style-name="T89">.</text:span><text:span text:style-name="T83">get</text:span><text:span text:style-name="T89">().pushArgumentMatcher( matcher ) </text:span><text:span text:style-name="T93">}</text:span></text:p>
        </text:list-item>
        <text:list-item>
          <text:p text:style-name="P115">create <text:span text:style-name="T324">@</text:span><text:span text:style-name="T372">FunctionalInterface </text:span><text:span text:style-name="T36">ArgumentMatcher</text:span><text:span text:style-name="T372"> </text:span></text:p>
        </text:list-item>
      </text:list>
      <text:p text:style-name="P157"><text:span text:style-name="T255">boolean </text:span><text:span text:style-name="T186">matches</text:span><text:span text:style-name="T94">( </text:span><text:span text:style-name="T350">@Nullable </text:span><text:span text:style-name="T278">Object </text:span><text:span text:style-name="T94">actual )</text:span></text:p>
      <text:list xml:id="list214919559261953" text:continue-numbering="true" text:style-name="L7">
        <text:list-item>
          <text:p text:style-name="P116">create classes <text:span text:style-name="T15">Any</text:span>, <text:span text:style-name="T15">AnyInstanceOf</text:span>, <text:span text:style-name="T15">Equals</text:span> implements <text:span text:style-name="T36">ArgumentMatcher</text:span> </text:p>
        </text:list-item>
        <text:list-item>
          <text:p text:style-name="P116">create method <text:span text:style-name="T15">pushArgumentMatcher</text:span> in <text:span text:style-name="T15">MockingContext</text:span> </text:p>
        </text:list-item>
        <text:list-item>
          <text:p text:style-name="P138"><text:span text:style-name="T203">implement method </text:span><text:span text:style-name="T225">pushArgumentMatcher</text:span><text:span text:style-name="T203"> </text:span><text:span text:style-name="T204">(zuerst empty)</text:span></text:p>
        </text:list-item>
        <text:list-item>
          <text:p text:style-name="P141"><text:span text:style-name="T382">W</text:span><text:span text:style-name="T381">ir haben unschön gemacht - <text:s/></text:span><text:span text:style-name="T383">MockingContext </text:span><text:span text:style-name="T381">macht zu viele Sachen, besser wäre es zu trennen</text:span><text:span text:style-name="T198">...</text:span></text:p>
        </text:list-item>
        <text:list-item>
          <text:p text:style-name="P10"><text:s/><text:span text:style-name="T379">So, wir haben gespeichert. Wo wird es benutzt…,</text:span> </text:p>
          <text:p text:style-name="P142"><text:span text:style-name="T386">Am ende brauchen wir es</text:span><text:span text:style-name="T387"> in </text:span><text:span text:style-name="T391">StubbingReg</text:span><text:span text:style-name="T392">i</text:span><text:span text:style-name="T391">stry</text:span><text:span text:style-name="T392">Impl.</text:span><text:span text:style-name="T393">findStubFor</text:span><text:span text:style-name="T388"> – </text:span><text:span text:style-name="T389">in </text:span><text:span text:style-name="T394">when</text:span><text:span text:style-name="T389"> oder in </text:span><text:span text:style-name="T395">MockInvocationHandler.</text:span><text:span text:style-name="T394">invoke</text:span><text:span text:style-name="T389">?</text:span><text:span text:style-name="T390"> I</text:span><text:span text:style-name="T389">n </text:span><text:span text:style-name="T394">when</text:span><text:span text:style-name="T389">, </text:span><text:span text:style-name="T390">weil so wir es nur für stubbin machen. Mockito macht es in </text:span><text:span text:style-name="T395">MockInvocationHandler.</text:span><text:span text:style-name="T394">invoke</text:span><text:span text:style-name="T390">. </text:span></text:p>
        </text:list-item>
        <text:list-item>
          <text:p text:style-name="P59"><text:span text:style-name="T1">In </text:span><text:span text:style-name="T15">MyMocker.when</text:span><text:span text:style-name="T1"> </text:span></text:p>
        </text:list-item>
      </text:list>
      <text:p text:style-name="P168"><text:span text:style-name="T289">StubbedInvocation invocation </text:span><text:span text:style-name="T116">= </text:span><text:span text:style-name="T289">MockingContext</text:span><text:span text:style-name="T116">.</text:span><text:span text:style-name="T120">get</text:span><text:span text:style-name="T116">().pullInvocationForProcess();</text:span><text:span text:style-name="T242"><text:line-break/></text:span><text:span text:style-name="T288">List</text:span><text:span text:style-name="T114">&lt;</text:span><text:span text:style-name="T288">ArgumentMatcher</text:span><text:span text:style-name="T114">&gt; </text:span><text:span text:style-name="T288">argumentMatchers </text:span><text:span text:style-name="T114">= </text:span><text:span text:style-name="T288">MockingContext</text:span><text:span text:style-name="T114">.</text:span><text:span text:style-name="T122">get</text:span><text:span text:style-name="T114">().</text:span><text:span text:style-name="T115">pull</text:span><text:span text:style-name="T114">AllArgumentMatchers()</text:span><text:span text:style-name="T116">;</text:span><text:span text:style-name="T242"><text:line-break/></text:span><text:span text:style-name="T289">StubbingRegistry stubbingRegistry </text:span><text:span text:style-name="T116">= </text:span><text:span text:style-name="T289">invocation</text:span><text:span text:style-name="T116">.getStubbingRegistry();</text:span><text:span text:style-name="T242"><text:line-break/></text:span><text:span text:style-name="T289">InvocationStub</text:span><text:span text:style-name="T116">&lt;</text:span><text:span text:style-name="T367">R</text:span><text:span text:style-name="T116">&gt; </text:span><text:span text:style-name="T289">invocationStub </text:span><text:span text:style-name="T116">= </text:span><text:span text:style-name="T289">stubbingRegistry</text:span><text:span text:style-name="T116">.createStubFor( </text:span><text:span text:style-name="T289">invocation</text:span><text:span text:style-name="T116">, </text:span><text:span text:style-name="T288">argumentMatchers</text:span><text:span text:style-name="T289"> </text:span><text:span text:style-name="T116">);</text:span><text:span text:style-name="T242"><text:line-break/></text:span><text:span text:style-name="T263">return new </text:span><text:span text:style-name="T116">StubberIml&lt;&gt;( </text:span><text:span text:style-name="T289">invocationStub </text:span><text:span text:style-name="T116">);</text:span></text:p>
      <text:list xml:id="list214919125323373" text:continue-numbering="true" text:style-name="L7">
        <text:list-item>
          <text:p text:style-name="P148"><text:span text:style-name="T228">add </text:span><text:span text:style-name="T232">argumentMatchers</text:span><text:span text:style-name="T228"> into </text:span><text:span text:style-name="T232">stubbingRegistry.createStubFor</text:span><text:span text:style-name="T228"> (empty)</text:span></text:p>
        </text:list-item>
        <text:list-item>
          <text:p text:style-name="P131"><text:span text:style-name="T228">add </text:span><text:span text:style-name="T232">argumentMatchers</text:span><text:span text:style-name="T228"> into </text:span><text:span text:style-name="T232">InvocationStubImpl</text:span><text:span text:style-name="T228"> / </text:span><text:span text:style-name="T232">InvocationStub</text:span></text:p>
        </text:list-item>
        <text:list-item>
          <text:p text:style-name="P151"><text:soft-page-break/><text:span text:style-name="T227">In </text:span><text:span text:style-name="T233">MockingContextImplTest</text:span><text:span text:style-name="T227"> </text:span></text:p>
        </text:list-item>
      </text:list>
      <text:p text:style-name="P167"><text:span text:style-name="T198">@Test</text:span><text:span text:style-name="T205"> </text:span><text:span text:style-name="T215">ArgumentMatchers_</text:span><text:span text:style-name="T217">push_and_</text:span><text:span text:style-name="T215">pops_all_pushed_matchers</text:span><text:span text:style-name="T205"> </text:span></text:p>
      <text:p text:style-name="P166"><text:span text:style-name="T278">ArgumentMatcher am1 </text:span><text:span text:style-name="T94">= </text:span><text:span text:style-name="T86">mock</text:span><text:span text:style-name="T94">( </text:span><text:span text:style-name="T278">ArgumentMatcher</text:span><text:span text:style-name="T94">.</text:span><text:span text:style-name="T255">class </text:span><text:span text:style-name="T94">);</text:span><text:line-break/><text:span text:style-name="T278">ArgumentMatcher am2 </text:span><text:span text:style-name="T94">= </text:span><text:span text:style-name="T86">mock</text:span><text:span text:style-name="T94">( </text:span><text:span text:style-name="T278">ArgumentMatcher</text:span><text:span text:style-name="T94">.</text:span><text:span text:style-name="T255">class </text:span><text:span text:style-name="T94">);</text:span><text:line-break/><text:span text:style-name="T278">ArgumentMatcher am3 </text:span><text:span text:style-name="T94">= </text:span><text:span text:style-name="T86">mock</text:span><text:span text:style-name="T94">( </text:span><text:span text:style-name="T278">ArgumentMatcher</text:span><text:span text:style-name="T94">.</text:span><text:span text:style-name="T255">class </text:span><text:span text:style-name="T94">);</text:span><text:line-break/><text:span text:style-name="T308">mockingContext</text:span><text:span text:style-name="T94">.pushArgumentMatcher( </text:span><text:span text:style-name="T278">am1 </text:span><text:span text:style-name="T94">);</text:span><text:line-break/><text:span text:style-name="T308">mockingContext</text:span><text:span text:style-name="T94">.pushArgumentMatcher( </text:span><text:span text:style-name="T278">am2 </text:span><text:span text:style-name="T94">);</text:span><text:line-break/><text:span text:style-name="T308">mockingContext</text:span><text:span text:style-name="T94">.pushArgumentMatcher( </text:span><text:span text:style-name="T278">am3 </text:span><text:span text:style-name="T94">);</text:span><text:line-break/><text:span text:style-name="T278">List</text:span><text:span text:style-name="T94">&lt;</text:span><text:span text:style-name="T278">ArgumentMatcher</text:span><text:span text:style-name="T94">&gt; </text:span><text:span text:style-name="T278">matchers </text:span><text:span text:style-name="T94">= </text:span><text:span text:style-name="T308">mockingContext</text:span><text:span text:style-name="T94">.</text:span><text:span text:style-name="T97">pull</text:span><text:span text:style-name="T94">AllArgumentMatchers();</text:span><text:line-break/><text:span text:style-name="T86">assertThat</text:span><text:span text:style-name="T94">( </text:span><text:span text:style-name="T278">matchers </text:span><text:span text:style-name="T94">).isNotNull().hasSize( </text:span><text:span text:style-name="T298">3 </text:span><text:span text:style-name="T94">);</text:span><text:line-break/><text:span text:style-name="T86">assertThat</text:span><text:span text:style-name="T94">( </text:span><text:span text:style-name="T278">matchers</text:span><text:span text:style-name="T94">.get( </text:span><text:span text:style-name="T298">0 </text:span><text:span text:style-name="T94">) ).isSameAs( </text:span><text:span text:style-name="T278">am1 </text:span><text:span text:style-name="T94">);</text:span><text:line-break/><text:span text:style-name="T86">assertThat</text:span><text:span text:style-name="T94">( </text:span><text:span text:style-name="T278">matchers</text:span><text:span text:style-name="T94">.get( </text:span><text:span text:style-name="T298">1 </text:span><text:span text:style-name="T94">) ).isSameAs( </text:span><text:span text:style-name="T278">am2 </text:span><text:span text:style-name="T94">);</text:span><text:line-break/><text:span text:style-name="T86">assertThat</text:span><text:span text:style-name="T94">( </text:span><text:span text:style-name="T278">matchers</text:span><text:span text:style-name="T94">.get( </text:span><text:span text:style-name="T298">2 </text:span><text:span text:style-name="T94">) ).isSameAs( </text:span><text:span text:style-name="T278">am3 </text:span><text:span text:style-name="T94">);</text:span></text:p>
      <text:p text:style-name="P165"><text:span text:style-name="T105">assertThat</text:span><text:span text:style-name="T100">( </text:span><text:span text:style-name="T313">mockingContext</text:span><text:span text:style-name="T100">.p</text:span><text:span text:style-name="T101">ull</text:span><text:span text:style-name="T100">AllArgumentMatchers() ).</text:span><text:span text:style-name="T103">is</text:span><text:span text:style-name="T104">Null</text:span><text:span text:style-name="T100">(); </text:span><text:span text:style-name="T354">// no matchers for second pop</text:span></text:p>
      <text:list xml:id="list214918124913014" text:continue-numbering="true" text:style-name="L7">
        <text:list-item>
          <text:p text:style-name="P147"><text:span text:style-name="T227">Implement <text:s/></text:span><text:span text:style-name="T233">pushArgumentMatcher</text:span><text:span text:style-name="T227"> und </text:span><text:span text:style-name="T238">@Nullable</text:span><text:span text:style-name="T230"> </text:span><text:span text:style-name="T234">pull</text:span><text:span text:style-name="T233">AllArgumentMatchers</text:span><text:span text:style-name="T227"> </text:span></text:p>
        </text:list-item>
        <text:list-item>
          <text:p text:style-name="P131"><text:span text:style-name="T236">in </text:span><text:span text:style-name="T237">StubbingRegistryImplTest</text:span><text:span text:style-name="T187"> <text:s/></text:span></text:p>
        </text:list-item>
      </text:list>
      <text:p text:style-name="P200">@<text:span text:style-name="T378">Test </text:span><text:span text:style-name="T38">findStub_return_stub_with_argument_matchers</text:span><text:span text:style-name="T378"> </text:span></text:p>
      <text:p text:style-name="P174"><text:span text:style-name="T283">InvocationStub</text:span><text:span text:style-name="T140">&lt;</text:span><text:span text:style-name="T295">Object</text:span><text:span text:style-name="T140">&gt; </text:span><text:span text:style-name="T295">stub1 </text:span><text:span text:style-name="T140">= </text:span><text:span text:style-name="T323">registry</text:span><text:span text:style-name="T140">.createStubFor( createInvocation( </text:span><text:span text:style-name="T347">"getObject"</text:span><text:span text:style-name="T140">, </text:span><text:span text:style-name="T274">new </text:span><text:span text:style-name="T140">Object[]{ </text:span><text:span text:style-name="T274">null </text:span><text:span text:style-name="T140">} ),</text:span><text:line-break/><text:span text:style-name="T140"> <text:s text:c="54"/></text:span><text:span text:style-name="T295">Collections</text:span><text:span text:style-name="T140">.</text:span><text:span text:style-name="T141">singletonList</text:span><text:span text:style-name="T140">( </text:span><text:span text:style-name="T274">new </text:span><text:span text:style-name="T140">Any() ) );</text:span><text:line-break/><text:span text:style-name="T295">InvocationStub</text:span><text:span text:style-name="T140">&lt;</text:span><text:span text:style-name="T295">Object</text:span><text:span text:style-name="T140">&gt; </text:span><text:span text:style-name="T295">stub2 </text:span><text:span text:style-name="T140">= </text:span><text:span text:style-name="T323">registry</text:span><text:span text:style-name="T140">.createStubFor( createInvocation( </text:span><text:span text:style-name="T347">"getObject"</text:span><text:span text:style-name="T140">, </text:span><text:span text:style-name="T274">new </text:span><text:span text:style-name="T140">Object[]{ </text:span><text:span text:style-name="T274">null </text:span><text:span text:style-name="T140">} ),</text:span><text:line-break/><text:span text:style-name="T140"> <text:s text:c="54"/></text:span><text:span text:style-name="T295">Collections</text:span><text:span text:style-name="T140">.</text:span><text:span text:style-name="T141">singletonList</text:span><text:span text:style-name="T140">( </text:span><text:span text:style-name="T274">new </text:span><text:span text:style-name="T140">AnyInstanceOf( </text:span><text:span text:style-name="T295">Integer</text:span><text:span text:style-name="T140">.</text:span><text:span text:style-name="T274">class </text:span><text:span text:style-name="T140">) ) );</text:span><text:line-break/><text:line-break/><text:span text:style-name="T141">assertThat</text:span><text:span text:style-name="T140">( </text:span><text:span text:style-name="T323">registry</text:span><text:span text:style-name="T140">.findStubFor( createInvocation( </text:span><text:span text:style-name="T347">"getObject"</text:span><text:span text:style-name="T140">, </text:span><text:span text:style-name="T274">new </text:span><text:span text:style-name="T140">Object() ) ) ).isSameAs( </text:span><text:span text:style-name="T295">stub1 </text:span><text:span text:style-name="T140">);</text:span><text:line-break/><text:span text:style-name="T141">assertThat</text:span><text:span text:style-name="T140">( </text:span><text:span text:style-name="T323">registry</text:span><text:span text:style-name="T140">.findStubFor( createInvocation( </text:span><text:span text:style-name="T347">"getObject"</text:span><text:span text:style-name="T140">, (</text:span><text:span text:style-name="T295">Object</text:span><text:span text:style-name="T140">) </text:span><text:span text:style-name="T274">null </text:span><text:span text:style-name="T140">) ) ).isSameAs( </text:span><text:span text:style-name="T295">stub1 </text:span><text:span text:style-name="T140">);</text:span><text:line-break/><text:span text:style-name="T141">assertThat</text:span><text:span text:style-name="T140">( </text:span><text:span text:style-name="T323">registry</text:span><text:span text:style-name="T140">.findStubFor( createInvocation( </text:span><text:span text:style-name="T347">"getObject"</text:span><text:span text:style-name="T140">, </text:span><text:span text:style-name="T304">1 </text:span><text:span text:style-name="T140">) ) ).isSameAs( </text:span><text:span text:style-name="T295">stub2 </text:span><text:span text:style-name="T140">);</text:span><text:line-break/><text:span text:style-name="T141">assertThat</text:span><text:span text:style-name="T140">( </text:span><text:span text:style-name="T323">registry</text:span><text:span text:style-name="T140">.findStubFor( createInvocation( </text:span><text:span text:style-name="T347">"getObject" </text:span><text:span text:style-name="T140">) ) ).isNull(); </text:span><text:span text:style-name="T356">// not found</text:span></text:p>
      <text:list xml:id="list214919705093539" text:continue-numbering="true" text:style-name="L7">
        <text:list-item>
          <text:p text:style-name="P132"><text:span text:style-name="T236">in </text:span><text:span text:style-name="T237">StubbingRegistryImpl</text:span><text:span text:style-name="T187"> </text:span></text:p>
          <text:list>
            <text:list-item>
              <text:list>
                <text:list-item>
                  <text:list>
                    <text:list-header>
                      <text:p text:style-name="P199"><text:span text:style-name="T259">public </text:span><text:span text:style-name="T108">&lt;</text:span><text:span text:style-name="T366">R</text:span><text:span text:style-name="T108">&gt; </text:span><text:span text:style-name="T284">InvocationStub</text:span><text:span text:style-name="T108">&lt;</text:span><text:span text:style-name="T366">R</text:span><text:span text:style-name="T108">&gt; </text:span><text:span text:style-name="T188">createStubFor</text:span><text:span text:style-name="T108">(</text:span><text:span text:style-name="T284">Invocation </text:span><text:span text:style-name="T108">stabbedInvocation, </text:span><text:span text:style-name="T112">@Nullable </text:span><text:span text:style-name="T286">List</text:span><text:span text:style-name="T110">&lt;</text:span><text:span text:style-name="T286">ArgumentMatcher</text:span><text:span text:style-name="T110">&gt; argumentMatchers</text:span><text:span text:style-name="T108">){</text:span><text:span text:style-name="T375"><text:line-break/></text:span><text:span text:style-name="T108"><text:tab/></text:span><text:span text:style-name="T261">if</text:span><text:span text:style-name="T110">( argumentMatchers </text:span><text:span text:style-name="T111">== null</text:span><text:span text:style-name="T110"> ) argumentMatchers = argumentMatchersFromArguments( stabbedInvocation.getArgs() );</text:span><text:span text:style-name="T376"><text:line-break/></text:span><text:span text:style-name="T108"><text:tab/></text:span><text:span text:style-name="T284">InvocationStub</text:span><text:span text:style-name="T108">&lt;</text:span><text:span text:style-name="T366">R</text:span><text:span text:style-name="T108">&gt; </text:span><text:span text:style-name="T284">newInvocationStub </text:span><text:span text:style-name="T108">= </text:span><text:span text:style-name="T260">new </text:span><text:span text:style-name="T108">InvocationStubImpl&lt;&gt;( stabbedInvocation, </text:span><text:span text:style-name="T110">argumentMatchers</text:span><text:span text:style-name="T108"> );</text:span><text:span text:style-name="T375"><text:line-break/></text:span><text:span text:style-name="T108"><text:tab/></text:span><text:span text:style-name="T315">stubs</text:span><text:span text:style-name="T108">.add( </text:span><text:span text:style-name="T284">newInvocationStub </text:span><text:span text:style-name="T108">);</text:span><text:span text:style-name="T375"><text:line-break/></text:span><text:span text:style-name="T108"><text:tab/></text:span><text:span text:style-name="T260">return </text:span><text:span text:style-name="T284">newInvocationStub</text:span><text:span text:style-name="T108">;</text:span><text:span text:style-name="T375"><text:line-break/></text:span><text:span text:style-name="T108">}</text:span><text:span text:style-name="T374"><text:line-break/></text:span><text:span text:style-name="T262">private </text:span><text:span text:style-name="T287">List</text:span><text:span text:style-name="T113">&lt;</text:span><text:span text:style-name="T287">ArgumentMatcher</text:span><text:span text:style-name="T113">&gt; </text:span><text:span text:style-name="T190">argumentMatchersFromArguments</text:span><text:span text:style-name="T113">( </text:span><text:span text:style-name="T287">Object</text:span><text:span text:style-name="T113">[] args ) {</text:span><text:span text:style-name="T239"><text:line-break/><text:tab/></text:span><text:span text:style-name="T267">return </text:span><text:span text:style-name="T294">Stream</text:span><text:span text:style-name="T138">.</text:span><text:span text:style-name="T139">of</text:span><text:span text:style-name="T138">( args ).map( </text:span><text:span text:style-name="T294">Equals</text:span><text:span text:style-name="T138">::</text:span><text:span text:style-name="T273">new </text:span><text:span text:style-name="T138">).collect( </text:span><text:span text:style-name="T294">Collectors</text:span><text:span text:style-name="T138">.</text:span><text:span text:style-name="T139">toList</text:span><text:span text:style-name="T138">() );</text:span><text:span text:style-name="T377"><text:line-break/></text:span><text:span text:style-name="T113">}</text:span><text:span text:style-name="T240"><text:line-break/></text:span><text:span text:style-name="T259">private boolean </text:span><text:span text:style-name="T189">matchInvocation</text:span><text:span text:style-name="T109">( </text:span><text:span text:style-name="T285">InvocationStub</text:span><text:span text:style-name="T109">&lt;?&gt; stub, </text:span><text:span text:style-name="T285">Invocation </text:span><text:span text:style-name="T109">interceptedInvocation ) {</text:span><text:span text:style-name="T240"><text:line-break/></text:span><text:span text:style-name="T109"><text:tab/></text:span><text:span text:style-name="T259">return </text:span><text:span text:style-name="T285">Objects</text:span><text:span text:style-name="T109">.</text:span><text:span text:style-name="T119">equals</text:span><text:span text:style-name="T109">( stub.getStabbedInvocation().getMethod(), interceptedInvocation.getMethod() )</text:span><text:span text:style-name="T240"><text:line-break/></text:span><text:span text:style-name="T109"><text:tab/> <text:s text:c="6"/>&amp;&amp; matchArguments( </text:span><text:span text:style-name="T113">stub.getArgumentMatchers()</text:span><text:span text:style-name="T109">, interceptedInvocation.getArgs() );</text:span><text:span text:style-name="T240"><text:line-break/></text:span><text:span text:style-name="T109">}</text:span><text:span text:style-name="T240"><text:line-break/></text:span><text:span text:style-name="T259">private boolean </text:span><text:span text:style-name="T189">matchArguments</text:span><text:span text:style-name="T109">( </text:span><text:span text:style-name="T285">List</text:span><text:span text:style-name="T109">&lt;</text:span><text:span text:style-name="T285">ArgumentMatcher</text:span><text:span text:style-name="T109">&gt; stabbedArgs, </text:span><text:span text:style-name="T285">Object</text:span><text:span text:style-name="T109">[] interceptedArgs ) {</text:span><text:span text:style-name="T240"><text:line-break/></text:span><text:span text:style-name="T109"><text:tab/></text:span><text:span text:style-name="T259">assert </text:span><text:span text:style-name="T136">stabbedArgs.size() == interceptedArgs.</text:span><text:span text:style-name="T321">length</text:span><text:span text:style-name="T136">;</text:span><text:span text:style-name="T240"><text:line-break/></text:span><text:span text:style-name="T109"><text:tab/></text:span><text:span text:style-name="T259">for</text:span><text:span text:style-name="T109">( </text:span><text:span text:style-name="T259">int </text:span><text:span text:style-name="T109">i = </text:span><text:span text:style-name="T299">0</text:span><text:span text:style-name="T109">; i &lt; stabbedArgs.size(); i++ ) {</text:span><text:span text:style-name="T240"><text:line-break/></text:span><text:span text:style-name="T109"><text:tab/><text:tab/></text:span><text:span text:style-name="T287">ArgumentMatcher argumentMatcher </text:span><text:span text:style-name="T113">= stabbedArgs.get( i );</text:span><text:span text:style-name="T239"><text:line-break/></text:span><text:span text:style-name="T113"><text:tab/><text:tab/></text:span><text:span text:style-name="T262">if</text:span><text:span text:style-name="T113">( !</text:span><text:span text:style-name="T287">argumentMatcher</text:span><text:span text:style-name="T113">.matches( interceptedArgs[i] ) ) </text:span><text:span text:style-name="T259">return false</text:span><text:span text:style-name="T109">;</text:span><text:span text:style-name="T240"><text:line-break/></text:span><text:span text:style-name="T109"><text:tab/>}</text:span><text:span text:style-name="T240"><text:line-break/></text:span><text:span text:style-name="T109"><text:tab/></text:span><text:span text:style-name="T259">return true</text:span><text:span text:style-name="T109">;}</text:span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33"><text:span text:style-name="T226"><text:s/></text:span><text:span text:style-name="T168">commit -m „argumentsMatchers"</text:span><text:span text:style-name="T226"> </text:span></text:p>
        </text:list-item>
      </text:list>
      <text:p text:style-name="P117"/>
      <text:h text:style-name="P7" text:outline-level="3"><text:soft-page-break/>last_stub_covers_previous</text:h>
      <text:list xml:id="list1778205881" text:style-name="L13">
        <text:list-item>
          <text:p text:style-name="P143"><text:span text:style-name="T359">i</text:span><text:span text:style-name="T360">n </text:span><text:span text:style-name="T40">MyM</text:span><text:span text:style-name="T26">ocker</text:span><text:span text:style-name="T30">Test</text:span><text:span text:style-name="T337"> </text:span></text:p>
        </text:list-item>
      </text:list>
      <text:p text:style-name="P201">@Test <text:span text:style-name="T15">last_stub_covers_previous</text:span> </text:p>
      <text:p text:style-name="P201"><text:span text:style-name="T126">when</text:span><text:span text:style-name="T125">( </text:span><text:span text:style-name="T317">mock</text:span><text:span text:style-name="T125">.getObject( </text:span><text:span text:style-name="T126">any</text:span><text:span text:style-name="T125">() ) ).thenReturn( </text:span><text:span text:style-name="T343">"any" </text:span><text:span text:style-name="T125">);</text:span><text:line-break/><text:span text:style-name="T126">when</text:span><text:span text:style-name="T125">( </text:span><text:span text:style-name="T317">mock</text:span><text:span text:style-name="T125">.getObject( </text:span><text:span text:style-name="T126">any</text:span><text:span text:style-name="T125">( </text:span><text:span text:style-name="T291">String</text:span><text:span text:style-name="T125">.</text:span><text:span text:style-name="T269">class </text:span><text:span text:style-name="T125">) ) ).thenReturn( </text:span><text:span text:style-name="T343">"any(String)-first" </text:span><text:span text:style-name="T125">);</text:span><text:line-break/><text:span text:style-name="T126">when</text:span><text:span text:style-name="T125">( </text:span><text:span text:style-name="T317">mock</text:span><text:span text:style-name="T125">.getObject( </text:span><text:span text:style-name="T126">any</text:span><text:span text:style-name="T125">( </text:span><text:span text:style-name="T291">String</text:span><text:span text:style-name="T125">.</text:span><text:span text:style-name="T269">class </text:span><text:span text:style-name="T125">) ) ).thenReturn( </text:span><text:span text:style-name="T343">"any(String)" </text:span><text:span text:style-name="T125">);</text:span><text:line-break/><text:span text:style-name="T126">when</text:span><text:span text:style-name="T125">( </text:span><text:span text:style-name="T317">mock</text:span><text:span text:style-name="T125">.getObject( </text:span><text:span text:style-name="T126">anyInt</text:span><text:span text:style-name="T125">() ) ).thenReturn( </text:span><text:span text:style-name="T343">"anyInt" </text:span><text:span text:style-name="T125">);</text:span><text:line-break/><text:span text:style-name="T126">when</text:span><text:span text:style-name="T125">( </text:span><text:span text:style-name="T317">mock</text:span><text:span text:style-name="T125">.getObject( </text:span><text:span text:style-name="T126">eq</text:span><text:span text:style-name="T125">( </text:span><text:span text:style-name="T343">"a" </text:span><text:span text:style-name="T125">) ) ).thenReturn( </text:span><text:span text:style-name="T343">"eq(a)" </text:span><text:span text:style-name="T125">);</text:span><text:line-break/><text:span text:style-name="T126">when</text:span><text:span text:style-name="T125">( </text:span><text:span text:style-name="T317">mock</text:span><text:span text:style-name="T125">.getObject( </text:span><text:span text:style-name="T343">"a" </text:span><text:span text:style-name="T125">) ).thenReturn( </text:span><text:span text:style-name="T343">"a" </text:span><text:span text:style-name="T125">);</text:span><text:line-break/><text:span text:style-name="T126">when</text:span><text:span text:style-name="T125">( </text:span><text:span text:style-name="T317">mock</text:span><text:span text:style-name="T125">.getObject( </text:span><text:span text:style-name="T343">"b" </text:span><text:span text:style-name="T125">) ).thenReturn( </text:span><text:span text:style-name="T343">"b" </text:span><text:span text:style-name="T125">);</text:span><text:line-break/><text:span text:style-name="T126">assertThat</text:span><text:span text:style-name="T125">( </text:span><text:span text:style-name="T317">mock</text:span><text:span text:style-name="T125">.getObject( </text:span><text:span text:style-name="T343">"a" </text:span><text:span text:style-name="T125">) ).isEqualTo( </text:span><text:span text:style-name="T343">"a" </text:span><text:span text:style-name="T125">);</text:span><text:line-break/><text:span text:style-name="T126">assertThat</text:span><text:span text:style-name="T125">( </text:span><text:span text:style-name="T317">mock</text:span><text:span text:style-name="T125">.getObject( </text:span><text:span text:style-name="T343">"b" </text:span><text:span text:style-name="T125">) ).isEqualTo( </text:span><text:span text:style-name="T343">"b" </text:span><text:span text:style-name="T125">);</text:span><text:line-break/><text:span text:style-name="T126">assertThat</text:span><text:span text:style-name="T125">( </text:span><text:span text:style-name="T317">mock</text:span><text:span text:style-name="T125">.getObject( </text:span><text:span text:style-name="T301">456 </text:span><text:span text:style-name="T125">) ).isEqualTo( </text:span><text:span text:style-name="T343">"anyInt" </text:span><text:span text:style-name="T125">);</text:span><text:line-break/><text:span text:style-name="T126">assertThat</text:span><text:span text:style-name="T125">( </text:span><text:span text:style-name="T317">mock</text:span><text:span text:style-name="T125">.getObject( </text:span><text:span text:style-name="T343">"cde" </text:span><text:span text:style-name="T125">) ).isEqualTo( </text:span><text:span text:style-name="T343">"any(String)" </text:span><text:span text:style-name="T125">);</text:span><text:line-break/><text:span text:style-name="T126">assertThat</text:span><text:span text:style-name="T125">( </text:span><text:span text:style-name="T317">mock</text:span><text:span text:style-name="T125">.getObject( </text:span><text:span text:style-name="T269">new </text:span><text:span text:style-name="T125">Object() ) ).isEqualTo( </text:span><text:span text:style-name="T343">"any" </text:span><text:span text:style-name="T125">);</text:span><text:line-break/><text:span text:style-name="T126">assertThat</text:span><text:span text:style-name="T125">( </text:span><text:span text:style-name="T317">mock</text:span><text:span text:style-name="T125">.getObject( </text:span><text:span text:style-name="T269">null </text:span><text:span text:style-name="T125">) ).isEqualTo( </text:span><text:span text:style-name="T343">"any" </text:span><text:span text:style-name="T125">);</text:span></text:p>
      <text:list xml:id="list214918365233713" text:continue-numbering="true" text:style-name="L13">
        <text:list-item>
          <text:p text:style-name="P96"><text:s/><text:span text:style-name="T165">commit -m „last_stub_covers_previous"</text:span> </text:p>
        </text:list-item>
      </text:list>
      <text:p text:style-name="P203"/>
      <text:h text:style-name="P2" text:outline-level="3">argumentMatchers_or</text:h>
      <text:list xml:id="list79691388" text:style-name="L21">
        <text:list-item>
          <text:p text:style-name="P144"><text:span text:style-name="T359">i</text:span><text:span text:style-name="T360">n </text:span><text:span text:style-name="T40">MyM</text:span><text:span text:style-name="T26">ocker</text:span><text:span text:style-name="T30">Test</text:span><text:span text:style-name="T337"> </text:span></text:p>
          <text:p text:style-name="P97">@Test <text:span text:style-name="T15">argumentMatchers_or</text:span> </text:p>
          <text:p text:style-name="P118"><text:span text:style-name="T133">when</text:span><text:span text:style-name="T131">( </text:span><text:span text:style-name="T319">mock</text:span><text:span text:style-name="T131">.getObject( </text:span><text:span text:style-name="T133">or</text:span><text:span text:style-name="T131">( </text:span><text:span text:style-name="T133">eq</text:span><text:span text:style-name="T131">( </text:span><text:span text:style-name="T345">"1" </text:span><text:span text:style-name="T131">), </text:span><text:span text:style-name="T133">any</text:span><text:span text:style-name="T131">( </text:span><text:span text:style-name="T293">Double</text:span><text:span text:style-name="T131">.</text:span><text:span text:style-name="T272">class </text:span><text:span text:style-name="T131">) ) ) ).thenReturn( </text:span><text:span text:style-name="T345">"1_or_double" </text:span><text:span text:style-name="T131">);</text:span><text:line-break/><text:span text:style-name="T133">when</text:span><text:span text:style-name="T131">( </text:span><text:span text:style-name="T319">mock</text:span><text:span text:style-name="T131">.getObject( </text:span><text:span text:style-name="T133">or</text:span><text:span text:style-name="T131">( </text:span><text:span text:style-name="T133">eq</text:span><text:span text:style-name="T131">( </text:span><text:span text:style-name="T345">"a" </text:span><text:span text:style-name="T131">), </text:span><text:span text:style-name="T133">eq</text:span><text:span text:style-name="T131">( </text:span><text:span text:style-name="T345">"b" </text:span><text:span text:style-name="T131">), </text:span><text:span text:style-name="T133">anyInt</text:span><text:span text:style-name="T131">() ) ) ).thenReturn( </text:span><text:span text:style-name="T345">"a_or_b_or_int" </text:span><text:span text:style-name="T131">);</text:span><text:line-break/><text:span text:style-name="T133">assertThat</text:span><text:span text:style-name="T131">( </text:span><text:span text:style-name="T319">mock</text:span><text:span text:style-name="T131">.getObject( </text:span><text:span text:style-name="T345">"1" </text:span><text:span text:style-name="T131">) ).isEqualTo( </text:span><text:span text:style-name="T345">"1_or_double" </text:span><text:span text:style-name="T131">);</text:span><text:line-break/><text:span text:style-name="T133">assertThat</text:span><text:span text:style-name="T131">( </text:span><text:span text:style-name="T319">mock</text:span><text:span text:style-name="T131">.getObject( </text:span><text:span text:style-name="T303">1d </text:span><text:span text:style-name="T131">) ).isEqualTo( </text:span><text:span text:style-name="T345">"1_or_double" </text:span><text:span text:style-name="T131">);</text:span><text:line-break/><text:span text:style-name="T133">assertThat</text:span><text:span text:style-name="T131">( </text:span><text:span text:style-name="T319">mock</text:span><text:span text:style-name="T131">.getObject( </text:span><text:span text:style-name="T345">"a" </text:span><text:span text:style-name="T131">) ).isEqualTo( </text:span><text:span text:style-name="T345">"a_or_b_or_int" </text:span><text:span text:style-name="T131">);</text:span><text:line-break/><text:span text:style-name="T133">assertThat</text:span><text:span text:style-name="T131">( </text:span><text:span text:style-name="T319">mock</text:span><text:span text:style-name="T131">.getObject( </text:span><text:span text:style-name="T345">"b" </text:span><text:span text:style-name="T131">) ).isEqualTo( </text:span><text:span text:style-name="T345">"a_or_b_or_int" </text:span><text:span text:style-name="T131">);</text:span><text:line-break/><text:span text:style-name="T133">assertThat</text:span><text:span text:style-name="T131">( </text:span><text:span text:style-name="T319">mock</text:span><text:span text:style-name="T131">.getObject( </text:span><text:span text:style-name="T303">99 </text:span><text:span text:style-name="T131">) ).isEqualTo( </text:span><text:span text:style-name="T345">"a_or_b_or_int" </text:span><text:span text:style-name="T131">);</text:span></text:p>
          <text:p text:style-name="P119"><text:span text:style-name="T133">assertThat</text:span><text:span text:style-name="T131">( </text:span><text:span text:style-name="T319">mock</text:span><text:span text:style-name="T131">.getObject( </text:span><text:span text:style-name="T303">1L </text:span><text:span text:style-name="T131">) ).isNull(); </text:span><text:span text:style-name="T355">// long is not implicit assignable to int or double</text:span><text:line-break/><text:span text:style-name="T133">assertThat</text:span><text:span text:style-name="T131">( </text:span><text:span text:style-name="T319">mock</text:span><text:span text:style-name="T131">.getObject( </text:span><text:span text:style-name="T345">"c" </text:span><text:span text:style-name="T131">) ).isNull();</text:span></text:p>
        </text:list-item>
        <text:list-item>
          <text:p text:style-name="P100"><text:span text:style-name="T396">create</text:span> <text:s/><text:span text:style-name="T43">ArgumentMatchers.</text:span><text:span text:style-name="T39">or( Object, Object, Object... )</text:span><text:span text:style-name="T358"> (all @Nullable)</text:span></text:p>
          <text:p text:style-name="P122"><text:span text:style-name="T292">ArgumentMatcher m1 </text:span><text:span text:style-name="T128">= </text:span><text:span text:style-name="T292">MockingContext</text:span><text:span text:style-name="T128">.</text:span><text:span text:style-name="T129">get</text:span><text:span text:style-name="T128">().popArgumentMatcher();</text:span><text:line-break/><text:span text:style-name="T292">ArgumentMatcher m2 </text:span><text:span text:style-name="T128">= </text:span><text:span text:style-name="T292">MockingContext</text:span><text:span text:style-name="T128">.</text:span><text:span text:style-name="T129">get</text:span><text:span text:style-name="T128">().popArgumentMatcher();</text:span><text:line-break/><text:span text:style-name="T292">ArgumentMatcher</text:span><text:span text:style-name="T128">[] </text:span><text:span text:style-name="T292">otherMatchers </text:span><text:span text:style-name="T128">= </text:span><text:span text:style-name="T292">Stream</text:span><text:span text:style-name="T128">.</text:span><text:span text:style-name="T129">of</text:span><text:span text:style-name="T128">( other )</text:span><text:line-break/><text:span text:style-name="T128"> <text:s text:c="39"/>.map( m -&gt; </text:span><text:span text:style-name="T292">MockingContext</text:span><text:span text:style-name="T128">.</text:span><text:span text:style-name="T129">get</text:span><text:span text:style-name="T128">().popArgumentMatcher() )</text:span><text:line-break/><text:span text:style-name="T128"> <text:s text:c="39"/>.toArray( </text:span><text:span text:style-name="T292">ArgumentMatcher</text:span><text:span text:style-name="T128">[]::</text:span><text:span text:style-name="T270">new </text:span><text:span text:style-name="T128">);</text:span><text:line-break/><text:span text:style-name="T129">pushArgumentMatcher</text:span><text:span text:style-name="T128">( </text:span><text:span text:style-name="T270">new </text:span><text:span text:style-name="T128">OrMatcher( </text:span><text:span text:style-name="T292">m1</text:span><text:span text:style-name="T128">, </text:span><text:span text:style-name="T292">m2</text:span><text:span text:style-name="T128">, </text:span><text:span text:style-name="T292">otherMatchers </text:span><text:span text:style-name="T128">) );</text:span><text:line-break/><text:span text:style-name="T270">return null</text:span><text:span text:style-name="T128">;</text:span></text:p>
        </text:list-item>
        <text:list-item>
          <text:p text:style-name="P101"><text:span text:style-name="T358">create, implement </text:span><text:span text:style-name="T39">MockingContext.popArgumentMatcher()</text:span><text:span text:style-name="T358"> (zuerst empty)</text:span></text:p>
        </text:list-item>
        <text:list-item>
          <text:p text:style-name="P104"><text:span text:style-name="T358">create class </text:span><text:span text:style-name="T39">OrMatcher( AM, AM, <text:s/>AM... )</text:span><text:span text:style-name="T358"> (zuerst empty)</text:span></text:p>
        </text:list-item>
        <text:list-item>
          <text:p text:style-name="P101">in <text:s/><text:span text:style-name="T39">MockingContextImplTest</text:span><text:span text:style-name="T358"> </text:span></text:p>
          <text:list>
            <text:list-item>
              <text:p text:style-name="P105"><text:span text:style-name="T358">create @Nested class </text:span><text:span text:style-name="T39">ArgumentMatchers</text:span><text:span text:style-name="T358"> and move am1-3 to fields and pushs into </text:span><text:span text:style-name="T39">setUp</text:span><text:span text:style-name="T358"> </text:span></text:p>
            </text:list-item>
          </text:list>
          <text:p text:style-name="P105"><text:span text:style-name="T358">2. @Test </text:span><text:span text:style-name="T39">pullAllArgumentMatchers_second_pull_returns_null</text:span></text:p>
          <text:p text:style-name="P105"><text:span text:style-name="T134">assertThat</text:span><text:span text:style-name="T132">( </text:span><text:span text:style-name="T320">mockingContext</text:span><text:span text:style-name="T132">.pullAllArgumentMatchers() ).as( </text:span><text:span text:style-name="T346">"first pull" </text:span><text:span text:style-name="T132">).isNotNull();</text:span><text:span text:style-name="T154"><text:line-break/></text:span><text:span text:style-name="T135">assertThat</text:span><text:span text:style-name="T132">( </text:span><text:span text:style-name="T320">mockingContext</text:span><text:span text:style-name="T132">.pullAllArgumentMatchers() ).as( </text:span><text:span text:style-name="T346">"second pull =&gt; null" </text:span><text:span text:style-name="T132">).isNull();</text:span></text:p>
          <text:list text:continue-numbering="true">
            <text:list-item>
              <text:p text:style-name="P105"><text:span text:style-name="T358">@Test </text:span><text:span text:style-name="T39">popArgumentMatcher_pops_in_correct_order</text:span><text:span text:style-name="T358"> </text:span></text:p>
              <text:p text:style-name="P105"><text:span text:style-name="T127">assertThat</text:span><text:span text:style-name="T125">( </text:span><text:span text:style-name="T317">mockingContext</text:span><text:span text:style-name="T125">.popArgumentMatcher() ).isSameAs( </text:span><text:span text:style-name="T317">am3 </text:span><text:span text:style-name="T125">);</text:span><text:line-break/><text:span text:style-name="T126">assertThat</text:span><text:span text:style-name="T125">( </text:span><text:span text:style-name="T317">mockingContext</text:span><text:span text:style-name="T125">.popArgumentMatcher() ).isSameAs( </text:span><text:span text:style-name="T317">am2 </text:span><text:span text:style-name="T125">);</text:span><text:line-break/><text:span text:style-name="T126">assertThat</text:span><text:span text:style-name="T125">( </text:span><text:span text:style-name="T317">mockingContext</text:span><text:span text:style-name="T125">.popArgumentMatcher() ).isSameAs( </text:span><text:span text:style-name="T317">am1 </text:span><text:span text:style-name="T125">);</text:span></text:p>
            </text:list-item>
            <text:list-item>
              <text:p text:style-name="P105"><text:span text:style-name="T81">@Test </text:span><text:span text:style-name="T72">popArgumentMatcher_exception_if_nothing_to_pop</text:span><text:span text:style-name="T81"> </text:span></text:p>
              <text:p text:style-name="P121"><text:span text:style-name="T320">mockingContext</text:span><text:span text:style-name="T131">.popArgumentMatcher(); </text:span><text:span text:style-name="T355">// <text:s/>am1</text:span><text:line-break/><text:span text:style-name="T319">mockingContext</text:span><text:span text:style-name="T131">.popArgumentMatcher(); </text:span><text:span text:style-name="T355">// <text:s/>am2</text:span><text:line-break/><text:span text:style-name="T319">mockingContext</text:span><text:span text:style-name="T131">.popArgumentMatcher(); </text:span><text:span text:style-name="T355">// <text:s/>am3</text:span><text:line-break/><text:span text:style-name="T133">assertThrows</text:span><text:span text:style-name="T131">( </text:span><text:span text:style-name="T293">IllegalStateException</text:span><text:span text:style-name="T131">.</text:span><text:span text:style-name="T272">class</text:span><text:span text:style-name="T131">, </text:span><text:span text:style-name="T319">mockingContext</text:span><text:span text:style-name="T131">::popArgumentMatcher );</text:span></text:p>
            </text:list-item>
          </text:list>
        </text:list-item>
        <text:list-item>
          <text:p text:style-name="P152"><text:soft-page-break/><text:span text:style-name="T231"><text:s/>implement <text:s/></text:span><text:span text:style-name="T235">MockingContextImpl.popArgumentMatcher </text:span></text:p>
          <text:p text:style-name="P146"><text:span text:style-name="T268">if</text:span><text:span text:style-name="T130">( </text:span><text:span text:style-name="T318">matchers </text:span><text:span text:style-name="T130">!= </text:span><text:span text:style-name="T271">null </text:span><text:span text:style-name="T130">&amp;&amp; !</text:span><text:span text:style-name="T318">matchers</text:span><text:span text:style-name="T130">.isEmpty() ) {</text:span><text:line-break/><text:span text:style-name="T130"><text:tab/></text:span><text:span text:style-name="T271">return </text:span><text:span text:style-name="T318">matchers</text:span><text:span text:style-name="T130">.remove( </text:span><text:span text:style-name="T318">matchers</text:span><text:span text:style-name="T130">.size() - </text:span><text:span text:style-name="T302">1 </text:span><text:span text:style-name="T130">);</text:span><text:line-break/><text:span text:style-name="T130">}</text:span><text:line-break/><text:span text:style-name="T271">else throw new </text:span><text:span text:style-name="T130">IllegalStateException( </text:span><text:span text:style-name="T344">"No matchers to pop" </text:span><text:span text:style-name="T130">);</text:span></text:p>
        </text:list-item>
        <text:list-item>
          <text:p text:style-name="P106"><text:span text:style-name="T358">implement <text:s/></text:span><text:span text:style-name="T44">OrMatcher</text:span><text:span text:style-name="T361"> </text:span></text:p>
        </text:list-item>
        <text:list-item>
          <text:p text:style-name="P108"><text:span text:style-name="T361">J</text:span><text:span text:style-name="T358">etzt haben wir es sogar besser als in Mockito, Mockito hat nur 2-argumnets OR</text:span></text:p>
        </text:list-item>
        <text:list-item>
          <text:p text:style-name="P102"><text:span text:style-name="T358"><text:s/></text:span><text:span text:style-name="T165">commit -m „argumentMatchers_or"</text:span><text:span text:style-name="T362"> </text:span><text:span text:style-name="T358"><text:s/></text:span></text:p>
        </text:list-item>
      </text:list>
      <text:p text:style-name="P126"/>
      <text:p text:style-name="P126"/>
      <text:h text:style-name="P2" text:outline-level="3">argumentMatchers_<text:span text:style-name="T397">custom_matcher</text:span></text:h>
      <text:list xml:id="list4232719713" text:style-name="L23">
        <text:list-item>
          <text:p text:style-name="P145"><text:span text:style-name="T359">i</text:span><text:span text:style-name="T360">n </text:span><text:span text:style-name="T40">MyM</text:span><text:span text:style-name="T26">ocker</text:span><text:span text:style-name="T30">Test</text:span><text:span text:style-name="T337"> </text:span></text:p>
          <text:p text:style-name="P98"><text:span text:style-name="T335">@Test </text:span><text:span text:style-name="T331">argumentMatchers_custom_matcher</text:span><text:span text:style-name="T335"> </text:span></text:p>
        </text:list-item>
      </text:list>
      <text:p text:style-name="P120"><text:span text:style-name="T123">when</text:span><text:span text:style-name="T131">( </text:span><text:span text:style-name="T319">mock</text:span><text:span text:style-name="T131">.getObject( </text:span><text:span text:style-name="T133">argThat</text:span><text:span text:style-name="T131">( o -&gt; o </text:span><text:span text:style-name="T272">instanceof </text:span><text:span text:style-name="T293">String </text:span><text:span text:style-name="T131">&amp;&amp; ( (</text:span><text:span text:style-name="T293">String</text:span><text:span text:style-name="T131">) o ).startsWith( </text:span><text:span text:style-name="T345">"a" </text:span><text:span text:style-name="T131">) &amp;&amp; ( (</text:span><text:span text:style-name="T293">String</text:span><text:span text:style-name="T131">) o ).endsWith( </text:span><text:span text:style-name="T345">"b" </text:span><text:span text:style-name="T131">) ) ) )</text:span><text:line-break/><text:span text:style-name="T131"><text:tab/><text:tab/>.thenReturn( </text:span><text:span text:style-name="T345">"a...b" </text:span><text:span text:style-name="T131">);</text:span><text:line-break/><text:span text:style-name="T133">assertThat</text:span><text:span text:style-name="T131">( </text:span><text:span text:style-name="T319">mock</text:span><text:span text:style-name="T131">.getObject( </text:span><text:span text:style-name="T345">"aaaab" </text:span><text:span text:style-name="T131">) ).isEqualTo( </text:span><text:span text:style-name="T345">"a...b" </text:span><text:span text:style-name="T131">);</text:span><text:line-break/><text:span text:style-name="T133">assertThat</text:span><text:span text:style-name="T131">( </text:span><text:span text:style-name="T319">mock</text:span><text:span text:style-name="T131">.getObject( </text:span><text:span text:style-name="T345">"abbbb" </text:span><text:span text:style-name="T131">) ).isEqualTo( </text:span><text:span text:style-name="T345">"a...b" </text:span><text:span text:style-name="T131">);</text:span><text:line-break/><text:span text:style-name="T133">assertThat</text:span><text:span text:style-name="T131">( </text:span><text:span text:style-name="T319">mock</text:span><text:span text:style-name="T131">.getObject( </text:span><text:span text:style-name="T345">"ab" </text:span><text:span text:style-name="T131">) ).isEqualTo( </text:span><text:span text:style-name="T345">"a...b" </text:span><text:span text:style-name="T131">);</text:span><text:line-break/><text:span text:style-name="T133">assertThat</text:span><text:span text:style-name="T131">( </text:span><text:span text:style-name="T319">mock</text:span><text:span text:style-name="T131">.getObject( </text:span><text:span text:style-name="T345">"a" </text:span><text:span text:style-name="T131">) ).isNull();</text:span><text:line-break/><text:span text:style-name="T133">assertThat</text:span><text:span text:style-name="T131">( </text:span><text:span text:style-name="T319">mock</text:span><text:span text:style-name="T131">.getObject( </text:span><text:span text:style-name="T345">"b" </text:span><text:span text:style-name="T131">) ).isNull();</text:span></text:p>
      <text:list xml:id="list214919896733800" text:continue-numbering="true" text:style-name="L23">
        <text:list-item>
          <text:p text:style-name="P107"><text:span text:style-name="T335">a</text:span><text:span text:style-name="T334">dd method <text:s/></text:span><text:span text:style-name="T330">A</text:span><text:span text:style-name="T331">rgumentMatchers.argThat </text:span></text:p>
        </text:list-item>
        <text:list-item>
          <text:p text:style-name="P103"><text:span text:style-name="T166">commit -m „argumentMatchers_custom_matcher"</text:span></text:p>
        </text:list-item>
      </text:list>
      <text:p text:style-name="P99"><text:span text:style-name="T250"/></text:p>
      <text:p text:style-name="P1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JetBrains Mono1" svg:font-family="'JetBrains Mono'" style:font-family-generic="swiss" style:font-pitch="variable"/>
    <style:font-face style:name="JetBrains Mono2" svg:font-family="'JetBrains Mono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="Arial1" fo:font-family="Arial" style:font-family-generic="swiss" style:font-pitch="variable"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-1.3cm" fo:text-align="end" style:justify-single-word="false" fo:text-indent="0cm" style:auto-text-indent="false" style:page-number="auto" fo:background-color="transparent" text:number-lines="false" text:line-number="0" style:vertical-align="top">
        <style:tab-stops>
          <style:tab-stop style:position="8.5cm" style:type="center"/>
        </style:tab-stops>
      </style:paragraph-properties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953cm" fo:margin-bottom="0.04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1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svg:height="0.801cm" fo:margin-left="0cm" fo:margin-right="0cm" fo:margin-top="0.101cm" fo:background-color="transparent" style:dynamic-spacing="false" draw:fill="none" draw:fill-color="#ff7b59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3T12:34:21.495000000</meta:creation-date>
    <dc:date>2021-10-31T21:49:17.478000000</dc:date>
    <meta:editing-duration>P1DT15H11M10S</meta:editing-duration>
    <meta:editing-cycles>195</meta:editing-cycles>
    <meta:generator>LibreOffice/7.1.5.2$Windows_X86_64 LibreOffice_project/85f04e9f809797b8199d13c421bd8a2b025d52b5</meta:generator>
    <meta:document-statistic meta:table-count="0" meta:image-count="0" meta:object-count="0" meta:page-count="10" meta:paragraph-count="288" meta:word-count="2562" meta:character-count="22042" meta:non-whitespace-character-count="19494"/>
  </office:meta>
</office:document-meta>
</file>